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F000000DD000000DDFDE21E31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673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055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7256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0.628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8453in"/>
    </style:style>
    <style:style style:name="co14" style:family="table-column">
      <style:table-column-properties fo:break-before="auto" style:column-width="0.7417in"/>
    </style:style>
    <style:style style:name="co15" style:family="table-column">
      <style:table-column-properties fo:break-before="auto" style:column-width="1.1272in"/>
    </style:style>
    <style:style style:name="co16" style:family="table-column">
      <style:table-column-properties fo:break-before="auto" style:column-width="0.6701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0.961in"/>
    </style:style>
    <style:style style:name="co19" style:family="table-column">
      <style:table-column-properties fo:break-before="auto" style:column-width="1.1992in"/>
    </style:style>
    <style:style style:name="co20" style:family="table-column">
      <style:table-column-properties fo:break-before="auto" style:column-width="0.8882in"/>
    </style:style>
    <style:style style:name="co21" style:family="table-column">
      <style:table-column-properties fo:break-before="auto" style:column-width="0.7846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1.0543in"/>
    </style:style>
    <style:style style:name="co24" style:family="table-column">
      <style:table-column-properties fo:break-before="auto" style:column-width="0.91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/>
      <style:paragraph-properties fo:text-align="center" fo:margin-left="0in"/>
      <style:text-properties style:font-weight-asian="normal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83caff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0.0008in solid #000000" fo:border-top="0.0008in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ackground-color="#83caff"/>
      <style:text-properties style:use-window-font-color="true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#ccffff"/>
    </style:style>
    <style:style style:name="ce26" style:family="table-cell" style:parent-style-name="Default">
      <style:table-cell-properties fo:wrap-option="wrap"/>
      <style:text-properties style:font-name="Arial" style:font-name-asian="WenQuanYi Zen Hei" style:font-name-complex="Lohit Devanagari"/>
    </style:style>
    <style:style style:name="ce27" style:family="table-cell" style:parent-style-name="Default">
      <style:table-cell-properties fo:background-color="#aecf00"/>
    </style:style>
    <style:style style:name="ce28" style:family="table-cell" style:parent-style-name="Default">
      <style:table-cell-properties fo:border-bottom="none" fo:border-left="none" fo:border-right="0.0008in solid #000000" fo:border-top="none"/>
    </style:style>
    <style:style style:name="ce29" style:family="table-cell" style:parent-style-name="Default">
      <style:table-cell-properties fo:border-bottom="0.0008in solid #000000" fo:border-left="none" fo:border-right="0.0008in solid #000000" fo:border-top="none"/>
    </style:style>
    <style:style style:name="ce30" style:family="table-cell" style:parent-style-name="Default">
      <style:text-properties fo:color="#ff0000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EAD-4nodes" table:style-name="ta1" table:print="false">
        <office:forms form:automatic-focus="false" form:apply-design-mode="false"/>
        <table:shapes>
          <draw:frame draw:z-index="0" draw:style-name="gr1" svg:width="7.5402in" svg:height="4.7697in" svg:x="0.0732in" svg:y="12.7894in">
            <draw:object draw:notify-on-update-of-ranges="'READ-4nodes'.A21:'READ-4nodes'.A32 'READ-4nodes'.C20:'READ-4nodes'.C20 'READ-4nodes'.C21:'READ-4nodes'.C32 'READ-4nodes'.K20:'READ-4nodes'.K20 'READ-4nodes'.K21:'READ-4nodes'.K32 'READ-4nodes'.G20:'READ-4nodes'.G20 'READ-4nodes'.G21:'READ-4nodes'.G32 'READ-4nodes'.E20:'READ-4nodes'.E20 'READ-4nodes'.E21:'READ-4nodes'.E32 'READ-4nodes'.I20:'READ-4nodes'.I20 'READ-4nodes'.I21:'READ-4nodes'.I32 'READ-4nodes'.M20:'READ-4nodes'.M20 'READ-4nodes'.M21:'READ-4nodes'.M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8024in" svg:height="4.5094in" svg:x="0in" svg:y="16.8724in">
            <draw:object draw:notify-on-update-of-ranges="'READ-4nodes'.A21:'READ-4nodes'.A32 'READ-4nodes'.C20:'READ-4nodes'.C20 'READ-4nodes'.C21:'READ-4nodes'.C32 'READ-4nodes'.E20:'READ-4nodes'.E20 'READ-4nodes'.E21:'READ-4nodes'.E32 'READ-4nodes'.G20:'READ-4nodes'.G20 'READ-4nodes'.G21:'READ-4nodes'.G32 'READ-4nodes'.I20:'READ-4nodes'.I20 'READ-4nodes'.I21:'READ-4nodes'.I32 'READ-4nodes'.K20:'READ-4nodes'.K20 'READ-4nodes'.K21:'READ-4nodes'.K32 'READ-4nodes'.M20:'READ-4nodes'.M20 'READ-4nodes'.M21:'READ-4nodes'.M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9"/>
        <table:table-column table:style-name="co2" table:number-columns-repeated="20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REA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2">
          <table:table-cell table:style-name="ce1"/>
          <table:table-cell/>
          <table:table-cell table:style-name="ce9" office:value-type="string" table:number-columns-spanned="7" table:number-rows-spanned="1">
            <text:p>Throughput MB/s </text:p>
            <text:p>(4 slaves, 1 replication)</text:p>
          </table:table-cell>
          <table:covered-table-cell table:number-columns-repeated="2"/>
          <table:covered-table-cell table:style-name="ce5"/>
          <table:covered-table-cell/>
          <table:covered-table-cell table:style-name="ce5"/>
          <table:covered-table-cell/>
          <table:table-cell table:style-name="ce5"/>
          <table:table-cell table:style-name="ce5" office:value-type="string" table:number-columns-spanned="7" table:number-rows-spanned="1">
            <text:p>Throughput MB/s <text:s/></text:p>
            <text:p>(4 slaves, 2 replication)</text:p>
          </table:table-cell>
          <table:covered-table-cell table:style-name="ce5"/>
          <table:covered-table-cell/>
          <table:covered-table-cell table:style-name="ce5"/>
          <table:covered-table-cell table:number-columns-repeated="3"/>
          <table:table-cell/>
          <table:table-cell table:style-name="ce9" office:value-type="string" table:number-columns-spanned="7" table:number-rows-spanned="1">
            <text:p>Throughput MB/s </text:p>
            <text:p>(4 slaves, 3 replication)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office:value-type="string">
            <text:p>block size</text:p>
          </table:table-cell>
          <table:table-cell office:value-type="string">
            <text:p>&amp;</text:p>
          </table:table-cell>
          <table:table-cell table:style-name="ce9" office:value-type="string" table:number-columns-spanned="3" table:number-rows-spanned="1">
            <text:p><text:span text:style-name="T1">HDFS Java API</text:span></text:p>
            <text:p>1 replication</text:p>
          </table:table-cell>
          <table:covered-table-cell table:number-columns-repeated="2"/>
          <table:table-cell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1 replication</text:span></text:p>
          </table:table-cell>
          <table:covered-table-cell table:number-columns-repeated="2" table:style-name="ce5"/>
          <table:table-cell table:style-name="ce9" office:value-type="string">
            <text:p>&amp;</text:p>
          </table:table-cell>
          <table:table-cell table:style-name="ce17" office:value-type="string" table:number-columns-spanned="3" table:number-rows-spanned="1">
            <text:p><text:span text:style-name="T1">HDFS Java API</text:span></text:p>
            <text:p><text:span text:style-name="T2">2 replications</text:span></text:p>
          </table:table-cell>
          <table:covered-table-cell table:style-name="ce5"/>
          <table:covered-table-cell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2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HDFS Java API</text:span></text:p>
            <text:p><text:span text:style-name="T2">3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3 replications</text:span></text:p>
          </table:table-cell>
          <table:covered-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float" office:value="56.402075">
            <text:p>56.4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4555824649951">
            <text:p>52.46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6.402075">
            <text:p>56.4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2446305215022">
            <text:p>52.24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8.254052">
            <text:p>58.2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0993188065977">
            <text:p>52.1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office:value-type="float" office:value="53.382961">
            <text:p>53.38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4095044246348">
            <text:p>52.41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382961">
            <text:p>53.38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3856151615576">
            <text:p>53.3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8.099418">
            <text:p>58.1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8548768784041">
            <text:p>52.85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54.305433">
            <text:p>54.31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31.8771334223805">
            <text:p>31.88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4.305433">
            <text:p>54.31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4504586819913">
            <text:p>52.4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7.21499">
            <text:p>57.21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3.0672992983265">
            <text:p>53.07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office:value-type="float" office:value="56.083379">
            <text:p>56.08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5411264677104">
            <text:p>52.54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6.083379">
            <text:p>56.08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3601032795944">
            <text:p>52.36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7.190818">
            <text:p>57.1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7027068474776">
            <text:p>52.7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55.853924">
            <text:p>55.8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3.1530978816775">
            <text:p>53.15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5.853924">
            <text:p>55.85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1364145737588">
            <text:p>52.14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9.539218">
            <text:p>59.54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4641243282853">
            <text:p>52.46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office:value-type="float" office:value="55.072184">
            <text:p>55.07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3.449382444673">
            <text:p>53.45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5.072184">
            <text:p>55.07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4157085184694">
            <text:p>53.42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8.592216">
            <text:p>58.5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5496962159517">
            <text:p>52.55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56.119329">
            <text:p>56.12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3396886574826">
            <text:p>52.34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6.119329">
            <text:p>56.12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2268606476128">
            <text:p>53.23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8.097951">
            <text:p>58.1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9156435798049">
            <text:p>52.92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office:value-type="float" office:value="56.672727">
            <text:p>56.67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1.9631927195897">
            <text:p>51.96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6.672727">
            <text:p>56.67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0585599123876">
            <text:p>53.06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9.487989">
            <text:p>59.4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0.8253963558921">
            <text:p>50.83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54.566272">
            <text:p>54.57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1465407710734">
            <text:p>52.15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4.57">
            <text:p>54.57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351595252023">
            <text:p>52.3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9.389516">
            <text:p>59.3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1.8594771110324">
            <text:p>51.86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office:value-type="float" office:value="55.789703">
            <text:p>55.7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1.9548131813197">
            <text:p>51.95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5.789703">
            <text:p>55.79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1.6996995250169">
            <text:p>51.7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5.39298">
            <text:p>55.3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2192271224351">
            <text:p>52.22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office:value-type="float" office:value="56.46138">
            <text:p>56.46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3.08">
            <text:p>53.08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6.46138">
            <text:p>56.46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48.57">
            <text:p>48.57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8.166339">
            <text:p>58.17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style-name="ce22" office:value-type="string">
            <text:p>N/A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office:value-type="float" office:value="55.492778">
            <text:p>55.4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69">
            <text:p>52.69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5.492778">
            <text:p>55.49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48.29">
            <text:p>48.29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style-name="ce16" office:value-type="string">
            <text:p>N/A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style-name="ce22" office:value-type="string">
            <text:p>N/A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3">
          <table:table-cell table:style-name="ce1" office:value-type="string">
            <text:p>average</text:p>
          </table:table-cell>
          <table:table-cell office:value-type="string">
            <text:p>&amp;</text:p>
          </table:table-cell>
          <table:table-cell table:formula="of:=AVERAGE([.C4:.C15])" office:value-type="float" office:value="55.5168454166667">
            <text:p>55.52</text:p>
          </table:table-cell>
          <table:table-cell table:style-name="Default"/>
          <table:table-cell/>
          <table:table-cell table:style-name="ce5" office:value-type="string">
            <text:p>&amp;</text:p>
          </table:table-cell>
          <table:table-cell table:formula="of:=AVERAGE([.G4:.G15])" office:value-type="float" office:value="50.8383385362947">
            <text:p>50.84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formula="of:=AVERAGE([.K4:.K15])" office:value-type="float" office:value="55.5171560833333">
            <text:p>55.52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style-name="ce9" table:formula="of:=AVERAGE([.O4:.O15])" office:value-type="float" office:value="51.9324705061595">
            <text:p>51.93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formula="of:=AVERAGE([.S4:.S15])" office:value-type="float" office:value="58.1295897272727">
            <text:p>58.13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formula="of:=AVERAGE([.W4:.W15])" office:value-type="float" office:value="52.3557766544207">
            <text:p>52.36</text:p>
          </table:table-cell>
          <table:table-cell table:number-columns-repeated="2"/>
          <table:table-cell table:style-name="ce5" office:value-type="string">
            <text:p>\\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style-name="ce9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style-name="ce2"/>
          <table:table-cell table:style-name="ce6" office:value-type="string" table:number-columns-spanned="13" table:number-rows-spanned="1">
            <text:p>AVERAGE Throughput</text:p>
          </table:table-cell>
          <table:covered-table-cell table:number-columns-repeated="3" table:style-name="ce10"/>
          <table:covered-table-cell table:style-name="ce11"/>
          <table:covered-table-cell table:number-columns-repeated="3" table:style-name="ce10"/>
          <table:covered-table-cell table:style-name="ce11"/>
          <table:covered-table-cell table:number-columns-repeated="3" table:style-name="ce10"/>
          <table:covered-table-cell table:style-name="ce18"/>
          <table:table-cell table:style-name="ce15"/>
          <table:table-cell table:number-columns-repeated="13"/>
        </table:table-row>
        <table:table-row table:style-name="ro2">
          <table:table-cell table:style-name="ce2"/>
          <table:table-cell table:style-name="ce7" office:value-type="string" table:number-columns-spanned="4" table:number-rows-spanned="1">
            <text:p>Throughput MB/s </text:p>
            <text:p>(4 slaves, 1 replication)</text:p>
          </table:table-cell>
          <table:covered-table-cell table:style-name="ce11"/>
          <table:covered-table-cell table:style-name="ce10"/>
          <table:covered-table-cell table:style-name="ce13"/>
          <table:table-cell table:style-name="ce13" office:value-type="string" table:number-columns-spanned="4" table:number-rows-spanned="1">
            <text:p>Throughput MB/s <text:s/></text:p>
            <text:p>(4 slaves, 2 replication)</text:p>
          </table:table-cell>
          <table:covered-table-cell table:style-name="ce13"/>
          <table:covered-table-cell table:style-name="ce10"/>
          <table:covered-table-cell table:style-name="ce13"/>
          <table:table-cell table:style-name="ce13" office:value-type="string" table:number-columns-spanned="4" table:number-rows-spanned="1">
            <text:p>Throughput MB/s </text:p>
            <text:p>(4 slaves, 3 replication)</text:p>
          </table:table-cell>
          <table:covered-table-cell table:number-columns-repeated="3" table:style-name="ce10"/>
          <table:table-cell table:style-name="ce19"/>
          <table:table-cell table:style-name="ce15"/>
          <table:table-cell table:number-columns-repeated="13"/>
        </table:table-row>
        <table:table-row table:style-name="ro4">
          <table:table-cell table:style-name="ce3" office:value-type="string">
            <text:p>block size</text:p>
          </table:table-cell>
          <table:table-cell office:value-type="string">
            <text:p>&amp;</text:p>
          </table:table-cell>
          <table:table-cell table:style-name="ce9" office:value-type="string">
            <text:p><text:span text:style-name="T1">HDFS Java </text:span>1 </text:p>
          </table:table-cell>
          <table:table-cell table:style-name="ce9" office:value-type="string">
            <text:p>&amp;</text:p>
          </table:table-cell>
          <table:table-cell table:style-name="ce14" office:value-type="string">
            <text:p><text:span text:style-name="T1">FUSE-DFS</text:span></text:p>
            <text:p><text:span text:style-name="T2">1</text:span></text:p>
          </table:table-cell>
          <table:table-cell office:value-type="string">
            <text:p>&amp;</text:p>
          </table:table-cell>
          <table:table-cell table:style-name="ce14" office:value-type="string">
            <text:p><text:span text:style-name="T1">HDFS Java </text:span><text:span text:style-name="T2">2</text:span></text:p>
          </table:table-cell>
          <table:table-cell table:style-name="ce9" office:value-type="string">
            <text:p>&amp;</text:p>
          </table:table-cell>
          <table:table-cell table:style-name="ce14" office:value-type="string">
            <text:p><text:span text:style-name="T1">FUSE-DFS</text:span></text:p>
            <text:p><text:span text:style-name="T2">2</text:span></text:p>
          </table:table-cell>
          <table:table-cell table:style-name="ce9" office:value-type="string">
            <text:p>&amp;</text:p>
          </table:table-cell>
          <table:table-cell table:style-name="ce14" office:value-type="string">
            <text:p><text:span text:style-name="T1">HDFS Java </text:span><text:span text:style-name="T2">3</text:span></text:p>
          </table:table-cell>
          <table:table-cell table:style-name="ce9" office:value-type="string">
            <text:p>&amp;</text:p>
          </table:table-cell>
          <table:table-cell table:style-name="ce14" office:value-type="string">
            <text:p><text:span text:style-name="T1">FUSE-DFS</text:span></text:p>
            <text:p><text:span text:style-name="T2">3</text:span>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4">
            <text:p>4</text:p>
          </table:table-cell>
          <table:table-cell office:value-type="string">
            <text:p>&amp;</text:p>
          </table:table-cell>
          <table:table-cell table:formula="of:=AVERAGE([.C4:.E4])" office:value-type="float" office:value="56.402075">
            <text:p>56.4</text:p>
          </table:table-cell>
          <table:table-cell office:value-type="string">
            <text:p>&amp;</text:p>
          </table:table-cell>
          <table:table-cell table:formula="of:=AVERAGE([.G4:.I4])" office:value-type="float" office:value="52.4555824649951">
            <text:p>52.46</text:p>
          </table:table-cell>
          <table:table-cell office:value-type="string">
            <text:p>&amp;</text:p>
          </table:table-cell>
          <table:table-cell table:formula="of:=AVERAGE([.K4:.M4])" office:value-type="float" office:value="56.402075">
            <text:p>56.4</text:p>
          </table:table-cell>
          <table:table-cell table:style-name="ce9" office:value-type="string">
            <text:p>&amp;</text:p>
          </table:table-cell>
          <table:table-cell table:formula="of:=AVERAGE([.O4:.Q4])" office:value-type="float" office:value="52.2446305215022">
            <text:p>52.24</text:p>
          </table:table-cell>
          <table:table-cell table:style-name="ce9" office:value-type="string">
            <text:p>&amp;</text:p>
          </table:table-cell>
          <table:table-cell table:formula="of:=AVERAGE([.S4:.U4])" office:value-type="float" office:value="58.254052">
            <text:p>58.25</text:p>
          </table:table-cell>
          <table:table-cell table:style-name="ce9" office:value-type="string">
            <text:p>&amp;</text:p>
          </table:table-cell>
          <table:table-cell table:formula="of:=AVERAGE([.W4:.Y4])" office:value-type="float" office:value="52.0993188065977">
            <text:p>52.1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8">
            <text:p>8</text:p>
          </table:table-cell>
          <table:table-cell office:value-type="string">
            <text:p>&amp;</text:p>
          </table:table-cell>
          <table:table-cell table:formula="of:=AVERAGE([.C5:.E5])" office:value-type="float" office:value="53.382961">
            <text:p>53.38</text:p>
          </table:table-cell>
          <table:table-cell office:value-type="string">
            <text:p>&amp;</text:p>
          </table:table-cell>
          <table:table-cell table:formula="of:=AVERAGE([.G5:.I5])" office:value-type="float" office:value="52.4095044246348">
            <text:p>52.41</text:p>
          </table:table-cell>
          <table:table-cell office:value-type="string">
            <text:p>&amp;</text:p>
          </table:table-cell>
          <table:table-cell table:formula="of:=AVERAGE([.K5:.M5])" office:value-type="float" office:value="53.382961">
            <text:p>53.38</text:p>
          </table:table-cell>
          <table:table-cell table:style-name="ce9" office:value-type="string">
            <text:p>&amp;</text:p>
          </table:table-cell>
          <table:table-cell table:formula="of:=AVERAGE([.O5:.Q5])" office:value-type="float" office:value="53.3856151615576">
            <text:p>53.39</text:p>
          </table:table-cell>
          <table:table-cell table:style-name="ce9" office:value-type="string">
            <text:p>&amp;</text:p>
          </table:table-cell>
          <table:table-cell table:formula="of:=AVERAGE([.S5:.U5])" office:value-type="float" office:value="58.099418">
            <text:p>58.1</text:p>
          </table:table-cell>
          <table:table-cell table:style-name="ce9" office:value-type="string">
            <text:p>&amp;</text:p>
          </table:table-cell>
          <table:table-cell table:formula="of:=AVERAGE([.W5:.Y5])" office:value-type="float" office:value="52.8548768784041">
            <text:p>52.85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16">
            <text:p>16</text:p>
          </table:table-cell>
          <table:table-cell office:value-type="string">
            <text:p>&amp;</text:p>
          </table:table-cell>
          <table:table-cell table:formula="of:=AVERAGE([.C6:.E6])" office:value-type="float" office:value="54.305433">
            <text:p>54.31</text:p>
          </table:table-cell>
          <table:table-cell office:value-type="string">
            <text:p>&amp;</text:p>
          </table:table-cell>
          <table:table-cell table:formula="of:=AVERAGE([.G6:.I6])" office:value-type="float" office:value="31.8771334223805">
            <text:p>31.88</text:p>
          </table:table-cell>
          <table:table-cell office:value-type="string">
            <text:p>&amp;</text:p>
          </table:table-cell>
          <table:table-cell table:formula="of:=AVERAGE([.K6:.M6])" office:value-type="float" office:value="54.305433">
            <text:p>54.31</text:p>
          </table:table-cell>
          <table:table-cell table:style-name="ce9" office:value-type="string">
            <text:p>&amp;</text:p>
          </table:table-cell>
          <table:table-cell table:formula="of:=AVERAGE([.O6:.Q6])" office:value-type="float" office:value="52.4504586819913">
            <text:p>52.45</text:p>
          </table:table-cell>
          <table:table-cell table:style-name="ce9" office:value-type="string">
            <text:p>&amp;</text:p>
          </table:table-cell>
          <table:table-cell table:formula="of:=AVERAGE([.S6:.U6])" office:value-type="float" office:value="57.21499">
            <text:p>57.21</text:p>
          </table:table-cell>
          <table:table-cell table:style-name="ce9" office:value-type="string">
            <text:p>&amp;</text:p>
          </table:table-cell>
          <table:table-cell table:formula="of:=AVERAGE([.W6:.Y6])" office:value-type="float" office:value="53.0672992983265">
            <text:p>53.07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32">
            <text:p>32</text:p>
          </table:table-cell>
          <table:table-cell office:value-type="string">
            <text:p>&amp;</text:p>
          </table:table-cell>
          <table:table-cell table:formula="of:=AVERAGE([.C7:.E7])" office:value-type="float" office:value="56.083379">
            <text:p>56.08</text:p>
          </table:table-cell>
          <table:table-cell office:value-type="string">
            <text:p>&amp;</text:p>
          </table:table-cell>
          <table:table-cell table:formula="of:=AVERAGE([.G7:.I7])" office:value-type="float" office:value="52.5411264677104">
            <text:p>52.54</text:p>
          </table:table-cell>
          <table:table-cell office:value-type="string">
            <text:p>&amp;</text:p>
          </table:table-cell>
          <table:table-cell table:formula="of:=AVERAGE([.K7:.M7])" office:value-type="float" office:value="56.083379">
            <text:p>56.08</text:p>
          </table:table-cell>
          <table:table-cell table:style-name="ce9" office:value-type="string">
            <text:p>&amp;</text:p>
          </table:table-cell>
          <table:table-cell table:formula="of:=AVERAGE([.O7:.Q7])" office:value-type="float" office:value="52.3601032795944">
            <text:p>52.36</text:p>
          </table:table-cell>
          <table:table-cell table:style-name="ce9" office:value-type="string">
            <text:p>&amp;</text:p>
          </table:table-cell>
          <table:table-cell table:formula="of:=AVERAGE([.S7:.U7])" office:value-type="float" office:value="57.190818">
            <text:p>57.19</text:p>
          </table:table-cell>
          <table:table-cell table:style-name="ce9" office:value-type="string">
            <text:p>&amp;</text:p>
          </table:table-cell>
          <table:table-cell table:formula="of:=AVERAGE([.W7:.Y7])" office:value-type="float" office:value="52.7027068474776">
            <text:p>52.7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64">
            <text:p>64</text:p>
          </table:table-cell>
          <table:table-cell office:value-type="string">
            <text:p>&amp;</text:p>
          </table:table-cell>
          <table:table-cell table:formula="of:=AVERAGE([.C8:.E8])" office:value-type="float" office:value="55.853924">
            <text:p>55.85</text:p>
          </table:table-cell>
          <table:table-cell office:value-type="string">
            <text:p>&amp;</text:p>
          </table:table-cell>
          <table:table-cell table:formula="of:=AVERAGE([.G8:.I8])" office:value-type="float" office:value="53.1530978816775">
            <text:p>53.15</text:p>
          </table:table-cell>
          <table:table-cell office:value-type="string">
            <text:p>&amp;</text:p>
          </table:table-cell>
          <table:table-cell table:formula="of:=AVERAGE([.K8:.M8])" office:value-type="float" office:value="55.853924">
            <text:p>55.85</text:p>
          </table:table-cell>
          <table:table-cell table:style-name="ce9" office:value-type="string">
            <text:p>&amp;</text:p>
          </table:table-cell>
          <table:table-cell table:formula="of:=AVERAGE([.O8:.Q8])" office:value-type="float" office:value="52.1364145737588">
            <text:p>52.14</text:p>
          </table:table-cell>
          <table:table-cell table:style-name="ce9" office:value-type="string">
            <text:p>&amp;</text:p>
          </table:table-cell>
          <table:table-cell table:formula="of:=AVERAGE([.S8:.U8])" office:value-type="float" office:value="59.539218">
            <text:p>59.54</text:p>
          </table:table-cell>
          <table:table-cell table:style-name="ce9" office:value-type="string">
            <text:p>&amp;</text:p>
          </table:table-cell>
          <table:table-cell table:formula="of:=AVERAGE([.W8:.Y8])" office:value-type="float" office:value="52.4641243282853">
            <text:p>52.46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128">
            <text:p>128</text:p>
          </table:table-cell>
          <table:table-cell office:value-type="string">
            <text:p>&amp;</text:p>
          </table:table-cell>
          <table:table-cell table:formula="of:=AVERAGE([.C9:.E9])" office:value-type="float" office:value="55.072184">
            <text:p>55.07</text:p>
          </table:table-cell>
          <table:table-cell office:value-type="string">
            <text:p>&amp;</text:p>
          </table:table-cell>
          <table:table-cell table:formula="of:=AVERAGE([.G9:.I9])" office:value-type="float" office:value="53.449382444673">
            <text:p>53.45</text:p>
          </table:table-cell>
          <table:table-cell office:value-type="string">
            <text:p>&amp;</text:p>
          </table:table-cell>
          <table:table-cell table:formula="of:=AVERAGE([.K9:.M9])" office:value-type="float" office:value="55.072184">
            <text:p>55.07</text:p>
          </table:table-cell>
          <table:table-cell table:style-name="ce9" office:value-type="string">
            <text:p>&amp;</text:p>
          </table:table-cell>
          <table:table-cell table:formula="of:=AVERAGE([.O9:.Q9])" office:value-type="float" office:value="53.4157085184694">
            <text:p>53.42</text:p>
          </table:table-cell>
          <table:table-cell table:style-name="ce9" office:value-type="string">
            <text:p>&amp;</text:p>
          </table:table-cell>
          <table:table-cell table:formula="of:=AVERAGE([.S9:.U9])" office:value-type="float" office:value="58.592216">
            <text:p>58.59</text:p>
          </table:table-cell>
          <table:table-cell table:style-name="ce9" office:value-type="string">
            <text:p>&amp;</text:p>
          </table:table-cell>
          <table:table-cell table:formula="of:=AVERAGE([.W9:.Y9])" office:value-type="float" office:value="52.5496962159517">
            <text:p>52.55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256">
            <text:p>256</text:p>
          </table:table-cell>
          <table:table-cell office:value-type="string">
            <text:p>&amp;</text:p>
          </table:table-cell>
          <table:table-cell table:formula="of:=AVERAGE([.C10:.E10])" office:value-type="float" office:value="56.119329">
            <text:p>56.12</text:p>
          </table:table-cell>
          <table:table-cell office:value-type="string">
            <text:p>&amp;</text:p>
          </table:table-cell>
          <table:table-cell table:formula="of:=AVERAGE([.G10:.I10])" office:value-type="float" office:value="52.3396886574826">
            <text:p>52.34</text:p>
          </table:table-cell>
          <table:table-cell office:value-type="string">
            <text:p>&amp;</text:p>
          </table:table-cell>
          <table:table-cell table:formula="of:=AVERAGE([.K10:.M10])" office:value-type="float" office:value="56.119329">
            <text:p>56.12</text:p>
          </table:table-cell>
          <table:table-cell table:style-name="ce9" office:value-type="string">
            <text:p>&amp;</text:p>
          </table:table-cell>
          <table:table-cell table:formula="of:=AVERAGE([.O10:.Q10])" office:value-type="float" office:value="53.2268606476128">
            <text:p>53.23</text:p>
          </table:table-cell>
          <table:table-cell table:style-name="ce9" office:value-type="string">
            <text:p>&amp;</text:p>
          </table:table-cell>
          <table:table-cell table:formula="of:=AVERAGE([.S10:.U10])" office:value-type="float" office:value="58.097951">
            <text:p>58.1</text:p>
          </table:table-cell>
          <table:table-cell table:style-name="ce9" office:value-type="string">
            <text:p>&amp;</text:p>
          </table:table-cell>
          <table:table-cell table:formula="of:=AVERAGE([.W10:.Y10])" office:value-type="float" office:value="52.9156435798049">
            <text:p>52.92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512">
            <text:p>512</text:p>
          </table:table-cell>
          <table:table-cell office:value-type="string">
            <text:p>&amp;</text:p>
          </table:table-cell>
          <table:table-cell table:formula="of:=AVERAGE([.C11:.E11])" office:value-type="float" office:value="56.672727">
            <text:p>56.67</text:p>
          </table:table-cell>
          <table:table-cell office:value-type="string">
            <text:p>&amp;</text:p>
          </table:table-cell>
          <table:table-cell table:formula="of:=AVERAGE([.G11:.I11])" office:value-type="float" office:value="51.9631927195897">
            <text:p>51.96</text:p>
          </table:table-cell>
          <table:table-cell office:value-type="string">
            <text:p>&amp;</text:p>
          </table:table-cell>
          <table:table-cell table:formula="of:=AVERAGE([.K11:.M11])" office:value-type="float" office:value="56.672727">
            <text:p>56.67</text:p>
          </table:table-cell>
          <table:table-cell table:style-name="ce9" office:value-type="string">
            <text:p>&amp;</text:p>
          </table:table-cell>
          <table:table-cell table:formula="of:=AVERAGE([.O11:.Q11])" office:value-type="float" office:value="53.0585599123876">
            <text:p>53.06</text:p>
          </table:table-cell>
          <table:table-cell table:style-name="ce9" office:value-type="string">
            <text:p>&amp;</text:p>
          </table:table-cell>
          <table:table-cell table:formula="of:=AVERAGE([.S11:.U11])" office:value-type="float" office:value="59.487989">
            <text:p>59.49</text:p>
          </table:table-cell>
          <table:table-cell table:style-name="ce9" office:value-type="string">
            <text:p>&amp;</text:p>
          </table:table-cell>
          <table:table-cell table:formula="of:=AVERAGE([.W11:.Y11])" office:value-type="float" office:value="50.8253963558921">
            <text:p>50.83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AVERAGE([.C12:.E12])" office:value-type="float" office:value="54.566272">
            <text:p>54.57</text:p>
          </table:table-cell>
          <table:table-cell office:value-type="string">
            <text:p>&amp;</text:p>
          </table:table-cell>
          <table:table-cell table:formula="of:=AVERAGE([.G12:.I12])" office:value-type="float" office:value="52.1465407710734">
            <text:p>52.15</text:p>
          </table:table-cell>
          <table:table-cell office:value-type="string">
            <text:p>&amp;</text:p>
          </table:table-cell>
          <table:table-cell table:formula="of:=AVERAGE([.K12:.M12])" office:value-type="float" office:value="54.57">
            <text:p>54.57</text:p>
          </table:table-cell>
          <table:table-cell table:style-name="ce9" office:value-type="string">
            <text:p>&amp;</text:p>
          </table:table-cell>
          <table:table-cell table:formula="of:=AVERAGE([.O12:.Q12])" office:value-type="float" office:value="52.351595252023">
            <text:p>52.35</text:p>
          </table:table-cell>
          <table:table-cell table:style-name="ce9" office:value-type="string">
            <text:p>&amp;</text:p>
          </table:table-cell>
          <table:table-cell table:formula="of:=AVERAGE([.S12:.U12])" office:value-type="float" office:value="59.389516">
            <text:p>59.39</text:p>
          </table:table-cell>
          <table:table-cell table:style-name="ce9" office:value-type="string">
            <text:p>&amp;</text:p>
          </table:table-cell>
          <table:table-cell table:formula="of:=AVERAGE([.W12:.Y12])" office:value-type="float" office:value="51.8594771110324">
            <text:p>51.86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AVERAGE([.C13:.E13])" office:value-type="float" office:value="55.789703">
            <text:p>55.79</text:p>
          </table:table-cell>
          <table:table-cell office:value-type="string">
            <text:p>&amp;</text:p>
          </table:table-cell>
          <table:table-cell table:formula="of:=AVERAGE([.G13:.I13])" office:value-type="float" office:value="51.9548131813197">
            <text:p>51.95</text:p>
          </table:table-cell>
          <table:table-cell office:value-type="string">
            <text:p>&amp;</text:p>
          </table:table-cell>
          <table:table-cell table:formula="of:=AVERAGE([.K13:.M13])" office:value-type="float" office:value="55.789703">
            <text:p>55.79</text:p>
          </table:table-cell>
          <table:table-cell table:style-name="ce9" office:value-type="string">
            <text:p>&amp;</text:p>
          </table:table-cell>
          <table:table-cell table:formula="of:=AVERAGE([.O13:.Q13])" office:value-type="float" office:value="51.6996995250169">
            <text:p>51.7</text:p>
          </table:table-cell>
          <table:table-cell table:style-name="ce9" office:value-type="string">
            <text:p>&amp;</text:p>
          </table:table-cell>
          <table:table-cell table:formula="of:=AVERAGE([.S13:.U13])" office:value-type="float" office:value="55.39298">
            <text:p>55.39</text:p>
          </table:table-cell>
          <table:table-cell table:style-name="ce9" office:value-type="string">
            <text:p>&amp;</text:p>
          </table:table-cell>
          <table:table-cell table:formula="of:=AVERAGE([.W13:.Y13])" office:value-type="float" office:value="52.2192271224351">
            <text:p>52.22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AVERAGE([.C14:.E14])" office:value-type="float" office:value="56.46138">
            <text:p>56.46</text:p>
          </table:table-cell>
          <table:table-cell office:value-type="string">
            <text:p>&amp;</text:p>
          </table:table-cell>
          <table:table-cell table:formula="of:=AVERAGE([.G14:.I14])" office:value-type="float" office:value="53.08">
            <text:p>53.08</text:p>
          </table:table-cell>
          <table:table-cell office:value-type="string">
            <text:p>&amp;</text:p>
          </table:table-cell>
          <table:table-cell table:formula="of:=AVERAGE([.K14:.M14])" office:value-type="float" office:value="56.46138">
            <text:p>56.46</text:p>
          </table:table-cell>
          <table:table-cell table:style-name="ce9" office:value-type="string">
            <text:p>&amp;</text:p>
          </table:table-cell>
          <table:table-cell table:formula="of:=AVERAGE([.O14:.Q14])" office:value-type="float" office:value="48.57">
            <text:p>48.57</text:p>
          </table:table-cell>
          <table:table-cell table:style-name="ce9" office:value-type="string">
            <text:p>&amp;</text:p>
          </table:table-cell>
          <table:table-cell table:formula="of:=AVERAGE([.S14:.U14])" office:value-type="float" office:value="58.166339">
            <text:p>58.17</text:p>
          </table:table-cell>
          <table:table-cell table:style-name="ce9" office:value-type="string">
            <text:p>&amp;</text:p>
          </table:table-cell>
          <table:table-cell table:formula="of:=AVERAGE([.W14:.Y14])" office:value-type="float" office:value="0">
            <text:p>#DIV/0!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3">
          <table:table-cell table:style-name="ce3"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AVERAGE([.C15:.E15])" office:value-type="float" office:value="55.492778">
            <text:p>55.49</text:p>
          </table:table-cell>
          <table:table-cell office:value-type="string">
            <text:p>&amp;</text:p>
          </table:table-cell>
          <table:table-cell table:formula="of:=AVERAGE([.G15:.I15])" office:value-type="float" office:value="52.69">
            <text:p>52.69</text:p>
          </table:table-cell>
          <table:table-cell office:value-type="string">
            <text:p>&amp;</text:p>
          </table:table-cell>
          <table:table-cell table:formula="of:=AVERAGE([.K15:.M15])" office:value-type="float" office:value="55.492778">
            <text:p>55.49</text:p>
          </table:table-cell>
          <table:table-cell table:style-name="ce9" office:value-type="string">
            <text:p>&amp;</text:p>
          </table:table-cell>
          <table:table-cell table:formula="of:=AVERAGE([.O15:.Q15])" office:value-type="float" office:value="48.29">
            <text:p>48.29</text:p>
          </table:table-cell>
          <table:table-cell table:style-name="ce9" office:value-type="string">
            <text:p>&amp;</text:p>
          </table:table-cell>
          <table:table-cell table:formula="of:=AVERAGE([.S15:.U15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15:.Y15])" office:value-type="float" office:value="0">
            <text:p>#DIV/0!</text:p>
          </table:table-cell>
          <table:table-cell table:style-name="ce20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1">
          <table:table-cell table:style-name="ce4" office:value-type="string">
            <text:p>Average</text:p>
          </table:table-cell>
          <table:table-cell table:style-name="ce8" office:value-type="string">
            <text:p>&amp;</text:p>
          </table:table-cell>
          <table:table-cell table:style-name="ce12" table:formula="of:=AVERAGE([.C16:.E16])" office:value-type="float" office:value="55.5168454166667">
            <text:p>55.52</text:p>
          </table:table-cell>
          <table:table-cell table:style-name="ce8" office:value-type="string">
            <text:p>&amp;</text:p>
          </table:table-cell>
          <table:table-cell table:style-name="ce12" table:formula="of:=AVERAGE([.G16:.I16])" office:value-type="float" office:value="50.8383385362947">
            <text:p>50.84</text:p>
          </table:table-cell>
          <table:table-cell table:style-name="ce8" office:value-type="string">
            <text:p>&amp;</text:p>
          </table:table-cell>
          <table:table-cell table:style-name="ce12" table:formula="of:=AVERAGE([.K16:.M16])" office:value-type="float" office:value="55.5171560833333">
            <text:p>55.52</text:p>
          </table:table-cell>
          <table:table-cell table:style-name="ce8" office:value-type="string">
            <text:p>&amp;</text:p>
          </table:table-cell>
          <table:table-cell table:style-name="ce12" table:formula="of:=AVERAGE([.O16:.Q16])" office:value-type="float" office:value="51.9324705061595">
            <text:p>51.93</text:p>
          </table:table-cell>
          <table:table-cell table:style-name="ce8" office:value-type="string">
            <text:p>&amp;</text:p>
          </table:table-cell>
          <table:table-cell table:style-name="ce12" table:formula="of:=AVERAGE([.S16:.U16])" office:value-type="float" office:value="58.1295897272727">
            <text:p>58.13</text:p>
          </table:table-cell>
          <table:table-cell table:style-name="ce8" office:value-type="string">
            <text:p>&amp;</text:p>
          </table:table-cell>
          <table:table-cell table:style-name="ce12" table:formula="of:=AVERAGE([.W16:.Y16])" office:value-type="float" office:value="52.3557766544207">
            <text:p>52.36</text:p>
          </table:table-cell>
          <table:table-cell table:style-name="ce21" office:value-type="string">
            <text:p>\\</text:p>
          </table:table-cell>
          <table:table-cell table:style-name="ce15"/>
          <table:table-cell table:number-columns-repeated="13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table:number-columns-spanned="7" table:number-rows-spanned="1">
            <text:p>% slowdown 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20"/>
        </table:table-row>
        <table:table-row table:style-name="ro3">
          <table:table-cell office:value-type="string">
            <text:p>Block size (KB)</text:p>
          </table:table-cell>
          <table:table-cell office:value-type="string">
            <text:p>&amp;</text:p>
          </table:table-cell>
          <table:table-cell table:style-name="ce9" office:value-type="string">
            <text:p>1 replication</text:p>
          </table:table-cell>
          <table:table-cell table:style-name="ce9" office:value-type="string">
            <text:p>&amp;</text:p>
          </table:table-cell>
          <table:table-cell table:style-name="ce9" office:value-type="string">
            <text:p>2 replications</text:p>
          </table:table-cell>
          <table:table-cell office:value-type="string">
            <text:p>&amp;</text:p>
          </table:table-cell>
          <table:table-cell table:style-name="ce9" office:value-type="string">
            <text:p>3 replications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table:formula="of:=(1-([.E21]/[.C21]) )* 100" office:value-type="float" office:value="6.99706976206974">
            <text:p>7</text:p>
          </table:table-cell>
          <table:table-cell office:value-type="string">
            <text:p>&amp;</text:p>
          </table:table-cell>
          <table:table-cell table:formula="of:=(1-([.I21]/[.G21]))*100" office:value-type="float" office:value="7.37108427038864">
            <text:p>7.37</text:p>
          </table:table-cell>
          <table:table-cell office:value-type="string">
            <text:p>&amp;</text:p>
          </table:table-cell>
          <table:table-cell table:formula="of:=(1-([.M21]/[.K21]))*100" office:value-type="float" office:value="10.5653306200954">
            <text:p>10.57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table:formula="of:=(1-([.E22]/[.C22]) )* 100" office:value-type="float" office:value="1.82353424600259">
            <text:p>1.82</text:p>
          </table:table-cell>
          <table:table-cell office:value-type="string">
            <text:p>&amp;</text:p>
          </table:table-cell>
          <table:table-cell table:style-name="ce15" table:formula="of:=(1-([.I22]/[.G22]))*100" office:value-type="float" office:value="-0.0049719264497261">
            <text:p>0</text:p>
          </table:table-cell>
          <table:table-cell office:value-type="string">
            <text:p>&amp;</text:p>
          </table:table-cell>
          <table:table-cell table:formula="of:=(1-([.M22]/[.K22]))*100" office:value-type="float" office:value="9.02683934217018">
            <text:p>9.03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table:formula="of:=(1-([.E23]/[.C23]) )* 100" office:value-type="float" office:value="41.3002868011742">
            <text:p>41.3</text:p>
          </table:table-cell>
          <table:table-cell office:value-type="string">
            <text:p>&amp;</text:p>
          </table:table-cell>
          <table:table-cell table:formula="of:=(1-([.I23]/[.G23]))*100" office:value-type="float" office:value="3.41581719458659">
            <text:p>3.42</text:p>
          </table:table-cell>
          <table:table-cell office:value-type="string">
            <text:p>&amp;</text:p>
          </table:table-cell>
          <table:table-cell table:formula="of:=(1-([.M23]/[.K23]))*100" office:value-type="float" office:value="7.24930774552874">
            <text:p>7.25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table:formula="of:=(1-([.E24]/[.C24]) )* 100" office:value-type="float" office:value="6.31604692058516">
            <text:p>6.32</text:p>
          </table:table-cell>
          <table:table-cell office:value-type="string">
            <text:p>&amp;</text:p>
          </table:table-cell>
          <table:table-cell table:formula="of:=(1-([.I24]/[.G24]))*100" office:value-type="float" office:value="6.63882203033024">
            <text:p>6.64</text:p>
          </table:table-cell>
          <table:table-cell office:value-type="string">
            <text:p>&amp;</text:p>
          </table:table-cell>
          <table:table-cell table:formula="of:=(1-([.M24]/[.K24]))*100" office:value-type="float" office:value="7.84760790188803">
            <text:p>7.85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table:formula="of:=(1-([.E25]/[.C25]) )* 100" office:value-type="float" office:value="4.83551722941167">
            <text:p>4.84</text:p>
          </table:table-cell>
          <table:table-cell office:value-type="string">
            <text:p>&amp;</text:p>
          </table:table-cell>
          <table:table-cell table:formula="of:=(1-([.I25]/[.G25]))*100" office:value-type="float" office:value="6.65577126907181">
            <text:p>6.66</text:p>
          </table:table-cell>
          <table:table-cell office:value-type="string">
            <text:p>&amp;</text:p>
          </table:table-cell>
          <table:table-cell table:formula="of:=(1-([.M25]/[.K25]))*100" office:value-type="float" office:value="11.8830812855397">
            <text:p>11.88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table:formula="of:=(1-([.E26]/[.C26]) )* 100" office:value-type="float" office:value="2.94668095118037">
            <text:p>2.95</text:p>
          </table:table-cell>
          <table:table-cell office:value-type="string">
            <text:p>&amp;</text:p>
          </table:table-cell>
          <table:table-cell table:formula="of:=(1-([.I26]/[.G26]))*100" office:value-type="float" office:value="3.00782602253544">
            <text:p>3.01</text:p>
          </table:table-cell>
          <table:table-cell office:value-type="string">
            <text:p>&amp;</text:p>
          </table:table-cell>
          <table:table-cell table:formula="of:=(1-([.M26]/[.K26]))*100" office:value-type="float" office:value="10.3128370909342">
            <text:p>10.31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table:formula="of:=(1-([.E27]/[.C27]) )* 100" office:value-type="float" office:value="6.73500629795022">
            <text:p>6.74</text:p>
          </table:table-cell>
          <table:table-cell office:value-type="string">
            <text:p>&amp;</text:p>
          </table:table-cell>
          <table:table-cell table:formula="of:=(1-([.I27]/[.G27]))*100" office:value-type="float" office:value="5.15413923139957">
            <text:p>5.15</text:p>
          </table:table-cell>
          <table:table-cell office:value-type="string">
            <text:p>&amp;</text:p>
          </table:table-cell>
          <table:table-cell table:formula="of:=(1-([.M27]/[.K27]))*100" office:value-type="float" office:value="8.91994869181376">
            <text:p>8.92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table:formula="of:=(1-([.E28]/[.C28]) )* 100" office:value-type="float" office:value="8.31005411193695">
            <text:p>8.31</text:p>
          </table:table-cell>
          <table:table-cell office:value-type="string">
            <text:p>&amp;</text:p>
          </table:table-cell>
          <table:table-cell table:formula="of:=(1-([.I28]/[.G28]))*100" office:value-type="float" office:value="6.3772598901274">
            <text:p>6.38</text:p>
          </table:table-cell>
          <table:table-cell office:value-type="string">
            <text:p>&amp;</text:p>
          </table:table-cell>
          <table:table-cell table:formula="of:=(1-([.M28]/[.K28]))*100" office:value-type="float" office:value="14.561918783484">
            <text:p>14.56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(1-([.E29]/[.C29]) )* 100" office:value-type="float" office:value="4.4344814850584">
            <text:p>4.43</text:p>
          </table:table-cell>
          <table:table-cell office:value-type="string">
            <text:p>&amp;</text:p>
          </table:table-cell>
          <table:table-cell table:formula="of:=(1-([.I29]/[.G29]))*100" office:value-type="float" office:value="4.0652460105864">
            <text:p>4.07</text:p>
          </table:table-cell>
          <table:table-cell office:value-type="string">
            <text:p>&amp;</text:p>
          </table:table-cell>
          <table:table-cell table:formula="of:=(1-([.M29]/[.K29]))*100" office:value-type="float" office:value="12.679070981093">
            <text:p>12.68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(1-([.E30]/[.C30]) )* 100" office:value-type="float" office:value="6.87383085491655">
            <text:p>6.87</text:p>
          </table:table-cell>
          <table:table-cell office:value-type="string">
            <text:p>&amp;</text:p>
          </table:table-cell>
          <table:table-cell table:formula="of:=(1-([.I30]/[.G30]))*100" office:value-type="float" office:value="7.33110817059397">
            <text:p>7.33</text:p>
          </table:table-cell>
          <table:table-cell office:value-type="string">
            <text:p>&amp;</text:p>
          </table:table-cell>
          <table:table-cell table:formula="of:=(1-([.M30]/[.K30]))*100" office:value-type="float" office:value="5.72952182309907">
            <text:p>5.73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(1-([.E31]/[.C31]) )* 100" office:value-type="float" office:value="5.98883697139532">
            <text:p>5.99</text:p>
          </table:table-cell>
          <table:table-cell office:value-type="string">
            <text:p>&amp;</text:p>
          </table:table-cell>
          <table:table-cell table:formula="of:=(1-([.I31]/[.G31]))*100" office:value-type="float" office:value="13.9765978089802">
            <text:p>13.98</text:p>
          </table:table-cell>
          <table:table-cell office:value-type="string">
            <text:p>&amp;</text:p>
          </table:table-cell>
          <table:table-cell table:style-name="ce16" office:value-type="string">
            <text:p>N/A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(1-([.E32]/[.C32]) )* 100" office:value-type="float" office:value="5.05070767947499">
            <text:p>5.05</text:p>
          </table:table-cell>
          <table:table-cell office:value-type="string">
            <text:p>&amp;</text:p>
          </table:table-cell>
          <table:table-cell table:formula="of:=(1-([.I32]/[.G32]))*100" office:value-type="float" office:value="12.9796673722119">
            <text:p>12.98</text:p>
          </table:table-cell>
          <table:table-cell office:value-type="string">
            <text:p>&amp;</text:p>
          </table:table-cell>
          <table:table-cell table:style-name="ce16" office:value-type="string">
            <text:p>N/A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table:style-name="ce1" office:value-type="string">
            <text:p>Average</text:p>
          </table:table-cell>
          <table:table-cell office:value-type="string">
            <text:p>&amp;</text:p>
          </table:table-cell>
          <table:table-cell table:formula="of:=AVERAGE([.C37:.C48])" office:value-type="float" office:value="8.46767110926301">
            <text:p>8.47</text:p>
          </table:table-cell>
          <table:table-cell office:value-type="string">
            <text:p>&amp;</text:p>
          </table:table-cell>
          <table:table-cell table:formula="of:=AVERAGE([.E37:.E48])" office:value-type="float" office:value="6.41403061203021">
            <text:p>6.41</text:p>
          </table:table-cell>
          <table:table-cell office:value-type="string">
            <text:p>&amp;</text:p>
          </table:table-cell>
          <table:table-cell table:formula="of:=AVERAGE([.G37:.G48])" office:value-type="float" office:value="9.87754642656462">
            <text:p>9.88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1">
          <table:table-cell>
            <draw:frame table:end-cell-address="'READ-4nodes'.J78" table:end-x="0.0185in" table:end-y="0.1417in" draw:z-index="2" draw:style-name="gr1" svg:width="5.0303in" svg:height="4.7551in" svg:x="0.1362in" svg:y="0.0748in">
              <draw:object draw:notify-on-update-of-ranges="'READ-4nodes'.A37:'READ-4nodes'.A48 'READ-4nodes'.C36:'READ-4nodes'.C36 'READ-4nodes'.C37:'READ-4nodes'.C48 'READ-4nodes'.E36:'READ-4nodes'.E36 'READ-4nodes'.E37:'READ-4nodes'.E48 'READ-4nodes'.G36:'READ-4nodes'.G36 'READ-4nodes'.G37:'READ-4nodes'.G4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</table:table>
      <table:table table:name="WRITE-4nodes" table:style-name="ta1" table:print="false">
        <office:forms form:automatic-focus="false" form:apply-design-mode="false"/>
        <table:shapes>
          <draw:frame draw:z-index="0" draw:style-name="gr1" svg:width="8.5098in" svg:height="5.6858in" svg:x="0.1319in" svg:y="11.3945in">
            <draw:object draw:notify-on-update-of-ranges="'WRITE-4nodes'.A2:'WRITE-4nodes'.A2 'WRITE-4nodes'.C2:'WRITE-4nodes'.C2 'WRITE-4nodes'.C2:'WRITE-4nodes'.C2 'WRITE-4nodes'.E2:'WRITE-4nodes'.E2 'WRITE-4nodes'.E2:'WRITE-4nodes'.E2 'WRITE-4nodes'.G2:'WRITE-4nodes'.G2 'WRITE-4nodes'.G2:'WRITE-4nodes'.G2 'WRITE-4nodes'.I2:'WRITE-4nodes'.I2 'WRITE-4nodes'.I2:'WRITE-4nodes'.I2 'WRITE-4nodes'.K2:'WRITE-4nodes'.K2 'WRITE-4nodes'.K2:'WRITE-4nodes'.K2 'WRITE-4nodes'.M2:'WRITE-4nodes'.M2 'WRITE-4nodes'.M2:'WRITE-4nodes'.M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8.5098in" svg:height="5.6858in" svg:x="0.3874in" svg:y="16.9524in">
            <draw:object draw:notify-on-update-of-ranges="'WRITE-4nodes'.A2:'WRITE-4nodes'.A2 'WRITE-4nodes'.C2:'WRITE-4nodes'.C2 'WRITE-4nodes'.C2:'WRITE-4nodes'.C2 'WRITE-4nodes'.E2:'WRITE-4nodes'.E2 'WRITE-4nodes'.E2:'WRITE-4nodes'.E2 'WRITE-4nodes'.G2:'WRITE-4nodes'.G2 'WRITE-4nodes'.G2:'WRITE-4nodes'.G2 'WRITE-4nodes'.I2:'WRITE-4nodes'.I2 'WRITE-4nodes'.I2:'WRITE-4nodes'.I2 'WRITE-4nodes'.K2:'WRITE-4nodes'.K2 'WRITE-4nodes'.K2:'WRITE-4nodes'.K2 'WRITE-4nodes'.M2:'WRITE-4nodes'.M2 'WRITE-4nodes'.M2:'WRITE-4nodes'.M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5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2" table:default-cell-style-name="ce5"/>
        <table:table-column table:style-name="co7" table:default-cell-style-name="Default"/>
        <table:table-row table:style-name="ro1">
          <table:table-cell office:value-type="string">
            <text:p>WRITE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 table:style-name="ce1"/>
          <table:table-cell/>
          <table:table-cell table:style-name="ce9" office:value-type="string" table:number-columns-spanned="7" table:number-rows-spanned="1">
            <text:p>Throughput MB/s </text:p>
            <text:p>(4 slaves, 1 replication)</text:p>
          </table:table-cell>
          <table:covered-table-cell table:number-columns-repeated="6"/>
          <table:table-cell/>
          <table:table-cell table:style-name="ce5" office:value-type="string" table:number-columns-spanned="7" table:number-rows-spanned="1">
            <text:p>Throughput MB/s <text:s/></text:p>
            <text:p>(4 slaves, 2 replication)</text:p>
          </table:table-cell>
          <table:covered-table-cell table:number-columns-repeated="2"/>
          <table:covered-table-cell table:style-name="ce5"/>
          <table:covered-table-cell table:number-columns-repeated="3"/>
          <table:table-cell table:style-name="Default"/>
          <table:table-cell table:style-name="ce9" office:value-type="string" table:number-columns-spanned="7" table:number-rows-spanned="1">
            <text:p>Throughput MB/s </text:p>
            <text:p>(4 slaves, 3 replication)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block size</text:p>
          </table:table-cell>
          <table:table-cell office:value-type="string">
            <text:p>&amp;</text:p>
          </table:table-cell>
          <table:table-cell table:style-name="ce9" office:value-type="string" table:number-columns-spanned="3" table:number-rows-spanned="1">
            <text:p><text:span text:style-name="T1">HDFS Java API</text:span></text:p>
            <text:p>1 replication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1 replication</text:span></text:p>
          </table:table-cell>
          <table:covered-table-cell/>
          <table:covered-table-cell table:style-name="ce5"/>
          <table:table-cell table:style-name="ce9" office:value-type="string">
            <text:p>&amp;</text:p>
          </table:table-cell>
          <table:table-cell table:style-name="ce17" office:value-type="string" table:number-columns-spanned="3" table:number-rows-spanned="1">
            <text:p><text:span text:style-name="T1">HDFS Java API</text:span></text:p>
            <text:p><text:span text:style-name="T2">2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2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HDFS Java API</text:span></text:p>
            <text:p><text:span text:style-name="T2">3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3 replications</text:span></text:p>
          </table:table-cell>
          <table:covered-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float" office:value="69.254024">
            <text:p>69.2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3.8426667542017">
            <text:p>33.8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59.409448">
            <text:p>59.41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5.2910182607962">
            <text:p>45.2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3.837174">
            <text:p>43.8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4.022068839891">
            <text:p>34.02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office:value-type="float" office:value="77.091464">
            <text:p>77.0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0.7908168109997">
            <text:p>40.7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0.451703">
            <text:p>60.4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3.5982283011719">
            <text:p>43.6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771088">
            <text:p>49.7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9.4232034041408">
            <text:p>39.42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67.447002">
            <text:p>67.4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8.924995469373">
            <text:p>38.9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2.298599">
            <text:p>62.3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6.4400062701799">
            <text:p>46.4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508706">
            <text:p>47.5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1660987732037">
            <text:p>47.17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office:value-type="float" office:value="77.430145">
            <text:p>77.4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1466412030693">
            <text:p>44.1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2.359854">
            <text:p>62.36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6.3838450187158">
            <text:p>46.3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980948">
            <text:p>49.9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9420677069674">
            <text:p>46.94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75.76764">
            <text:p>75.7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7612030759399">
            <text:p>44.76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0.410217">
            <text:p>60.41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6.6160528257661">
            <text:p>46.6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892329">
            <text:p>46.8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2377338233946">
            <text:p>49.24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office:value-type="float" office:value="79.039062">
            <text:p>79.0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8.81252461972">
            <text:p>48.8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57.848635">
            <text:p>57.8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6.089234879263">
            <text:p>46.0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970003">
            <text:p>44.9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6586768882577">
            <text:p>47.66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68.30264">
            <text:p>68.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0326028718388">
            <text:p>46.0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1.828748">
            <text:p>61.83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7.1619561876043">
            <text:p>47.16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70539">
            <text:p>46.7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9124066831241">
            <text:p>47.91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office:value-type="float" office:value="76.073203">
            <text:p>76.0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3226678857848">
            <text:p>47.3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2.448817">
            <text:p>62.4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8.1774961120914">
            <text:p>48.1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997489">
            <text:p>4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1911242671308">
            <text:p>49.19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66.583626">
            <text:p>66.5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2.9015669525154">
            <text:p>42.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4.930952">
            <text:p>64.93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5.6116127045699">
            <text:p>45.6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214185">
            <text:p>46.2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5.5987018087636">
            <text:p>45.6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office:value-type="float" office:value="77.087037">
            <text:p>77.0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50.7853385088272">
            <text:p>50.7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3.824994">
            <text:p>63.82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7.1812944820315">
            <text:p>47.1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808266">
            <text:p>44.8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5783124909643">
            <text:p>46.58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office:value-type="float" office:value="70.1491">
            <text:p>70.1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4">
            <text:p>44.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5.054455">
            <text:p>65.0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3.81">
            <text:p>43.8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50.838549">
            <text:p>50.8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5715795750217">
            <text:p>46.57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office:value-type="float" office:value="74.77029">
            <text:p>74.7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03">
            <text:p>49.0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4.254725">
            <text:p>64.2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5.51">
            <text:p>45.5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8.347537">
            <text:p>48.35</text:p>
          </table:table-cell>
          <table:table-cell table:number-columns-repeated="2"/>
          <table:table-cell office:value-type="string">
            <text:p>&amp;</text:p>
          </table:table-cell>
          <table:table-cell table:style-name="ce16" office:value-type="string">
            <text:p>N\A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table:style-name="ce1" office:value-type="string">
            <text:p>average</text:p>
          </table:table-cell>
          <table:table-cell office:value-type="string">
            <text:p>&amp;</text:p>
          </table:table-cell>
          <table:table-cell table:formula="of:=AVERAGE([.C4:.C15])" office:value-type="float" office:value="73.24960275">
            <text:p>73.25</text:p>
          </table:table-cell>
          <table:table-cell table:style-name="Default"/>
          <table:table-cell/>
          <table:table-cell office:value-type="string">
            <text:p>&amp;</text:p>
          </table:table-cell>
          <table:table-cell table:formula="of:=AVERAGE([.G4:.G15])" office:value-type="float" office:value="44.3125853460225">
            <text:p>44.31</text:p>
          </table:table-cell>
          <table:table-cell table:style-name="Default"/>
          <table:table-cell/>
          <table:table-cell office:value-type="string">
            <text:p>&amp;</text:p>
          </table:table-cell>
          <table:table-cell table:formula="of:=AVERAGE([.K4:.K15])" office:value-type="float" office:value="62.0934289166667">
            <text:p>62.09</text:p>
          </table:table-cell>
          <table:table-cell table:style-name="Default"/>
          <table:table-cell/>
          <table:table-cell table:style-name="ce5" office:value-type="string">
            <text:p>&amp;</text:p>
          </table:table-cell>
          <table:table-cell table:formula="of:=AVERAGE([.O4:.O15])" office:value-type="float" office:value="45.9892287535158">
            <text:p>45.99</text:p>
          </table:table-cell>
          <table:table-cell table:number-columns-repeated="2"/>
          <table:table-cell office:value-type="string">
            <text:p>&amp;</text:p>
          </table:table-cell>
          <table:table-cell table:formula="of:=AVERAGE([.S4:.S15])" office:value-type="float" office:value="47.3226386666667">
            <text:p>47.32</text:p>
          </table:table-cell>
          <table:table-cell table:number-columns-repeated="2"/>
          <table:table-cell office:value-type="string">
            <text:p>&amp;</text:p>
          </table:table-cell>
          <table:table-cell table:formula="of:=AVERAGE([.W4:.W14])" office:value-type="float" office:value="45.4819976600782">
            <text:p>45.48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5"/>
          <table:table-cell table:number-columns-repeated="13"/>
        </table:table-row>
        <table:table-row table:style-name="ro1">
          <table:table-cell table:style-name="ce2"/>
          <table:table-cell table:style-name="ce6" office:value-type="string" table:number-columns-spanned="13" table:number-rows-spanned="1">
            <text:p>AVERAGE Throughput</text:p>
          </table:table-cell>
          <table:covered-table-cell table:number-columns-repeated="3" table:style-name="ce10"/>
          <table:covered-table-cell table:style-name="ce11"/>
          <table:covered-table-cell table:number-columns-repeated="3" table:style-name="ce10"/>
          <table:covered-table-cell table:style-name="ce11"/>
          <table:covered-table-cell table:number-columns-repeated="3" table:style-name="ce10"/>
          <table:covered-table-cell table:style-name="ce18"/>
          <table:table-cell table:number-columns-repeated="13"/>
        </table:table-row>
        <table:table-row table:style-name="ro2">
          <table:table-cell table:style-name="ce2"/>
          <table:table-cell table:style-name="ce13" office:value-type="string" table:number-columns-spanned="4" table:number-rows-spanned="1">
            <text:p>Throughput MB/s </text:p>
            <text:p>(4 slaves, 1 replication)</text:p>
          </table:table-cell>
          <table:covered-table-cell table:style-name="ce13"/>
          <table:covered-table-cell table:style-name="ce10"/>
          <table:covered-table-cell table:style-name="ce13"/>
          <table:table-cell table:style-name="ce11" office:value-type="string" table:number-columns-spanned="4" table:number-rows-spanned="1">
            <text:p>Throughput MB/s <text:s/></text:p>
            <text:p>(4 slaves, 2 replication)</text:p>
          </table:table-cell>
          <table:covered-table-cell table:number-columns-repeated="2" table:style-name="ce13"/>
          <table:covered-table-cell table:style-name="ce10"/>
          <table:table-cell table:style-name="ce13" office:value-type="string" table:number-columns-spanned="4" table:number-rows-spanned="1">
            <text:p>Throughput MB/s </text:p>
            <text:p>(4 slaves, 3 replication)</text:p>
          </table:table-cell>
          <table:covered-table-cell table:number-columns-repeated="3" table:style-name="ce10"/>
          <table:table-cell table:style-name="ce19"/>
          <table:table-cell table:number-columns-repeated="13"/>
        </table:table-row>
        <table:table-row table:style-name="ro6">
          <table:table-cell table:style-name="ce3" office:value-type="string">
            <text:p>block size</text:p>
          </table:table-cell>
          <table:table-cell office:value-type="string">
            <text:p>&amp;</text:p>
          </table:table-cell>
          <table:table-cell table:style-name="ce24" office:value-type="string">
            <text:p><text:span text:style-name="T1">HDFS Java API</text:span></text:p>
            <text:p>1 replication</text:p>
          </table:table-cell>
          <table:table-cell table:style-name="ce9" office:value-type="string">
            <text:p>&amp;</text:p>
          </table:table-cell>
          <table:table-cell table:style-name="ce17" office:value-type="string">
            <text:p><text:span text:style-name="T1">FUSE-DFS</text:span></text:p>
            <text:p><text:span text:style-name="T2">1 replication</text:span></text:p>
          </table:table-cell>
          <table:table-cell table:style-name="ce9" office:value-type="string">
            <text:p>&amp;</text:p>
          </table:table-cell>
          <table:table-cell table:style-name="ce17" office:value-type="string">
            <text:p><text:span text:style-name="T1">HDFS Java API</text:span></text:p>
            <text:p><text:span text:style-name="T2">2 replications</text:span></text:p>
          </table:table-cell>
          <table:table-cell table:style-name="ce9" office:value-type="string">
            <text:p>&amp;</text:p>
          </table:table-cell>
          <table:table-cell table:style-name="ce17" office:value-type="string">
            <text:p><text:span text:style-name="T1">FUSE-DFS</text:span></text:p>
            <text:p><text:span text:style-name="T2">2 replications</text:span></text:p>
          </table:table-cell>
          <table:table-cell table:style-name="ce9" office:value-type="string">
            <text:p>&amp;</text:p>
          </table:table-cell>
          <table:table-cell table:style-name="ce17" office:value-type="string">
            <text:p><text:span text:style-name="T1">HDFS Java API</text:span></text:p>
            <text:p><text:span text:style-name="T2">3 replications</text:span></text:p>
          </table:table-cell>
          <table:table-cell table:style-name="ce9" office:value-type="string">
            <text:p>&amp;</text:p>
          </table:table-cell>
          <table:table-cell table:style-name="ce17" office:value-type="string">
            <text:p><text:span text:style-name="T1">FUSE-DFS</text:span></text:p>
            <text:p><text:span text:style-name="T2">3 replications</text:span>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&amp;</text:p>
          </table:table-cell>
          <table:table-cell table:formula="of:=AVERAGE([.C4:.E4])" office:value-type="float" office:value="69.254024">
            <text:p>69.25</text:p>
          </table:table-cell>
          <table:table-cell office:value-type="string">
            <text:p>&amp;</text:p>
          </table:table-cell>
          <table:table-cell table:formula="of:=AVERAGE([.G4:.I4])" office:value-type="float" office:value="33.8426667542017">
            <text:p>33.84</text:p>
          </table:table-cell>
          <table:table-cell office:value-type="string">
            <text:p>&amp;</text:p>
          </table:table-cell>
          <table:table-cell table:formula="of:=AVERAGE([.K4:.M4])" office:value-type="float" office:value="59.409448">
            <text:p>59.41</text:p>
          </table:table-cell>
          <table:table-cell office:value-type="string">
            <text:p>&amp;</text:p>
          </table:table-cell>
          <table:table-cell table:formula="of:=AVERAGE([.O4:.Q4])" office:value-type="float" office:value="45.2910182607962">
            <text:p>45.29</text:p>
          </table:table-cell>
          <table:table-cell office:value-type="string">
            <text:p>&amp;</text:p>
          </table:table-cell>
          <table:table-cell table:formula="of:=AVERAGE([.S4:.U4])" office:value-type="float" office:value="43.837174">
            <text:p>43.84</text:p>
          </table:table-cell>
          <table:table-cell office:value-type="string">
            <text:p>&amp;</text:p>
          </table:table-cell>
          <table:table-cell table:formula="of:=AVERAGE([.W4:.Y4])" office:value-type="float" office:value="34.022068839891">
            <text:p>34.02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string">
            <text:p>&amp;</text:p>
          </table:table-cell>
          <table:table-cell table:formula="of:=AVERAGE([.C5:.E5])" office:value-type="float" office:value="77.091464">
            <text:p>77.09</text:p>
          </table:table-cell>
          <table:table-cell office:value-type="string">
            <text:p>&amp;</text:p>
          </table:table-cell>
          <table:table-cell table:formula="of:=AVERAGE([.G5:.I5])" office:value-type="float" office:value="40.7908168109997">
            <text:p>40.79</text:p>
          </table:table-cell>
          <table:table-cell office:value-type="string">
            <text:p>&amp;</text:p>
          </table:table-cell>
          <table:table-cell table:formula="of:=AVERAGE([.K5:.M5])" office:value-type="float" office:value="60.451703">
            <text:p>60.45</text:p>
          </table:table-cell>
          <table:table-cell office:value-type="string">
            <text:p>&amp;</text:p>
          </table:table-cell>
          <table:table-cell table:formula="of:=AVERAGE([.O5:.Q5])" office:value-type="float" office:value="43.5982283011719">
            <text:p>43.6</text:p>
          </table:table-cell>
          <table:table-cell office:value-type="string">
            <text:p>&amp;</text:p>
          </table:table-cell>
          <table:table-cell table:formula="of:=AVERAGE([.S5:.U5])" office:value-type="float" office:value="49.771088">
            <text:p>49.77</text:p>
          </table:table-cell>
          <table:table-cell office:value-type="string">
            <text:p>&amp;</text:p>
          </table:table-cell>
          <table:table-cell table:formula="of:=AVERAGE([.W5:.Y5])" office:value-type="float" office:value="39.4232034041408">
            <text:p>39.42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string">
            <text:p>&amp;</text:p>
          </table:table-cell>
          <table:table-cell table:formula="of:=AVERAGE([.C6:.E6])" office:value-type="float" office:value="67.447002">
            <text:p>67.45</text:p>
          </table:table-cell>
          <table:table-cell office:value-type="string">
            <text:p>&amp;</text:p>
          </table:table-cell>
          <table:table-cell table:formula="of:=AVERAGE([.G6:.I6])" office:value-type="float" office:value="38.924995469373">
            <text:p>38.92</text:p>
          </table:table-cell>
          <table:table-cell office:value-type="string">
            <text:p>&amp;</text:p>
          </table:table-cell>
          <table:table-cell table:formula="of:=AVERAGE([.K6:.M6])" office:value-type="float" office:value="62.298599">
            <text:p>62.3</text:p>
          </table:table-cell>
          <table:table-cell office:value-type="string">
            <text:p>&amp;</text:p>
          </table:table-cell>
          <table:table-cell table:formula="of:=AVERAGE([.O6:.Q6])" office:value-type="float" office:value="46.4400062701799">
            <text:p>46.44</text:p>
          </table:table-cell>
          <table:table-cell office:value-type="string">
            <text:p>&amp;</text:p>
          </table:table-cell>
          <table:table-cell table:formula="of:=AVERAGE([.S6:.U6])" office:value-type="float" office:value="47.508706">
            <text:p>47.51</text:p>
          </table:table-cell>
          <table:table-cell office:value-type="string">
            <text:p>&amp;</text:p>
          </table:table-cell>
          <table:table-cell table:formula="of:=AVERAGE([.W6:.Y6])" office:value-type="float" office:value="47.1660987732037">
            <text:p>47.17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string">
            <text:p>&amp;</text:p>
          </table:table-cell>
          <table:table-cell table:formula="of:=AVERAGE([.C7:.E7])" office:value-type="float" office:value="77.430145">
            <text:p>77.43</text:p>
          </table:table-cell>
          <table:table-cell office:value-type="string">
            <text:p>&amp;</text:p>
          </table:table-cell>
          <table:table-cell table:formula="of:=AVERAGE([.G7:.I7])" office:value-type="float" office:value="44.1466412030693">
            <text:p>44.15</text:p>
          </table:table-cell>
          <table:table-cell office:value-type="string">
            <text:p>&amp;</text:p>
          </table:table-cell>
          <table:table-cell table:formula="of:=AVERAGE([.K7:.M7])" office:value-type="float" office:value="62.359854">
            <text:p>62.36</text:p>
          </table:table-cell>
          <table:table-cell office:value-type="string">
            <text:p>&amp;</text:p>
          </table:table-cell>
          <table:table-cell table:formula="of:=AVERAGE([.O7:.Q7])" office:value-type="float" office:value="46.3838450187158">
            <text:p>46.38</text:p>
          </table:table-cell>
          <table:table-cell office:value-type="string">
            <text:p>&amp;</text:p>
          </table:table-cell>
          <table:table-cell table:formula="of:=AVERAGE([.S7:.U7])" office:value-type="float" office:value="49.980948">
            <text:p>49.98</text:p>
          </table:table-cell>
          <table:table-cell office:value-type="string">
            <text:p>&amp;</text:p>
          </table:table-cell>
          <table:table-cell table:formula="of:=AVERAGE([.W7:.Y7])" office:value-type="float" office:value="46.9420677069674">
            <text:p>46.94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string">
            <text:p>&amp;</text:p>
          </table:table-cell>
          <table:table-cell table:formula="of:=AVERAGE([.C8:.E8])" office:value-type="float" office:value="75.76764">
            <text:p>75.77</text:p>
          </table:table-cell>
          <table:table-cell office:value-type="string">
            <text:p>&amp;</text:p>
          </table:table-cell>
          <table:table-cell table:formula="of:=AVERAGE([.G8:.I8])" office:value-type="float" office:value="44.7612030759399">
            <text:p>44.76</text:p>
          </table:table-cell>
          <table:table-cell office:value-type="string">
            <text:p>&amp;</text:p>
          </table:table-cell>
          <table:table-cell table:formula="of:=AVERAGE([.K8:.M8])" office:value-type="float" office:value="60.410217">
            <text:p>60.41</text:p>
          </table:table-cell>
          <table:table-cell office:value-type="string">
            <text:p>&amp;</text:p>
          </table:table-cell>
          <table:table-cell table:formula="of:=AVERAGE([.O8:.Q8])" office:value-type="float" office:value="46.6160528257661">
            <text:p>46.62</text:p>
          </table:table-cell>
          <table:table-cell office:value-type="string">
            <text:p>&amp;</text:p>
          </table:table-cell>
          <table:table-cell table:formula="of:=AVERAGE([.S8:.U8])" office:value-type="float" office:value="46.892329">
            <text:p>46.89</text:p>
          </table:table-cell>
          <table:table-cell office:value-type="string">
            <text:p>&amp;</text:p>
          </table:table-cell>
          <table:table-cell table:formula="of:=AVERAGE([.W8:.Y8])" office:value-type="float" office:value="49.2377338233946">
            <text:p>49.24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128">
            <text:p>128</text:p>
          </table:table-cell>
          <table:table-cell office:value-type="string">
            <text:p>&amp;</text:p>
          </table:table-cell>
          <table:table-cell table:formula="of:=AVERAGE([.C9:.E9])" office:value-type="float" office:value="79.039062">
            <text:p>79.04</text:p>
          </table:table-cell>
          <table:table-cell office:value-type="string">
            <text:p>&amp;</text:p>
          </table:table-cell>
          <table:table-cell table:formula="of:=AVERAGE([.G9:.I9])" office:value-type="float" office:value="48.81252461972">
            <text:p>48.81</text:p>
          </table:table-cell>
          <table:table-cell office:value-type="string">
            <text:p>&amp;</text:p>
          </table:table-cell>
          <table:table-cell table:formula="of:=AVERAGE([.K9:.M9])" office:value-type="float" office:value="57.848635">
            <text:p>57.85</text:p>
          </table:table-cell>
          <table:table-cell office:value-type="string">
            <text:p>&amp;</text:p>
          </table:table-cell>
          <table:table-cell table:formula="of:=AVERAGE([.O9:.Q9])" office:value-type="float" office:value="46.089234879263">
            <text:p>46.09</text:p>
          </table:table-cell>
          <table:table-cell office:value-type="string">
            <text:p>&amp;</text:p>
          </table:table-cell>
          <table:table-cell table:formula="of:=AVERAGE([.S9:.U9])" office:value-type="float" office:value="44.970003">
            <text:p>44.97</text:p>
          </table:table-cell>
          <table:table-cell office:value-type="string">
            <text:p>&amp;</text:p>
          </table:table-cell>
          <table:table-cell table:formula="of:=AVERAGE([.W9:.Y9])" office:value-type="float" office:value="47.6586768882577">
            <text:p>47.66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256">
            <text:p>256</text:p>
          </table:table-cell>
          <table:table-cell office:value-type="string">
            <text:p>&amp;</text:p>
          </table:table-cell>
          <table:table-cell table:formula="of:=AVERAGE([.C10:.E10])" office:value-type="float" office:value="68.30264">
            <text:p>68.3</text:p>
          </table:table-cell>
          <table:table-cell office:value-type="string">
            <text:p>&amp;</text:p>
          </table:table-cell>
          <table:table-cell table:formula="of:=AVERAGE([.G10:.I10])" office:value-type="float" office:value="46.0326028718388">
            <text:p>46.03</text:p>
          </table:table-cell>
          <table:table-cell office:value-type="string">
            <text:p>&amp;</text:p>
          </table:table-cell>
          <table:table-cell table:formula="of:=AVERAGE([.K10:.M10])" office:value-type="float" office:value="61.828748">
            <text:p>61.83</text:p>
          </table:table-cell>
          <table:table-cell office:value-type="string">
            <text:p>&amp;</text:p>
          </table:table-cell>
          <table:table-cell table:formula="of:=AVERAGE([.O10:.Q10])" office:value-type="float" office:value="47.1619561876043">
            <text:p>47.16</text:p>
          </table:table-cell>
          <table:table-cell office:value-type="string">
            <text:p>&amp;</text:p>
          </table:table-cell>
          <table:table-cell table:formula="of:=AVERAGE([.S10:.U10])" office:value-type="float" office:value="46.70539">
            <text:p>46.71</text:p>
          </table:table-cell>
          <table:table-cell office:value-type="string">
            <text:p>&amp;</text:p>
          </table:table-cell>
          <table:table-cell table:formula="of:=AVERAGE([.W10:.Y10])" office:value-type="float" office:value="47.9124066831241">
            <text:p>47.91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512">
            <text:p>512</text:p>
          </table:table-cell>
          <table:table-cell office:value-type="string">
            <text:p>&amp;</text:p>
          </table:table-cell>
          <table:table-cell table:formula="of:=AVERAGE([.C11:.E11])" office:value-type="float" office:value="76.073203">
            <text:p>76.07</text:p>
          </table:table-cell>
          <table:table-cell office:value-type="string">
            <text:p>&amp;</text:p>
          </table:table-cell>
          <table:table-cell table:formula="of:=AVERAGE([.G11:.I11])" office:value-type="float" office:value="47.3226678857848">
            <text:p>47.32</text:p>
          </table:table-cell>
          <table:table-cell office:value-type="string">
            <text:p>&amp;</text:p>
          </table:table-cell>
          <table:table-cell table:formula="of:=AVERAGE([.K11:.M11])" office:value-type="float" office:value="62.448817">
            <text:p>62.45</text:p>
          </table:table-cell>
          <table:table-cell office:value-type="string">
            <text:p>&amp;</text:p>
          </table:table-cell>
          <table:table-cell table:formula="of:=AVERAGE([.O11:.Q11])" office:value-type="float" office:value="48.1774961120914">
            <text:p>48.18</text:p>
          </table:table-cell>
          <table:table-cell office:value-type="string">
            <text:p>&amp;</text:p>
          </table:table-cell>
          <table:table-cell table:formula="of:=AVERAGE([.S11:.U11])" office:value-type="float" office:value="47.997489">
            <text:p>48</text:p>
          </table:table-cell>
          <table:table-cell office:value-type="string">
            <text:p>&amp;</text:p>
          </table:table-cell>
          <table:table-cell table:formula="of:=AVERAGE([.W11:.Y11])" office:value-type="float" office:value="49.1911242671308">
            <text:p>49.19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AVERAGE([.C12:.E12])" office:value-type="float" office:value="66.583626">
            <text:p>66.58</text:p>
          </table:table-cell>
          <table:table-cell office:value-type="string">
            <text:p>&amp;</text:p>
          </table:table-cell>
          <table:table-cell table:formula="of:=AVERAGE([.G12:.I12])" office:value-type="float" office:value="42.9015669525154">
            <text:p>42.9</text:p>
          </table:table-cell>
          <table:table-cell office:value-type="string">
            <text:p>&amp;</text:p>
          </table:table-cell>
          <table:table-cell table:formula="of:=AVERAGE([.K12:.M12])" office:value-type="float" office:value="64.930952">
            <text:p>64.93</text:p>
          </table:table-cell>
          <table:table-cell office:value-type="string">
            <text:p>&amp;</text:p>
          </table:table-cell>
          <table:table-cell table:formula="of:=AVERAGE([.O12:.Q12])" office:value-type="float" office:value="45.6116127045699">
            <text:p>45.61</text:p>
          </table:table-cell>
          <table:table-cell office:value-type="string">
            <text:p>&amp;</text:p>
          </table:table-cell>
          <table:table-cell table:formula="of:=AVERAGE([.S12:.U12])" office:value-type="float" office:value="46.214185">
            <text:p>46.21</text:p>
          </table:table-cell>
          <table:table-cell office:value-type="string">
            <text:p>&amp;</text:p>
          </table:table-cell>
          <table:table-cell table:formula="of:=AVERAGE([.W12:.Y12])" office:value-type="float" office:value="45.5987018087636">
            <text:p>45.6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AVERAGE([.C13:.E13])" office:value-type="float" office:value="77.087037">
            <text:p>77.09</text:p>
          </table:table-cell>
          <table:table-cell office:value-type="string">
            <text:p>&amp;</text:p>
          </table:table-cell>
          <table:table-cell table:formula="of:=AVERAGE([.G13:.I13])" office:value-type="float" office:value="50.7853385088272">
            <text:p>50.79</text:p>
          </table:table-cell>
          <table:table-cell office:value-type="string">
            <text:p>&amp;</text:p>
          </table:table-cell>
          <table:table-cell table:formula="of:=AVERAGE([.K13:.M13])" office:value-type="float" office:value="63.824994">
            <text:p>63.82</text:p>
          </table:table-cell>
          <table:table-cell office:value-type="string">
            <text:p>&amp;</text:p>
          </table:table-cell>
          <table:table-cell table:formula="of:=AVERAGE([.O13:.Q13])" office:value-type="float" office:value="47.1812944820315">
            <text:p>47.18</text:p>
          </table:table-cell>
          <table:table-cell office:value-type="string">
            <text:p>&amp;</text:p>
          </table:table-cell>
          <table:table-cell table:formula="of:=AVERAGE([.S13:.U13])" office:value-type="float" office:value="44.808266">
            <text:p>44.81</text:p>
          </table:table-cell>
          <table:table-cell office:value-type="string">
            <text:p>&amp;</text:p>
          </table:table-cell>
          <table:table-cell table:formula="of:=AVERAGE([.W13:.Y13])" office:value-type="float" office:value="46.5783124909643">
            <text:p>46.58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AVERAGE([.C14:.E14])" office:value-type="float" office:value="70.1491">
            <text:p>70.15</text:p>
          </table:table-cell>
          <table:table-cell office:value-type="string">
            <text:p>&amp;</text:p>
          </table:table-cell>
          <table:table-cell table:formula="of:=AVERAGE([.G14:.I14])" office:value-type="float" office:value="44.4">
            <text:p>44.4</text:p>
          </table:table-cell>
          <table:table-cell office:value-type="string">
            <text:p>&amp;</text:p>
          </table:table-cell>
          <table:table-cell table:formula="of:=AVERAGE([.K14:.M14])" office:value-type="float" office:value="65.054455">
            <text:p>65.05</text:p>
          </table:table-cell>
          <table:table-cell office:value-type="string">
            <text:p>&amp;</text:p>
          </table:table-cell>
          <table:table-cell table:formula="of:=AVERAGE([.O14:.Q14])" office:value-type="float" office:value="43.81">
            <text:p>43.81</text:p>
          </table:table-cell>
          <table:table-cell office:value-type="string">
            <text:p>&amp;</text:p>
          </table:table-cell>
          <table:table-cell table:formula="of:=AVERAGE([.S14:.U14])" office:value-type="float" office:value="50.838549">
            <text:p>50.84</text:p>
          </table:table-cell>
          <table:table-cell office:value-type="string">
            <text:p>&amp;</text:p>
          </table:table-cell>
          <table:table-cell table:formula="of:=AVERAGE([.W14:.Y14])" office:value-type="float" office:value="46.5715795750217">
            <text:p>46.57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3"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AVERAGE([.C15:.E15])" office:value-type="float" office:value="74.77029">
            <text:p>74.77</text:p>
          </table:table-cell>
          <table:table-cell office:value-type="string">
            <text:p>&amp;</text:p>
          </table:table-cell>
          <table:table-cell table:formula="of:=AVERAGE([.G15:.I15])" office:value-type="float" office:value="49.03">
            <text:p>49.03</text:p>
          </table:table-cell>
          <table:table-cell office:value-type="string">
            <text:p>&amp;</text:p>
          </table:table-cell>
          <table:table-cell table:formula="of:=AVERAGE([.K15:.M15])" office:value-type="float" office:value="64.254725">
            <text:p>64.25</text:p>
          </table:table-cell>
          <table:table-cell office:value-type="string">
            <text:p>&amp;</text:p>
          </table:table-cell>
          <table:table-cell table:formula="of:=AVERAGE([.O15:.Q15])" office:value-type="float" office:value="45.51">
            <text:p>45.51</text:p>
          </table:table-cell>
          <table:table-cell office:value-type="string">
            <text:p>&amp;</text:p>
          </table:table-cell>
          <table:table-cell table:formula="of:=AVERAGE([.S15:.U15])" office:value-type="float" office:value="48.347537">
            <text:p>48.35</text:p>
          </table:table-cell>
          <table:table-cell office:value-type="string">
            <text:p>&amp;</text:p>
          </table:table-cell>
          <table:table-cell table:formula="of:=AVERAGE([.W15:.Y15])" office:value-type="float" office:value="0">
            <text:p>#DIV/0!</text:p>
          </table:table-cell>
          <table:table-cell table:style-name="ce20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23" office:value-type="string">
            <text:p>average</text:p>
          </table:table-cell>
          <table:table-cell table:style-name="ce8" office:value-type="string">
            <text:p>&amp;</text:p>
          </table:table-cell>
          <table:table-cell table:style-name="ce12" table:formula="of:=AVERAGE([.C16:.E16])" office:value-type="float" office:value="73.24960275">
            <text:p>73.25</text:p>
          </table:table-cell>
          <table:table-cell table:style-name="ce8" office:value-type="string">
            <text:p>&amp;</text:p>
          </table:table-cell>
          <table:table-cell table:style-name="ce12" table:formula="of:=AVERAGE([.G16:.I16])" office:value-type="float" office:value="44.3125853460225">
            <text:p>44.31</text:p>
          </table:table-cell>
          <table:table-cell table:style-name="ce8" office:value-type="string">
            <text:p>&amp;</text:p>
          </table:table-cell>
          <table:table-cell table:style-name="ce12" table:formula="of:=AVERAGE([.K16:.M16])" office:value-type="float" office:value="62.0934289166667">
            <text:p>62.09</text:p>
          </table:table-cell>
          <table:table-cell table:style-name="ce8" office:value-type="string">
            <text:p>&amp;</text:p>
          </table:table-cell>
          <table:table-cell table:style-name="ce12" table:formula="of:=AVERAGE([.O16:.Q16])" office:value-type="float" office:value="45.9892287535158">
            <text:p>45.99</text:p>
          </table:table-cell>
          <table:table-cell table:style-name="ce8" office:value-type="string">
            <text:p>&amp;</text:p>
          </table:table-cell>
          <table:table-cell table:style-name="ce12" table:formula="of:=AVERAGE([.S16:.U16])" office:value-type="float" office:value="47.3226386666667">
            <text:p>47.32</text:p>
          </table:table-cell>
          <table:table-cell table:style-name="ce8" office:value-type="string">
            <text:p>&amp;</text:p>
          </table:table-cell>
          <table:table-cell table:style-name="ce12" table:formula="of:=AVERAGE([.W16:.Y16])" office:value-type="float" office:value="45.4819976600782">
            <text:p>45.48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table:number-columns-spanned="6" table:number-rows-spanned="1">
            <text:p>% slowdow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>
            <text:p>block size</text:p>
          </table:table-cell>
          <table:table-cell office:value-type="string">
            <text:p>&amp;</text:p>
          </table:table-cell>
          <table:table-cell table:style-name="ce9" office:value-type="string">
            <text:p>1 replication</text:p>
          </table:table-cell>
          <table:table-cell office:value-type="string">
            <text:p>&amp;</text:p>
          </table:table-cell>
          <table:table-cell table:style-name="ce9" office:value-type="string">
            <text:p>2 replications</text:p>
          </table:table-cell>
          <table:table-cell office:value-type="string">
            <text:p>&amp;</text:p>
          </table:table-cell>
          <table:table-cell table:style-name="ce9" office:value-type="string">
            <text:p>3 replications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M#REF!]/[.K#REF!]))*100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(1-([.E#REF!]/[.C#REF!]))*100" office:value-type="float" office:value="0">
            <text:p>#REF!</text:p>
          </table:table-cell>
          <table:table-cell office:value-type="string">
            <text:p>&amp;</text:p>
          </table:table-cell>
          <table:table-cell table:formula="of:=(1-([.I#REF!]/[.G#REF!]))*100" office:value-type="float" office:value="0">
            <text:p>#REF!</text:p>
          </table:table-cell>
          <table:table-cell office:value-type="string">
            <text:p>&amp;</text:p>
          </table:table-cell>
          <table:table-cell table:style-name="ce16" office:value-type="string">
            <text:p>N/A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average</text:p>
          </table:table-cell>
          <table:table-cell office:value-type="string">
            <text:p>&amp;</text:p>
          </table:table-cell>
          <table:table-cell table:style-name="ce25" table:formula="of:=AVERAGE([.C37:.C48])" office:value-type="float" office:value="0">
            <text:p>#REF!</text:p>
          </table:table-cell>
          <table:table-cell office:value-type="string">
            <text:p>&amp;</text:p>
          </table:table-cell>
          <table:table-cell table:style-name="ce25" table:formula="of:=AVERAGE([.E37:.E48])" office:value-type="float" office:value="0">
            <text:p>#REF!</text:p>
          </table:table-cell>
          <table:table-cell office:value-type="string">
            <text:p>&amp;</text:p>
          </table:table-cell>
          <table:table-cell table:style-name="ce25" table:formula="of:=AVERAGE([.G37:.G48])" office:value-type="float" office:value="0">
            <text:p>#REF!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>
            <draw:frame table:end-cell-address="'WRITE-4nodes'.L75" table:end-x="0.1492in" table:end-y="0.0075in" draw:z-index="2" draw:style-name="gr1" svg:width="5.3976in" svg:height="3.8748in" svg:x="0.2311in" svg:y="0.1508in">
              <draw:object draw:notify-on-update-of-ranges="'WRITE-4nodes'.A37:'WRITE-4nodes'.A49 'WRITE-4nodes'.C36:'WRITE-4nodes'.C36 'WRITE-4nodes'.C37:'WRITE-4nodes'.C49 'WRITE-4nodes'.E36:'WRITE-4nodes'.E36 'WRITE-4nodes'.E37:'WRITE-4nodes'.E49 'WRITE-4nodes'.G36:'WRITE-4nodes'.G36 'WRITE-4nodes'.G37:'WRITE-4nodes'.G4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</table:table>
      <table:table table:name="READ-8nodes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5"/>
        <table:table-column table:style-name="co2" table:number-columns-repeated="18" table:default-cell-style-name="Default"/>
        <table:table-row table:style-name="ro2">
          <table:table-cell table:style-name="ce1"/>
          <table:table-cell/>
          <table:table-cell table:style-name="ce9" office:value-type="string" table:number-columns-spanned="7" table:number-rows-spanned="1">
            <text:p>Throughput MB/s </text:p>
            <text:p>(8 slaves, 1 replication)</text:p>
          </table:table-cell>
          <table:covered-table-cell table:style-name="ce5"/>
          <table:covered-table-cell/>
          <table:covered-table-cell table:style-name="ce5"/>
          <table:covered-table-cell table:number-columns-repeated="3"/>
          <table:table-cell table:style-name="ce5"/>
          <table:table-cell table:style-name="ce5" office:value-type="string" table:number-columns-spanned="7" table:number-rows-spanned="1">
            <text:p>Throughput MB/s <text:s/></text:p>
            <text:p>(8 slaves, 2 replication)</text:p>
          </table:table-cell>
          <table:covered-table-cell table:style-name="ce5"/>
          <table:covered-table-cell/>
          <table:covered-table-cell table:style-name="ce5"/>
          <table:covered-table-cell table:number-columns-repeated="3"/>
          <table:table-cell/>
          <table:table-cell table:style-name="ce9" office:value-type="string" table:number-columns-spanned="7" table:number-rows-spanned="1">
            <text:p>Throughput MB/s </text:p>
            <text:p>(8 slaves, 3 replication)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block size</text:p>
          </table:table-cell>
          <table:table-cell office:value-type="string">
            <text:p>&amp;</text:p>
          </table:table-cell>
          <table:table-cell table:style-name="ce9" office:value-type="string" table:number-columns-spanned="3" table:number-rows-spanned="1">
            <text:p><text:span text:style-name="T1">HDFS Java API</text:span></text:p>
            <text:p>1 replication</text:p>
          </table:table-cell>
          <table:covered-table-cell table:style-name="ce5"/>
          <table:covered-table-cell/>
          <table:table-cell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1 replication</text:span></text:p>
          </table:table-cell>
          <table:covered-table-cell/>
          <table:covered-table-cell table:style-name="ce5"/>
          <table:table-cell table:style-name="ce9" office:value-type="string">
            <text:p>&amp;</text:p>
          </table:table-cell>
          <table:table-cell table:style-name="ce17" office:value-type="string" table:number-columns-spanned="3" table:number-rows-spanned="1">
            <text:p><text:span text:style-name="T1">HDFS Java API</text:span></text:p>
            <text:p><text:span text:style-name="T2">2 replications</text:span></text:p>
          </table:table-cell>
          <table:covered-table-cell table:style-name="ce5"/>
          <table:covered-table-cell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2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HDFS Java API</text:span></text:p>
            <text:p><text:span text:style-name="T2">3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3 replications</text:span></text:p>
          </table:table-cell>
          <table:covered-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float" office:value="58.797949">
            <text:p>58.8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1.0411880960679">
            <text:p>51.04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7.988572">
            <text:p>57.99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58">
            <text:p>52.58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3414217715232">
            <text:p>53.34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office:value-type="float" office:value="59.660716">
            <text:p>59.66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3023031655844">
            <text:p>52.3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7.729639">
            <text:p>57.73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82">
            <text:p>52.82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4848745808294">
            <text:p>53.48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60.146096">
            <text:p>60.15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7527569014638">
            <text:p>52.7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9.058132">
            <text:p>59.06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4.16">
            <text:p>54.16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1320603416999">
            <text:p>53.13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office:value-type="float" office:value="59.824895">
            <text:p>59.82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2158418689832">
            <text:p>52.22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9.661821">
            <text:p>59.66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4.59">
            <text:p>54.59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4.1409873462392">
            <text:p>54.14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63.324958">
            <text:p>63.32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2649710434106">
            <text:p>52.26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8.521122">
            <text:p>58.52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94">
            <text:p>53.94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5791571043704">
            <text:p>53.58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office:value-type="float" office:value="59.465151">
            <text:p>59.47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8874335150866">
            <text:p>53.8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7.914771">
            <text:p>57.91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56">
            <text:p>53.56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8784219371885">
            <text:p>53.88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59.900975">
            <text:p>59.9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39.1130708857379">
            <text:p>39.11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8.74049">
            <text:p>58.74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4.6">
            <text:p>54.6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49.8055570584962">
            <text:p>49.81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office:value-type="float" office:value="60.503697">
            <text:p>60.5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44.7363419561776">
            <text:p>44.74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60.140707">
            <text:p>60.14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4.49">
            <text:p>54.49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748.564562035316">
            <text:p>748.56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60.275725">
            <text:p>60.28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1.7445373731209">
            <text:p>51.74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60.098302">
            <text:p>60.1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74">
            <text:p>53.74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3149408406421">
            <text:p>53.31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office:value-type="float" office:value="62.146225">
            <text:p>62.15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2.1972308178342">
            <text:p>52.2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9.600897">
            <text:p>59.6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91">
            <text:p>53.91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1671321660781">
            <text:p>53.17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office:value-type="float" office:value="60.68604">
            <text:p>60.69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table:style-name="ce27"/>
          <table:table-cell table:number-columns-repeated="2"/>
          <table:table-cell table:style-name="ce5" office:value-type="string">
            <text:p>&amp;</text:p>
          </table:table-cell>
          <table:table-cell office:value-type="float" office:value="59.814899">
            <text:p>59.81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8">
            <text:p>53.8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5506594475101">
            <text:p>53.55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office:value-type="float" office:value="62.713814">
            <text:p>62.71</text:p>
          </table:table-cell>
          <table:table-cell table:style-name="ce5"/>
          <table:table-cell/>
          <table:table-cell table:style-name="ce5" office:value-type="string">
            <text:p>&amp;</text:p>
          </table:table-cell>
          <table:table-cell table:style-name="ce27"/>
          <table:table-cell table:number-columns-repeated="2"/>
          <table:table-cell table:style-name="ce5" office:value-type="string">
            <text:p>&amp;</text:p>
          </table:table-cell>
          <table:table-cell/>
          <table:table-cell table:style-name="ce5"/>
          <table:table-cell/>
          <table:table-cell table:style-name="ce5" office:value-type="string">
            <text:p>&amp;</text:p>
          </table:table-cell>
          <table:table-cell office:value-type="float" office:value="53.41">
            <text:p>53.41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864009680008">
            <text:p>53.86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3">
          <table:table-cell table:style-name="ce1" office:value-type="string">
            <text:p>average</text:p>
          </table:table-cell>
          <table:table-cell office:value-type="string">
            <text:p>&amp;</text:p>
          </table:table-cell>
          <table:table-cell table:formula="of:=AVERAGE([.C3:.C14])" office:value-type="float" office:value="60.6205200833333">
            <text:p>60.62</text:p>
          </table:table-cell>
          <table:table-cell table:style-name="Default"/>
          <table:table-cell/>
          <table:table-cell table:style-name="ce5" office:value-type="string">
            <text:p>&amp;</text:p>
          </table:table-cell>
          <table:table-cell table:formula="of:=AVERAGE([.G3:.G14])" office:value-type="float" office:value="50.2255675623467">
            <text:p>50.23</text:p>
          </table:table-cell>
          <table:table-cell table:style-name="Default"/>
          <table:table-cell/>
          <table:table-cell table:style-name="ce5" office:value-type="string">
            <text:p>&amp;</text:p>
          </table:table-cell>
          <table:table-cell table:formula="of:=AVERAGE([.K3:.K14])" office:value-type="float" office:value="59.0244865454546">
            <text:p>59.02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style-name="ce9" table:formula="of:=AVERAGE([.O3:.O14])" office:value-type="float" office:value="53.8">
            <text:p>53.8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formula="of:=AVERAGE([.S3:.S14])" office:value-type="float" office:value="0">
            <text:p>#DIV/0!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formula="of:=AVERAGE([.W3:.W14])" office:value-type="float" office:value="111.151982025825">
            <text:p>111.15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2"/>
          <table:table-cell table:style-name="ce6" office:value-type="string" table:number-columns-spanned="13" table:number-rows-spanned="1">
            <text:p>AVERAGE Throughput</text:p>
          </table:table-cell>
          <table:covered-table-cell table:number-columns-repeated="3" table:style-name="ce10"/>
          <table:covered-table-cell table:style-name="ce11"/>
          <table:covered-table-cell table:number-columns-repeated="3" table:style-name="ce10"/>
          <table:covered-table-cell table:style-name="ce11"/>
          <table:covered-table-cell table:number-columns-repeated="3" table:style-name="ce10"/>
          <table:covered-table-cell table:style-name="ce18"/>
          <table:table-cell table:number-columns-repeated="12"/>
        </table:table-row>
        <table:table-row table:style-name="ro2">
          <table:table-cell table:style-name="ce2"/>
          <table:table-cell table:style-name="ce11" office:value-type="string" table:number-columns-spanned="4" table:number-rows-spanned="1">
            <text:p>Throughput MB/s </text:p>
            <text:p>(8 slaves, 1 replication)</text:p>
          </table:table-cell>
          <table:covered-table-cell table:style-name="ce10"/>
          <table:covered-table-cell table:number-columns-repeated="2" table:style-name="ce13"/>
          <table:table-cell table:style-name="ce13" office:value-type="string" table:number-columns-spanned="4" table:number-rows-spanned="1">
            <text:p>Throughput MB/s </text:p>
            <text:p>(8 slaves, 2 replication)</text:p>
          </table:table-cell>
          <table:covered-table-cell table:style-name="ce13"/>
          <table:covered-table-cell table:style-name="ce10"/>
          <table:covered-table-cell table:style-name="ce13"/>
          <table:table-cell table:style-name="ce11" office:value-type="string" table:number-columns-spanned="4" table:number-rows-spanned="1">
            <text:p>Throughput MB/s <text:s/></text:p>
            <text:p>(8 slaves, 3 replication)</text:p>
          </table:table-cell>
          <table:covered-table-cell table:style-name="ce13"/>
          <table:covered-table-cell table:number-columns-repeated="2" table:style-name="ce10"/>
          <table:table-cell table:style-name="ce19"/>
          <table:table-cell table:number-columns-repeated="12"/>
        </table:table-row>
        <table:table-row table:style-name="ro7">
          <table:table-cell table:style-name="ce3" office:value-type="string">
            <text:p>block size</text:p>
          </table:table-cell>
          <table:table-cell office:value-type="string">
            <text:p>&amp;</text:p>
          </table:table-cell>
          <table:table-cell table:style-name="ce24" office:value-type="string">
            <text:p>HDFS Java API – replication 1</text:p>
          </table:table-cell>
          <table:table-cell office:value-type="string">
            <text:p>&amp;</text:p>
          </table:table-cell>
          <table:table-cell table:style-name="ce26" office:value-type="string">
            <text:p>FUSE-DFS – replication 1</text:p>
          </table:table-cell>
          <table:table-cell office:value-type="string">
            <text:p>&amp;</text:p>
          </table:table-cell>
          <table:table-cell table:style-name="ce24" office:value-type="string">
            <text:p>HDFS Java API – replication 2</text:p>
          </table:table-cell>
          <table:table-cell table:style-name="ce9" office:value-type="string">
            <text:p>&amp;</text:p>
          </table:table-cell>
          <table:table-cell table:style-name="ce26" office:value-type="string">
            <text:p>FUSE-DFS – replication 2</text:p>
          </table:table-cell>
          <table:table-cell table:style-name="ce9" office:value-type="string">
            <text:p>&amp;</text:p>
          </table:table-cell>
          <table:table-cell table:style-name="ce24" office:value-type="string">
            <text:p>HDFS Java API – replication 3</text:p>
          </table:table-cell>
          <table:table-cell table:style-name="ce9" office:value-type="string">
            <text:p>&amp;</text:p>
          </table:table-cell>
          <table:table-cell table:style-name="ce26" office:value-type="string">
            <text:p>FUSE-DFS – replication 3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4">
            <text:p>4</text:p>
          </table:table-cell>
          <table:table-cell office:value-type="string">
            <text:p>&amp;</text:p>
          </table:table-cell>
          <table:table-cell table:formula="of:=AVERAGE([.C3:.E3])" office:value-type="float" office:value="58.797949">
            <text:p>58.8</text:p>
          </table:table-cell>
          <table:table-cell office:value-type="string">
            <text:p>&amp;</text:p>
          </table:table-cell>
          <table:table-cell table:formula="of:=AVERAGE([.G3:.I3])" office:value-type="float" office:value="51.0411880960679">
            <text:p>51.04</text:p>
          </table:table-cell>
          <table:table-cell office:value-type="string">
            <text:p>&amp;</text:p>
          </table:table-cell>
          <table:table-cell table:formula="of:=AVERAGE([.K3:.M3])" office:value-type="float" office:value="57.988572">
            <text:p>57.99</text:p>
          </table:table-cell>
          <table:table-cell table:style-name="ce9" office:value-type="string">
            <text:p>&amp;</text:p>
          </table:table-cell>
          <table:table-cell table:formula="of:=AVERAGE([.O3:.Q3])" office:value-type="float" office:value="52.58">
            <text:p>52.58</text:p>
          </table:table-cell>
          <table:table-cell table:style-name="ce9" office:value-type="string">
            <text:p>&amp;</text:p>
          </table:table-cell>
          <table:table-cell table:formula="of:=AVERAGE([.S3:.U3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3:.Y3])" office:value-type="float" office:value="53.3414217715232">
            <text:p>53.34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8">
            <text:p>8</text:p>
          </table:table-cell>
          <table:table-cell office:value-type="string">
            <text:p>&amp;</text:p>
          </table:table-cell>
          <table:table-cell table:formula="of:=AVERAGE([.C4:.E4])" office:value-type="float" office:value="59.660716">
            <text:p>59.66</text:p>
          </table:table-cell>
          <table:table-cell office:value-type="string">
            <text:p>&amp;</text:p>
          </table:table-cell>
          <table:table-cell table:formula="of:=AVERAGE([.G4:.I4])" office:value-type="float" office:value="52.3023031655844">
            <text:p>52.3</text:p>
          </table:table-cell>
          <table:table-cell office:value-type="string">
            <text:p>&amp;</text:p>
          </table:table-cell>
          <table:table-cell table:formula="of:=AVERAGE([.K4:.M4])" office:value-type="float" office:value="57.729639">
            <text:p>57.73</text:p>
          </table:table-cell>
          <table:table-cell table:style-name="ce9" office:value-type="string">
            <text:p>&amp;</text:p>
          </table:table-cell>
          <table:table-cell table:formula="of:=AVERAGE([.O4:.Q4])" office:value-type="float" office:value="52.82">
            <text:p>52.82</text:p>
          </table:table-cell>
          <table:table-cell table:style-name="ce9" office:value-type="string">
            <text:p>&amp;</text:p>
          </table:table-cell>
          <table:table-cell table:formula="of:=AVERAGE([.S4:.U4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4:.Y4])" office:value-type="float" office:value="53.4848745808294">
            <text:p>53.48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16">
            <text:p>16</text:p>
          </table:table-cell>
          <table:table-cell office:value-type="string">
            <text:p>&amp;</text:p>
          </table:table-cell>
          <table:table-cell table:formula="of:=AVERAGE([.C5:.E5])" office:value-type="float" office:value="60.146096">
            <text:p>60.15</text:p>
          </table:table-cell>
          <table:table-cell office:value-type="string">
            <text:p>&amp;</text:p>
          </table:table-cell>
          <table:table-cell table:formula="of:=AVERAGE([.G5:.I5])" office:value-type="float" office:value="52.7527569014638">
            <text:p>52.75</text:p>
          </table:table-cell>
          <table:table-cell office:value-type="string">
            <text:p>&amp;</text:p>
          </table:table-cell>
          <table:table-cell table:formula="of:=AVERAGE([.K5:.M5])" office:value-type="float" office:value="59.058132">
            <text:p>59.06</text:p>
          </table:table-cell>
          <table:table-cell table:style-name="ce9" office:value-type="string">
            <text:p>&amp;</text:p>
          </table:table-cell>
          <table:table-cell table:formula="of:=AVERAGE([.O5:.Q5])" office:value-type="float" office:value="54.16">
            <text:p>54.16</text:p>
          </table:table-cell>
          <table:table-cell table:style-name="ce9" office:value-type="string">
            <text:p>&amp;</text:p>
          </table:table-cell>
          <table:table-cell table:formula="of:=AVERAGE([.S5:.U5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5:.Y5])" office:value-type="float" office:value="53.1320603416999">
            <text:p>53.13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32">
            <text:p>32</text:p>
          </table:table-cell>
          <table:table-cell office:value-type="string">
            <text:p>&amp;</text:p>
          </table:table-cell>
          <table:table-cell table:formula="of:=AVERAGE([.C6:.E6])" office:value-type="float" office:value="59.824895">
            <text:p>59.82</text:p>
          </table:table-cell>
          <table:table-cell office:value-type="string">
            <text:p>&amp;</text:p>
          </table:table-cell>
          <table:table-cell table:formula="of:=AVERAGE([.G6:.I6])" office:value-type="float" office:value="52.2158418689832">
            <text:p>52.22</text:p>
          </table:table-cell>
          <table:table-cell office:value-type="string">
            <text:p>&amp;</text:p>
          </table:table-cell>
          <table:table-cell table:formula="of:=AVERAGE([.K6:.M6])" office:value-type="float" office:value="59.661821">
            <text:p>59.66</text:p>
          </table:table-cell>
          <table:table-cell table:style-name="ce9" office:value-type="string">
            <text:p>&amp;</text:p>
          </table:table-cell>
          <table:table-cell table:formula="of:=AVERAGE([.O6:.Q6])" office:value-type="float" office:value="54.59">
            <text:p>54.59</text:p>
          </table:table-cell>
          <table:table-cell table:style-name="ce9" office:value-type="string">
            <text:p>&amp;</text:p>
          </table:table-cell>
          <table:table-cell table:formula="of:=AVERAGE([.S6:.U6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6:.Y6])" office:value-type="float" office:value="54.1409873462392">
            <text:p>54.14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64">
            <text:p>64</text:p>
          </table:table-cell>
          <table:table-cell office:value-type="string">
            <text:p>&amp;</text:p>
          </table:table-cell>
          <table:table-cell table:formula="of:=AVERAGE([.C7:.E7])" office:value-type="float" office:value="63.324958">
            <text:p>63.32</text:p>
          </table:table-cell>
          <table:table-cell office:value-type="string">
            <text:p>&amp;</text:p>
          </table:table-cell>
          <table:table-cell table:formula="of:=AVERAGE([.G7:.I7])" office:value-type="float" office:value="52.2649710434106">
            <text:p>52.26</text:p>
          </table:table-cell>
          <table:table-cell office:value-type="string">
            <text:p>&amp;</text:p>
          </table:table-cell>
          <table:table-cell table:formula="of:=AVERAGE([.K7:.M7])" office:value-type="float" office:value="58.521122">
            <text:p>58.52</text:p>
          </table:table-cell>
          <table:table-cell table:style-name="ce9" office:value-type="string">
            <text:p>&amp;</text:p>
          </table:table-cell>
          <table:table-cell table:formula="of:=AVERAGE([.O7:.Q7])" office:value-type="float" office:value="53.94">
            <text:p>53.94</text:p>
          </table:table-cell>
          <table:table-cell table:style-name="ce9" office:value-type="string">
            <text:p>&amp;</text:p>
          </table:table-cell>
          <table:table-cell table:formula="of:=AVERAGE([.S7:.U7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7:.Y7])" office:value-type="float" office:value="53.5791571043704">
            <text:p>53.58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128">
            <text:p>128</text:p>
          </table:table-cell>
          <table:table-cell office:value-type="string">
            <text:p>&amp;</text:p>
          </table:table-cell>
          <table:table-cell table:formula="of:=AVERAGE([.C8:.E8])" office:value-type="float" office:value="59.465151">
            <text:p>59.47</text:p>
          </table:table-cell>
          <table:table-cell office:value-type="string">
            <text:p>&amp;</text:p>
          </table:table-cell>
          <table:table-cell table:formula="of:=AVERAGE([.G8:.I8])" office:value-type="float" office:value="53.8874335150866">
            <text:p>53.89</text:p>
          </table:table-cell>
          <table:table-cell office:value-type="string">
            <text:p>&amp;</text:p>
          </table:table-cell>
          <table:table-cell table:formula="of:=AVERAGE([.K8:.M8])" office:value-type="float" office:value="57.914771">
            <text:p>57.91</text:p>
          </table:table-cell>
          <table:table-cell table:style-name="ce9" office:value-type="string">
            <text:p>&amp;</text:p>
          </table:table-cell>
          <table:table-cell table:formula="of:=AVERAGE([.O8:.Q8])" office:value-type="float" office:value="53.56">
            <text:p>53.56</text:p>
          </table:table-cell>
          <table:table-cell table:style-name="ce9" office:value-type="string">
            <text:p>&amp;</text:p>
          </table:table-cell>
          <table:table-cell table:formula="of:=AVERAGE([.S8:.U8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8:.Y8])" office:value-type="float" office:value="53.8784219371885">
            <text:p>53.88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256">
            <text:p>256</text:p>
          </table:table-cell>
          <table:table-cell office:value-type="string">
            <text:p>&amp;</text:p>
          </table:table-cell>
          <table:table-cell table:formula="of:=AVERAGE([.C9:.E9])" office:value-type="float" office:value="59.900975">
            <text:p>59.9</text:p>
          </table:table-cell>
          <table:table-cell office:value-type="string">
            <text:p>&amp;</text:p>
          </table:table-cell>
          <table:table-cell table:formula="of:=AVERAGE([.G9:.I9])" office:value-type="float" office:value="39.1130708857379">
            <text:p>39.11</text:p>
          </table:table-cell>
          <table:table-cell office:value-type="string">
            <text:p>&amp;</text:p>
          </table:table-cell>
          <table:table-cell table:formula="of:=AVERAGE([.K9:.M9])" office:value-type="float" office:value="58.74049">
            <text:p>58.74</text:p>
          </table:table-cell>
          <table:table-cell table:style-name="ce9" office:value-type="string">
            <text:p>&amp;</text:p>
          </table:table-cell>
          <table:table-cell table:formula="of:=AVERAGE([.O9:.Q9])" office:value-type="float" office:value="54.6">
            <text:p>54.6</text:p>
          </table:table-cell>
          <table:table-cell table:style-name="ce9" office:value-type="string">
            <text:p>&amp;</text:p>
          </table:table-cell>
          <table:table-cell table:formula="of:=AVERAGE([.S9:.U9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9:.Y9])" office:value-type="float" office:value="49.8055570584962">
            <text:p>49.81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512">
            <text:p>512</text:p>
          </table:table-cell>
          <table:table-cell office:value-type="string">
            <text:p>&amp;</text:p>
          </table:table-cell>
          <table:table-cell table:formula="of:=AVERAGE([.C10:.E10])" office:value-type="float" office:value="60.503697">
            <text:p>60.5</text:p>
          </table:table-cell>
          <table:table-cell office:value-type="string">
            <text:p>&amp;</text:p>
          </table:table-cell>
          <table:table-cell table:formula="of:=AVERAGE([.G10:.I10])" office:value-type="float" office:value="44.7363419561776">
            <text:p>44.74</text:p>
          </table:table-cell>
          <table:table-cell office:value-type="string">
            <text:p>&amp;</text:p>
          </table:table-cell>
          <table:table-cell table:formula="of:=AVERAGE([.K10:.M10])" office:value-type="float" office:value="60.140707">
            <text:p>60.14</text:p>
          </table:table-cell>
          <table:table-cell table:style-name="ce9" office:value-type="string">
            <text:p>&amp;</text:p>
          </table:table-cell>
          <table:table-cell table:formula="of:=AVERAGE([.O10:.Q10])" office:value-type="float" office:value="54.49">
            <text:p>54.49</text:p>
          </table:table-cell>
          <table:table-cell table:style-name="ce9" office:value-type="string">
            <text:p>&amp;</text:p>
          </table:table-cell>
          <table:table-cell table:formula="of:=AVERAGE([.S10:.U10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10:.Y10])" office:value-type="float" office:value="748.564562035316">
            <text:p>748.56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AVERAGE([.C11:.E11])" office:value-type="float" office:value="60.275725">
            <text:p>60.28</text:p>
          </table:table-cell>
          <table:table-cell office:value-type="string">
            <text:p>&amp;</text:p>
          </table:table-cell>
          <table:table-cell table:formula="of:=AVERAGE([.G11:.I11])" office:value-type="float" office:value="51.7445373731209">
            <text:p>51.74</text:p>
          </table:table-cell>
          <table:table-cell office:value-type="string">
            <text:p>&amp;</text:p>
          </table:table-cell>
          <table:table-cell table:formula="of:=AVERAGE([.K11:.M11])" office:value-type="float" office:value="60.098302">
            <text:p>60.1</text:p>
          </table:table-cell>
          <table:table-cell table:style-name="ce9" office:value-type="string">
            <text:p>&amp;</text:p>
          </table:table-cell>
          <table:table-cell table:formula="of:=AVERAGE([.O11:.Q11])" office:value-type="float" office:value="53.74">
            <text:p>53.74</text:p>
          </table:table-cell>
          <table:table-cell table:style-name="ce9" office:value-type="string">
            <text:p>&amp;</text:p>
          </table:table-cell>
          <table:table-cell table:formula="of:=AVERAGE([.S11:.U11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11:.Y11])" office:value-type="float" office:value="53.3149408406421">
            <text:p>53.31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AVERAGE([.C12:.E12])" office:value-type="float" office:value="62.146225">
            <text:p>62.15</text:p>
          </table:table-cell>
          <table:table-cell office:value-type="string">
            <text:p>&amp;</text:p>
          </table:table-cell>
          <table:table-cell table:formula="of:=AVERAGE([.G12:.I12])" office:value-type="float" office:value="52.1972308178342">
            <text:p>52.2</text:p>
          </table:table-cell>
          <table:table-cell office:value-type="string">
            <text:p>&amp;</text:p>
          </table:table-cell>
          <table:table-cell table:formula="of:=AVERAGE([.K12:.M12])" office:value-type="float" office:value="59.600897">
            <text:p>59.6</text:p>
          </table:table-cell>
          <table:table-cell table:style-name="ce9" office:value-type="string">
            <text:p>&amp;</text:p>
          </table:table-cell>
          <table:table-cell table:formula="of:=AVERAGE([.O12:.Q12])" office:value-type="float" office:value="53.91">
            <text:p>53.91</text:p>
          </table:table-cell>
          <table:table-cell table:style-name="ce9" office:value-type="string">
            <text:p>&amp;</text:p>
          </table:table-cell>
          <table:table-cell table:formula="of:=AVERAGE([.S12:.U12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12:.Y12])" office:value-type="float" office:value="53.1671321660781">
            <text:p>53.17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AVERAGE([.C13:.E13])" office:value-type="float" office:value="60.68604">
            <text:p>60.69</text:p>
          </table:table-cell>
          <table:table-cell office:value-type="string">
            <text:p>&amp;</text:p>
          </table:table-cell>
          <table:table-cell table:formula="of:=AVERAGE([.G13:.I13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K13:.M13])" office:value-type="float" office:value="59.814899">
            <text:p>59.81</text:p>
          </table:table-cell>
          <table:table-cell table:style-name="ce9" office:value-type="string">
            <text:p>&amp;</text:p>
          </table:table-cell>
          <table:table-cell table:formula="of:=AVERAGE([.O13:.Q13])" office:value-type="float" office:value="53.8">
            <text:p>53.8</text:p>
          </table:table-cell>
          <table:table-cell table:style-name="ce9" office:value-type="string">
            <text:p>&amp;</text:p>
          </table:table-cell>
          <table:table-cell table:formula="of:=AVERAGE([.S13:.U13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13:.Y13])" office:value-type="float" office:value="53.5506594475101">
            <text:p>53.55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3">
          <table:table-cell table:style-name="ce3"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AVERAGE([.C14:.E14])" office:value-type="float" office:value="62.713814">
            <text:p>62.71</text:p>
          </table:table-cell>
          <table:table-cell office:value-type="string">
            <text:p>&amp;</text:p>
          </table:table-cell>
          <table:table-cell table:formula="of:=AVERAGE([.G14:.I14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K14:.M14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O14:.Q14])" office:value-type="float" office:value="53.41">
            <text:p>53.41</text:p>
          </table:table-cell>
          <table:table-cell table:style-name="ce9" office:value-type="string">
            <text:p>&amp;</text:p>
          </table:table-cell>
          <table:table-cell table:formula="of:=AVERAGE([.S14:.U14])" office:value-type="float" office:value="0">
            <text:p>#DIV/0!</text:p>
          </table:table-cell>
          <table:table-cell table:style-name="ce9" office:value-type="string">
            <text:p>&amp;</text:p>
          </table:table-cell>
          <table:table-cell table:formula="of:=AVERAGE([.W14:.Y14])" office:value-type="float" office:value="53.864009680008">
            <text:p>53.86</text:p>
          </table:table-cell>
          <table:table-cell table:style-name="ce28" office:value-type="string">
            <text:p>\\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average</text:p>
          </table:table-cell>
          <table:table-cell table:style-name="ce8" office:value-type="string">
            <text:p>&amp;</text:p>
          </table:table-cell>
          <table:table-cell table:style-name="ce12" table:formula="of:=AVERAGE([.C15:.E15])" office:value-type="float" office:value="60.6205200833333">
            <text:p>60.62</text:p>
          </table:table-cell>
          <table:table-cell table:style-name="ce8" office:value-type="string">
            <text:p>&amp;</text:p>
          </table:table-cell>
          <table:table-cell table:style-name="ce12" table:formula="of:=AVERAGE([.G15:.I15])" office:value-type="float" office:value="50.2255675623467">
            <text:p>50.23</text:p>
          </table:table-cell>
          <table:table-cell table:style-name="ce8" office:value-type="string">
            <text:p>&amp;</text:p>
          </table:table-cell>
          <table:table-cell table:style-name="ce12" table:formula="of:=AVERAGE([.K15:.M15])" office:value-type="float" office:value="59.0244865454546">
            <text:p>59.02</text:p>
          </table:table-cell>
          <table:table-cell table:style-name="ce8" office:value-type="string">
            <text:p>&amp;</text:p>
          </table:table-cell>
          <table:table-cell table:style-name="ce12" table:formula="of:=AVERAGE([.O15:.Q15])" office:value-type="float" office:value="53.8">
            <text:p>53.8</text:p>
          </table:table-cell>
          <table:table-cell table:style-name="ce8" office:value-type="string">
            <text:p>&amp;</text:p>
          </table:table-cell>
          <table:table-cell table:style-name="ce12" table:formula="of:=AVERAGE([.S15:.U15])" office:value-type="float" office:value="0">
            <text:p>#DIV/0!</text:p>
          </table:table-cell>
          <table:table-cell table:style-name="ce8" office:value-type="string">
            <text:p>&amp;</text:p>
          </table:table-cell>
          <table:table-cell table:style-name="ce12" table:formula="of:=AVERAGE([.W15:.Y15])" office:value-type="float" office:value="111.151982025825">
            <text:p>111.15</text:p>
          </table:table-cell>
          <table:table-cell table:style-name="ce29" office:value-type="string">
            <text:p>\\</text:p>
          </table:table-cell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14"/>
        </table:table-row>
        <table:table-row table:style-name="ro1">
          <table:table-cell/>
          <table:table-cell office:value-type="string" table:number-columns-spanned="7" table:number-rows-spanned="1">
            <text:p>% slowdow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18"/>
        </table:table-row>
        <table:table-row table:style-name="ro4">
          <table:table-cell/>
          <table:table-cell table:style-name="ce9" office:value-type="string">
            <text:p>&amp;</text:p>
          </table:table-cell>
          <table:table-cell table:style-name="ce9" office:value-type="string">
            <text:p>1 replication</text:p>
          </table:table-cell>
          <table:table-cell office:value-type="string">
            <text:p>&amp;</text:p>
          </table:table-cell>
          <table:table-cell table:style-name="ce9" office:value-type="string">
            <text:p>2 replications</text:p>
          </table:table-cell>
          <table:table-cell office:value-type="string">
            <text:p>&amp;</text:p>
          </table:table-cell>
          <table:table-cell table:style-name="ce9" office:value-type="string">
            <text:p>3 replications</text:p>
          </table:table-cell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4">
            <text:p>4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8">
            <text:p>8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16">
            <text:p>16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32">
            <text:p>32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64">
            <text:p>64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128">
            <text:p>128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256">
            <text:p>256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512">
            <text:p>512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1024">
            <text:p>1024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2048">
            <text:p>2048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4096">
            <text:p>4096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float" office:value="8192">
            <text:p>8192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  <table:table-row table:style-name="ro3">
          <table:table-cell office:value-type="string">
            <text:p>AVERAGE</text:p>
          </table:table-cell>
          <table:table-cell table:style-name="ce9"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18"/>
        </table:table-row>
      </table:table>
      <table:table table:name="WRITE-8nodes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14" table:default-cell-style-name="Default"/>
        <table:table-row table:style-name="ro2">
          <table:table-cell table:style-name="ce1"/>
          <table:table-cell/>
          <table:table-cell table:style-name="ce9" office:value-type="string" table:number-columns-spanned="7" table:number-rows-spanned="1">
            <text:p>Throughput MB/s </text:p>
            <text:p>(8 slaves, 1 replication)</text:p>
          </table:table-cell>
          <table:covered-table-cell table:number-columns-repeated="6"/>
          <table:table-cell/>
          <table:table-cell table:style-name="ce5" office:value-type="string" table:number-columns-spanned="7" table:number-rows-spanned="1">
            <text:p>Throughput MB/s <text:s/></text:p>
            <text:p>(8 slaves, 2 replication)</text:p>
          </table:table-cell>
          <table:covered-table-cell table:number-columns-repeated="2"/>
          <table:covered-table-cell table:style-name="ce5"/>
          <table:covered-table-cell table:number-columns-repeated="3"/>
          <table:table-cell/>
          <table:table-cell table:style-name="ce9" office:value-type="string" table:number-columns-spanned="7" table:number-rows-spanned="1">
            <text:p>Throughput MB/s </text:p>
            <text:p>(8 slaves, 3 replication)</text:p>
          </table:table-cell>
          <table:covered-table-cell table:number-columns-repeated="6"/>
          <table:table-cell/>
        </table:table-row>
        <table:table-row table:style-name="ro2">
          <table:table-cell office:value-type="string">
            <text:p>block size</text:p>
          </table:table-cell>
          <table:table-cell office:value-type="string">
            <text:p>&amp;</text:p>
          </table:table-cell>
          <table:table-cell table:style-name="ce9" office:value-type="string" table:number-columns-spanned="3" table:number-rows-spanned="1">
            <text:p><text:span text:style-name="T1">HDFS Java API</text:span></text:p>
            <text:p>1 replication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1 replication</text:span></text:p>
          </table:table-cell>
          <table:covered-table-cell/>
          <table:covered-table-cell table:style-name="ce5"/>
          <table:table-cell table:style-name="ce9" office:value-type="string">
            <text:p>&amp;</text:p>
          </table:table-cell>
          <table:table-cell table:style-name="ce17" office:value-type="string" table:number-columns-spanned="3" table:number-rows-spanned="1">
            <text:p><text:span text:style-name="T1">HDFS Java API</text:span></text:p>
            <text:p><text:span text:style-name="T2">2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2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HDFS Java API</text:span></text:p>
            <text:p><text:span text:style-name="T2">3 replications</text:span></text:p>
          </table:table-cell>
          <table:covered-table-cell table:number-columns-repeated="2"/>
          <table:table-cell table:style-name="ce9" office:value-type="string">
            <text:p>&amp;</text:p>
          </table:table-cell>
          <table:table-cell table:style-name="ce14" office:value-type="string" table:number-columns-spanned="3" table:number-rows-spanned="1">
            <text:p><text:span text:style-name="T1">FUSE-DFS</text:span></text:p>
            <text:p><text:span text:style-name="T2">3 replications</text:span></text:p>
          </table:table-cell>
          <table:covered-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float" office:value="68.685311">
            <text:p>68.6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4.2404603375348">
            <text:p>34.2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3.644949">
            <text:p>63.64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35.9787139299594">
            <text:p>35.98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office:value-type="float" office:value="69.456474">
            <text:p>69.46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9.9204752434763">
            <text:p>39.9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9.947154">
            <text:p>69.95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47.49">
            <text:p>47.49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44.4144179073615">
            <text:p>44.41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71.334482">
            <text:p>71.3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2.452720642492">
            <text:p>42.4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9.891921">
            <text:p>69.8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0.36">
            <text:p>50.36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1.6996995250169">
            <text:p>51.7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office:value-type="float" office:value="69.583381">
            <text:p>69.5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1235451382924">
            <text:p>46.1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8.473935">
            <text:p>68.47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3.25">
            <text:p>53.25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1.6681935178652">
            <text:p>51.67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72.318585">
            <text:p>72.3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1840583902053">
            <text:p>47.1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7.311444">
            <text:p>67.31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4.58">
            <text:p>54.58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6.4222247031628">
            <text:p>56.42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office:value-type="float" office:value="65.015859">
            <text:p>65.0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2310944234321">
            <text:p>47.2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6.259638">
            <text:p>66.26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4.29">
            <text:p>54.29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2567752413383">
            <text:p>53.26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69.530522">
            <text:p>69.5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6714259329007">
            <text:p>46.6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71.1901">
            <text:p>71.1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2.97">
            <text:p>52.97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3184701122034">
            <text:p>53.32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office:value-type="float" office:value="71.037529">
            <text:p>71.0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8426817587835">
            <text:p>47.8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71.770204">
            <text:p>71.77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4.14">
            <text:p>54.14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129.369654473177">
            <text:p>129.37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65.099147">
            <text:p>65.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8.1012522394745">
            <text:p>48.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8.393697">
            <text:p>68.39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5.58">
            <text:p>55.58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29.3720655939466">
            <text:p>29.37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office:value-type="float" office:value="73.95029">
            <text:p>73.9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346312529391">
            <text:p>47.3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7.328324">
            <text:p>67.33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5.1">
            <text:p>55.1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6.4558399628513">
            <text:p>56.46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office:value-type="float" office:value="71.289024">
            <text:p>71.29</text:p>
          </table:table-cell>
          <table:table-cell table:number-columns-repeated="2"/>
          <table:table-cell office:value-type="string">
            <text:p>&amp;</text:p>
          </table:table-cell>
          <table:table-cell table:number-columns-repeated="3"/>
          <table:table-cell office:value-type="string">
            <text:p>&amp;</text:p>
          </table:table-cell>
          <table:table-cell office:value-type="float" office:value="71.476279">
            <text:p>71.48</text:p>
          </table:table-cell>
          <table:table-cell table:number-columns-repeated="2"/>
          <table:table-cell table:style-name="ce5" office:value-type="string">
            <text:p>&amp;</text:p>
          </table:table-cell>
          <table:table-cell office:value-type="float" office:value="54.1">
            <text:p>54.1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2.6837471792524">
            <text:p>52.68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office:value-type="float" office:value="70.526855">
            <text:p>70.53</text:p>
          </table:table-cell>
          <table:table-cell table:number-columns-repeated="2"/>
          <table:table-cell office:value-type="string">
            <text:p>&amp;</text:p>
          </table:table-cell>
          <table:table-cell table:number-columns-repeated="3"/>
          <table:table-cell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44">
            <text:p>53.44</text:p>
          </table:table-cell>
          <table:table-cell table:number-columns-repeated="2"/>
          <table:table-cell table:style-name="ce5" office:value-type="string">
            <text:p>&amp;</text:p>
          </table:table-cell>
          <table:table-cell table:number-columns-repeated="3"/>
          <table:table-cell table:style-name="ce5" office:value-type="string">
            <text:p>&amp;</text:p>
          </table:table-cell>
          <table:table-cell office:value-type="float" office:value="53.1057868233665">
            <text:p>53.11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3">
          <table:table-cell table:style-name="ce1" office:value-type="string">
            <text:p>average</text:p>
          </table:table-cell>
          <table:table-cell office:value-type="string">
            <text:p>&amp;</text:p>
          </table:table-cell>
          <table:table-cell table:formula="of:=AVERAGE([.C3:.C14])" office:value-type="float" office:value="69.8189549166667">
            <text:p>69.82</text:p>
          </table:table-cell>
          <table:table-cell table:style-name="Default" table:formula="of:=AVERAGE([.D3:.D14])" office:value-type="float" office:value="0">
            <text:p>#DIV/0!</text:p>
          </table:table-cell>
          <table:table-cell table:formula="of:=AVERAGE([.E3:.E14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G3:.G14])" office:value-type="float" office:value="44.7114026635983">
            <text:p>44.71</text:p>
          </table:table-cell>
          <table:table-cell table:style-name="Default" table:formula="of:=AVERAGE([.H3:.H14])" office:value-type="float" office:value="0">
            <text:p>#DIV/0!</text:p>
          </table:table-cell>
          <table:table-cell table:formula="of:=AVERAGE([.I3:.I14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K3:.K14])" office:value-type="float" office:value="68.6988768181818">
            <text:p>68.7</text:p>
          </table:table-cell>
          <table:table-cell table:style-name="Default" table:formula="of:=AVERAGE([.L3:.L14])" office:value-type="float" office:value="0">
            <text:p>#DIV/0!</text:p>
          </table:table-cell>
          <table:table-cell table:formula="of:=AVERAGE([.M3:.M14])" office:value-type="float" office:value="0">
            <text:p>#DIV/0!</text:p>
          </table:table-cell>
          <table:table-cell table:style-name="ce5" office:value-type="string">
            <text:p>&amp;</text:p>
          </table:table-cell>
          <table:table-cell table:style-name="ce9" table:formula="of:=AVERAGE([.O3:.O14])" office:value-type="float" office:value="51.7732261608299">
            <text:p>51.77</text:p>
          </table:table-cell>
          <table:table-cell table:style-name="ce9" table:formula="of:=AVERAGE([.P3:.P14])" office:value-type="float" office:value="0">
            <text:p>#DIV/0!</text:p>
          </table:table-cell>
          <table:table-cell table:style-name="ce9" table:formula="of:=AVERAGE([.Q3:.Q14])" office:value-type="float" office:value="0">
            <text:p>#DIV/0!</text:p>
          </table:table-cell>
          <table:table-cell table:style-name="ce5" office:value-type="string">
            <text:p>&amp;</text:p>
          </table:table-cell>
          <table:table-cell table:formula="of:=AVERAGE([.S3:.S14])" office:value-type="float" office:value="0">
            <text:p>#DIV/0!</text:p>
          </table:table-cell>
          <table:table-cell table:formula="of:=AVERAGE([.T3:.T14])" office:value-type="float" office:value="0">
            <text:p>#DIV/0!</text:p>
          </table:table-cell>
          <table:table-cell table:formula="of:=AVERAGE([.U3:.U14])" office:value-type="float" office:value="0">
            <text:p>#DIV/0!</text:p>
          </table:table-cell>
          <table:table-cell table:style-name="ce5" office:value-type="string">
            <text:p>&amp;</text:p>
          </table:table-cell>
          <table:table-cell table:formula="of:=AVERAGE([.W3:.W14])" office:value-type="float" office:value="57.433352276322">
            <text:p>57.43</text:p>
          </table:table-cell>
          <table:table-cell table:number-columns-repeated="2"/>
          <table:table-cell table:style-name="ce5" office:value-type="string">
            <text:p>\\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2">
          <table:table-cell/>
          <table:table-cell table:style-name="ce9" office:value-type="string" table:number-columns-spanned="4" table:number-rows-spanned="1">
            <text:p>Throughput MB/s </text:p>
            <text:p>(8 slaves, 1 replication)</text:p>
          </table:table-cell>
          <table:covered-table-cell/>
          <table:covered-table-cell table:style-name="ce9"/>
          <table:covered-table-cell/>
          <table:table-cell table:style-name="ce9" office:value-type="string" table:number-columns-spanned="4" table:number-rows-spanned="1">
            <text:p>Throughput MB/s </text:p>
            <text:p>(8 slaves, 2 replication)</text:p>
          </table:table-cell>
          <table:covered-table-cell/>
          <table:covered-table-cell table:style-name="ce9"/>
          <table:covered-table-cell/>
          <table:table-cell table:style-name="ce9" office:value-type="string" table:number-columns-spanned="4" table:number-rows-spanned="1">
            <text:p>Throughput MB/s </text:p>
            <text:p>(8 slaves, 3 replication)</text:p>
          </table:table-cell>
          <table:covered-table-cell/>
          <table:covered-table-cell table:style-name="Default"/>
          <table:covered-table-cell/>
          <table:table-cell table:number-columns-repeated="13"/>
        </table:table-row>
        <table:table-row table:style-name="ro4">
          <table:table-cell office:value-type="string">
            <text:p>block size</text:p>
          </table:table-cell>
          <table:table-cell office:value-type="string">
            <text:p>&amp;</text:p>
          </table:table-cell>
          <table:table-cell table:style-name="ce24" office:value-type="string">
            <text:p>HDFS Java API – replication 1</text:p>
          </table:table-cell>
          <table:table-cell office:value-type="string">
            <text:p>&amp;</text:p>
          </table:table-cell>
          <table:table-cell table:style-name="ce24" office:value-type="string">
            <text:p>FUSE-DFS – replication 1</text:p>
          </table:table-cell>
          <table:table-cell office:value-type="string">
            <text:p>&amp;</text:p>
          </table:table-cell>
          <table:table-cell table:style-name="ce24" office:value-type="string">
            <text:p>HDFS Java API – replication 2</text:p>
          </table:table-cell>
          <table:table-cell office:value-type="string">
            <text:p>&amp;</text:p>
          </table:table-cell>
          <table:table-cell table:style-name="ce24" office:value-type="string">
            <text:p>FUSE-DFS – replication 2</text:p>
          </table:table-cell>
          <table:table-cell office:value-type="string">
            <text:p>&amp;</text:p>
          </table:table-cell>
          <table:table-cell table:style-name="ce24" office:value-type="string">
            <text:p>HDFS Java API – replication 3</text:p>
          </table:table-cell>
          <table:table-cell office:value-type="string">
            <text:p>&amp;</text:p>
          </table:table-cell>
          <table:table-cell table:style-name="ce24" office:value-type="string">
            <text:p>FUSE-DFS – replication 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table:formula="of:=AVERAGE([.C3:.E3])" office:value-type="float" office:value="68.685311">
            <text:p>68.69</text:p>
          </table:table-cell>
          <table:table-cell office:value-type="string">
            <text:p>&amp;</text:p>
          </table:table-cell>
          <table:table-cell table:formula="of:=AVERAGE([.G3:.I3])" office:value-type="float" office:value="34.2404603375348">
            <text:p>34.24</text:p>
          </table:table-cell>
          <table:table-cell office:value-type="string">
            <text:p>&amp;</text:p>
          </table:table-cell>
          <table:table-cell table:formula="of:=AVERAGE([.K3:.M3])" office:value-type="float" office:value="63.644949">
            <text:p>63.64</text:p>
          </table:table-cell>
          <table:table-cell office:value-type="string">
            <text:p>&amp;</text:p>
          </table:table-cell>
          <table:table-cell table:formula="of:=AVERAGE([.O3:.Q3])" office:value-type="float" office:value="35.9787139299594">
            <text:p>35.98</text:p>
          </table:table-cell>
          <table:table-cell office:value-type="string">
            <text:p>&amp;</text:p>
          </table:table-cell>
          <table:table-cell table:formula="of:=AVERAGE([.S3:.U3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3:.Y3])" office:value-type="float" office:value="0">
            <text:p>#DIV/0!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table:formula="of:=AVERAGE([.C4:.E4])" office:value-type="float" office:value="69.456474">
            <text:p>69.46</text:p>
          </table:table-cell>
          <table:table-cell office:value-type="string">
            <text:p>&amp;</text:p>
          </table:table-cell>
          <table:table-cell table:formula="of:=AVERAGE([.G4:.I4])" office:value-type="float" office:value="39.9204752434763">
            <text:p>39.92</text:p>
          </table:table-cell>
          <table:table-cell office:value-type="string">
            <text:p>&amp;</text:p>
          </table:table-cell>
          <table:table-cell table:formula="of:=AVERAGE([.K4:.M4])" office:value-type="float" office:value="69.947154">
            <text:p>69.95</text:p>
          </table:table-cell>
          <table:table-cell office:value-type="string">
            <text:p>&amp;</text:p>
          </table:table-cell>
          <table:table-cell table:formula="of:=AVERAGE([.O4:.Q4])" office:value-type="float" office:value="47.49">
            <text:p>47.49</text:p>
          </table:table-cell>
          <table:table-cell office:value-type="string">
            <text:p>&amp;</text:p>
          </table:table-cell>
          <table:table-cell table:formula="of:=AVERAGE([.S4:.U4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4:.Y4])" office:value-type="float" office:value="44.4144179073615">
            <text:p>44.41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table:formula="of:=AVERAGE([.C5:.E5])" office:value-type="float" office:value="71.334482">
            <text:p>71.33</text:p>
          </table:table-cell>
          <table:table-cell office:value-type="string">
            <text:p>&amp;</text:p>
          </table:table-cell>
          <table:table-cell table:formula="of:=AVERAGE([.G5:.I5])" office:value-type="float" office:value="42.452720642492">
            <text:p>42.45</text:p>
          </table:table-cell>
          <table:table-cell office:value-type="string">
            <text:p>&amp;</text:p>
          </table:table-cell>
          <table:table-cell table:formula="of:=AVERAGE([.K5:.M5])" office:value-type="float" office:value="69.891921">
            <text:p>69.89</text:p>
          </table:table-cell>
          <table:table-cell office:value-type="string">
            <text:p>&amp;</text:p>
          </table:table-cell>
          <table:table-cell table:formula="of:=AVERAGE([.O5:.Q5])" office:value-type="float" office:value="50.36">
            <text:p>50.36</text:p>
          </table:table-cell>
          <table:table-cell office:value-type="string">
            <text:p>&amp;</text:p>
          </table:table-cell>
          <table:table-cell table:formula="of:=AVERAGE([.S5:.U5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5:.Y5])" office:value-type="float" office:value="51.6996995250169">
            <text:p>51.7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table:formula="of:=AVERAGE([.C6:.E6])" office:value-type="float" office:value="69.583381">
            <text:p>69.58</text:p>
          </table:table-cell>
          <table:table-cell office:value-type="string">
            <text:p>&amp;</text:p>
          </table:table-cell>
          <table:table-cell table:formula="of:=AVERAGE([.G6:.I6])" office:value-type="float" office:value="46.1235451382924">
            <text:p>46.12</text:p>
          </table:table-cell>
          <table:table-cell office:value-type="string">
            <text:p>&amp;</text:p>
          </table:table-cell>
          <table:table-cell table:formula="of:=AVERAGE([.K6:.M6])" office:value-type="float" office:value="68.473935">
            <text:p>68.47</text:p>
          </table:table-cell>
          <table:table-cell office:value-type="string">
            <text:p>&amp;</text:p>
          </table:table-cell>
          <table:table-cell table:formula="of:=AVERAGE([.O6:.Q6])" office:value-type="float" office:value="53.25">
            <text:p>53.25</text:p>
          </table:table-cell>
          <table:table-cell office:value-type="string">
            <text:p>&amp;</text:p>
          </table:table-cell>
          <table:table-cell table:formula="of:=AVERAGE([.S6:.U6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6:.Y6])" office:value-type="float" office:value="51.6681935178652">
            <text:p>51.67</text:p>
          </table:table-cell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table:formula="of:=AVERAGE([.C7:.E7])" office:value-type="float" office:value="72.318585">
            <text:p>72.32</text:p>
          </table:table-cell>
          <table:table-cell office:value-type="string">
            <text:p>&amp;</text:p>
          </table:table-cell>
          <table:table-cell table:formula="of:=AVERAGE([.G7:.I7])" office:value-type="float" office:value="47.1840583902053">
            <text:p>47.18</text:p>
          </table:table-cell>
          <table:table-cell office:value-type="string">
            <text:p>&amp;</text:p>
          </table:table-cell>
          <table:table-cell table:formula="of:=AVERAGE([.K7:.M7])" office:value-type="float" office:value="67.311444">
            <text:p>67.31</text:p>
          </table:table-cell>
          <table:table-cell office:value-type="string">
            <text:p>&amp;</text:p>
          </table:table-cell>
          <table:table-cell table:formula="of:=AVERAGE([.O7:.Q7])" office:value-type="float" office:value="54.58">
            <text:p>54.58</text:p>
          </table:table-cell>
          <table:table-cell office:value-type="string">
            <text:p>&amp;</text:p>
          </table:table-cell>
          <table:table-cell table:formula="of:=AVERAGE([.S7:.U7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7:.Y7])" office:value-type="float" office:value="56.4222247031628">
            <text:p>56.42</text:p>
          </table:table-cell>
          <table:table-cell table:number-columns-repeated="1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table:formula="of:=AVERAGE([.C8:.E8])" office:value-type="float" office:value="65.015859">
            <text:p>65.02</text:p>
          </table:table-cell>
          <table:table-cell office:value-type="string">
            <text:p>&amp;</text:p>
          </table:table-cell>
          <table:table-cell table:formula="of:=AVERAGE([.G8:.I8])" office:value-type="float" office:value="47.2310944234321">
            <text:p>47.23</text:p>
          </table:table-cell>
          <table:table-cell office:value-type="string">
            <text:p>&amp;</text:p>
          </table:table-cell>
          <table:table-cell table:formula="of:=AVERAGE([.K8:.M8])" office:value-type="float" office:value="66.259638">
            <text:p>66.26</text:p>
          </table:table-cell>
          <table:table-cell office:value-type="string">
            <text:p>&amp;</text:p>
          </table:table-cell>
          <table:table-cell table:formula="of:=AVERAGE([.O8:.Q8])" office:value-type="float" office:value="54.29">
            <text:p>54.29</text:p>
          </table:table-cell>
          <table:table-cell office:value-type="string">
            <text:p>&amp;</text:p>
          </table:table-cell>
          <table:table-cell table:formula="of:=AVERAGE([.S8:.U8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8:.Y8])" office:value-type="float" office:value="53.2567752413383">
            <text:p>53.26</text:p>
          </table:table-cell>
          <table:table-cell table:number-columns-repeated="13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table:formula="of:=AVERAGE([.C9:.E9])" office:value-type="float" office:value="69.530522">
            <text:p>69.53</text:p>
          </table:table-cell>
          <table:table-cell office:value-type="string">
            <text:p>&amp;</text:p>
          </table:table-cell>
          <table:table-cell table:formula="of:=AVERAGE([.G9:.I9])" office:value-type="float" office:value="46.6714259329007">
            <text:p>46.67</text:p>
          </table:table-cell>
          <table:table-cell office:value-type="string">
            <text:p>&amp;</text:p>
          </table:table-cell>
          <table:table-cell table:formula="of:=AVERAGE([.K9:.M9])" office:value-type="float" office:value="71.1901">
            <text:p>71.19</text:p>
          </table:table-cell>
          <table:table-cell office:value-type="string">
            <text:p>&amp;</text:p>
          </table:table-cell>
          <table:table-cell table:formula="of:=AVERAGE([.O9:.Q9])" office:value-type="float" office:value="52.97">
            <text:p>52.97</text:p>
          </table:table-cell>
          <table:table-cell office:value-type="string">
            <text:p>&amp;</text:p>
          </table:table-cell>
          <table:table-cell table:formula="of:=AVERAGE([.S9:.U9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9:.Y9])" office:value-type="float" office:value="53.3184701122034">
            <text:p>53.32</text:p>
          </table:table-cell>
          <table:table-cell table:number-columns-repeated="13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table:formula="of:=AVERAGE([.C10:.E10])" office:value-type="float" office:value="71.037529">
            <text:p>71.04</text:p>
          </table:table-cell>
          <table:table-cell office:value-type="string">
            <text:p>&amp;</text:p>
          </table:table-cell>
          <table:table-cell table:formula="of:=AVERAGE([.G10:.I10])" office:value-type="float" office:value="47.8426817587835">
            <text:p>47.84</text:p>
          </table:table-cell>
          <table:table-cell office:value-type="string">
            <text:p>&amp;</text:p>
          </table:table-cell>
          <table:table-cell table:formula="of:=AVERAGE([.K10:.M10])" office:value-type="float" office:value="71.770204">
            <text:p>71.77</text:p>
          </table:table-cell>
          <table:table-cell office:value-type="string">
            <text:p>&amp;</text:p>
          </table:table-cell>
          <table:table-cell table:formula="of:=AVERAGE([.O10:.Q10])" office:value-type="float" office:value="54.14">
            <text:p>54.14</text:p>
          </table:table-cell>
          <table:table-cell office:value-type="string">
            <text:p>&amp;</text:p>
          </table:table-cell>
          <table:table-cell table:formula="of:=AVERAGE([.S10:.U10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10:.Y10])" office:value-type="float" office:value="129.369654473177">
            <text:p>129.37</text:p>
          </table:table-cell>
          <table:table-cell table:number-columns-repeated="13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AVERAGE([.C11:.E11])" office:value-type="float" office:value="65.099147">
            <text:p>65.1</text:p>
          </table:table-cell>
          <table:table-cell office:value-type="string">
            <text:p>&amp;</text:p>
          </table:table-cell>
          <table:table-cell table:formula="of:=AVERAGE([.G11:.I11])" office:value-type="float" office:value="48.1012522394745">
            <text:p>48.1</text:p>
          </table:table-cell>
          <table:table-cell office:value-type="string">
            <text:p>&amp;</text:p>
          </table:table-cell>
          <table:table-cell table:formula="of:=AVERAGE([.K11:.M11])" office:value-type="float" office:value="68.393697">
            <text:p>68.39</text:p>
          </table:table-cell>
          <table:table-cell office:value-type="string">
            <text:p>&amp;</text:p>
          </table:table-cell>
          <table:table-cell table:formula="of:=AVERAGE([.O11:.Q11])" office:value-type="float" office:value="55.58">
            <text:p>55.58</text:p>
          </table:table-cell>
          <table:table-cell office:value-type="string">
            <text:p>&amp;</text:p>
          </table:table-cell>
          <table:table-cell table:formula="of:=AVERAGE([.S11:.U11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11:.Y11])" office:value-type="float" office:value="29.3720655939466">
            <text:p>29.37</text:p>
          </table:table-cell>
          <table:table-cell table:number-columns-repeated="13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AVERAGE([.C12:.E12])" office:value-type="float" office:value="73.95029">
            <text:p>73.95</text:p>
          </table:table-cell>
          <table:table-cell office:value-type="string">
            <text:p>&amp;</text:p>
          </table:table-cell>
          <table:table-cell table:formula="of:=AVERAGE([.G12:.I12])" office:value-type="float" office:value="47.346312529391">
            <text:p>47.35</text:p>
          </table:table-cell>
          <table:table-cell office:value-type="string">
            <text:p>&amp;</text:p>
          </table:table-cell>
          <table:table-cell table:formula="of:=AVERAGE([.K12:.M12])" office:value-type="float" office:value="67.328324">
            <text:p>67.33</text:p>
          </table:table-cell>
          <table:table-cell office:value-type="string">
            <text:p>&amp;</text:p>
          </table:table-cell>
          <table:table-cell table:formula="of:=AVERAGE([.O12:.Q12])" office:value-type="float" office:value="55.1">
            <text:p>55.1</text:p>
          </table:table-cell>
          <table:table-cell office:value-type="string">
            <text:p>&amp;</text:p>
          </table:table-cell>
          <table:table-cell table:formula="of:=AVERAGE([.S12:.U12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12:.Y12])" office:value-type="float" office:value="56.4558399628513">
            <text:p>56.46</text:p>
          </table:table-cell>
          <table:table-cell table:number-columns-repeated="13"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AVERAGE([.C13:.E13])" office:value-type="float" office:value="71.289024">
            <text:p>71.29</text:p>
          </table:table-cell>
          <table:table-cell office:value-type="string">
            <text:p>&amp;</text:p>
          </table:table-cell>
          <table:table-cell table:formula="of:=AVERAGE([.G13:.I13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K13:.M13])" office:value-type="float" office:value="71.476279">
            <text:p>71.48</text:p>
          </table:table-cell>
          <table:table-cell office:value-type="string">
            <text:p>&amp;</text:p>
          </table:table-cell>
          <table:table-cell table:formula="of:=AVERAGE([.O13:.Q13])" office:value-type="float" office:value="54.1">
            <text:p>54.1</text:p>
          </table:table-cell>
          <table:table-cell office:value-type="string">
            <text:p>&amp;</text:p>
          </table:table-cell>
          <table:table-cell table:formula="of:=AVERAGE([.S13:.U13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13:.Y13])" office:value-type="float" office:value="52.6837471792524">
            <text:p>52.68</text:p>
          </table:table-cell>
          <table:table-cell table:number-columns-repeated="13"/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AVERAGE([.C14:.E14])" office:value-type="float" office:value="70.526855">
            <text:p>70.53</text:p>
          </table:table-cell>
          <table:table-cell office:value-type="string">
            <text:p>&amp;</text:p>
          </table:table-cell>
          <table:table-cell table:formula="of:=AVERAGE([.G14:.I14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K14:.M14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O14:.Q14])" office:value-type="float" office:value="53.44">
            <text:p>53.44</text:p>
          </table:table-cell>
          <table:table-cell office:value-type="string">
            <text:p>&amp;</text:p>
          </table:table-cell>
          <table:table-cell table:formula="of:=AVERAGE([.S14:.U14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14:.Y14])" office:value-type="float" office:value="53.1057868233665">
            <text:p>53.11</text:p>
          </table:table-cell>
          <table:table-cell table:number-columns-repeated="13"/>
        </table:table-row>
        <table:table-row table:style-name="ro1">
          <table:table-cell office:value-type="string">
            <text:p>AVERAGE</text:p>
          </table:table-cell>
          <table:table-cell office:value-type="string">
            <text:p>&amp;</text:p>
          </table:table-cell>
          <table:table-cell table:formula="of:=AVERAGE([.C15:.E15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G15:.I15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K15:.M15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O15:.Q15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S15:.U15])" office:value-type="float" office:value="0">
            <text:p>#DIV/0!</text:p>
          </table:table-cell>
          <table:table-cell office:value-type="string">
            <text:p>&amp;</text:p>
          </table:table-cell>
          <table:table-cell table:formula="of:=AVERAGE([.W15:.Y15])" office:value-type="float" office:value="57.433352276322">
            <text:p>57.43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table:number-columns-spanned="7" table:number-rows-spanned="1">
            <text:p>% slowdow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4">
          <table:table-cell/>
          <table:table-cell table:style-name="ce9" office:value-type="string">
            <text:p>&amp;</text:p>
          </table:table-cell>
          <table:table-cell table:style-name="ce9" office:value-type="string">
            <text:p>1 replication</text:p>
          </table:table-cell>
          <table:table-cell table:style-name="ce9" office:value-type="string">
            <text:p>&amp;</text:p>
          </table:table-cell>
          <table:table-cell table:style-name="ce9" office:value-type="string">
            <text:p>2 replications</text:p>
          </table:table-cell>
          <table:table-cell table:style-name="ce9" office:value-type="string">
            <text:p>&amp;</text:p>
          </table:table-cell>
          <table:table-cell table:style-name="ce9" office:value-type="string">
            <text:p>3 replications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4">
            <text:p>4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8">
            <text:p>8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16">
            <text:p>16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32">
            <text:p>32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64">
            <text:p>64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128">
            <text:p>128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256">
            <text:p>256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512">
            <text:p>512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1024">
            <text:p>1024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2048">
            <text:p>2048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4096">
            <text:p>4096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float" office:value="8192">
            <text:p>8192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3">
          <table:table-cell office:value-type="string">
            <text:p>AVERAGE</text:p>
          </table:table-cell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table:style-name="ce9" office:value-type="string">
            <text:p>&amp;</text:p>
          </table:table-cell>
          <table:table-cell/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</table:table>
      <table:table table:name="Sheet1_3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8" table:default-cell-style-name="Default"/>
        <table:table-row table:style-name="ro1"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_size(KB)</text:p>
          </table:table-cell>
          <table:table-cell office:value-type="string">
            <text:p>test_size(KB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  <table:table-cell/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_size(KB)</text:p>
          </table:table-cell>
          <table:table-cell office:value-type="string">
            <text:p>test_size(KB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</table:table-row>
        <table:table-row table:style-name="ro1" table:number-rows-repeated="21">
          <table:table-cell table:number-columns-repeated="15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69.254024">
            <text:p>69.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33.8426667542017">
            <text:p>33.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77.091464">
            <text:p>77.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40.7908168109997">
            <text:p>40.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67.447002">
            <text:p>67.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38.924995469373">
            <text:p>38.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77.430145">
            <text:p>77.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44.1466412030693">
            <text:p>44.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75.76764">
            <text:p>75.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44.7612030759399">
            <text:p>44.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79.039062">
            <text:p>79.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48.81252461972">
            <text:p>48.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68.30264">
            <text:p>68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46.0326028718388">
            <text:p>46.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76.073203">
            <text:p>76.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47.3226678857848">
            <text:p>47.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66.583626">
            <text:p>66.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42.9015669525154">
            <text:p>42.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77.087037">
            <text:p>77.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0.7853385088272">
            <text:p>50.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70.1491">
            <text:p>70.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74.77029">
            <text:p>74.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9.409448">
            <text:p>59.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34.5340737346453">
            <text:p>34.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60.451703">
            <text:p>60.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45.2910182607962">
            <text:p>45.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62.298599">
            <text:p>62.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43.5982283011719">
            <text:p>43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62.359854">
            <text:p>62.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46.4400062701799">
            <text:p>46.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60.410217">
            <text:p>60.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46.3838450187158">
            <text:p>46.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7.848635">
            <text:p>57.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46.6160528257661">
            <text:p>46.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61.828748">
            <text:p>61.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46.089234879263">
            <text:p>46.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62.448817">
            <text:p>62.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47.1619561876043">
            <text:p>47.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64.930952">
            <text:p>64.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48.1774961120914">
            <text:p>48.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63.824994">
            <text:p>63.8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45.6116127045699">
            <text:p>45.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65.054455">
            <text:p>65.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47.1812944820315">
            <text:p>47.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64.254725">
            <text:p>64.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43.837174">
            <text:p>43.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34.022068839891">
            <text:p>34.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49.771088">
            <text:p>49.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39.4232034041408">
            <text:p>39.4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47.508706">
            <text:p>47.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47.1660987732037">
            <text:p>47.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49.980948">
            <text:p>49.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46.9420677069674">
            <text:p>46.9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46.892329">
            <text:p>46.8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49.2377338233946">
            <text:p>49.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44.970003">
            <text:p>44.9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47.6586768882577">
            <text:p>47.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46.70539">
            <text:p>46.7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47.9124066831241">
            <text:p>47.9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47.997489">
            <text:p>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49.1911242671308">
            <text:p>49.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46.214185">
            <text:p>46.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45.5987018087636">
            <text:p>45.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44.808266">
            <text:p>44.8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46.5783124909643">
            <text:p>46.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0.838549">
            <text:p>50.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46.5715795750217">
            <text:p>46.5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48.347537">
            <text:p>48.3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43.5817151611071">
            <text:p>43.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68.685311">
            <text:p>68.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34.2404603375348">
            <text:p>34.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69.456474">
            <text:p>69.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39.9204752434763">
            <text:p>39.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71.334482">
            <text:p>71.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42.452720642492">
            <text:p>42.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69.583381">
            <text:p>69.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46.1235451382924">
            <text:p>46.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72.318585">
            <text:p>72.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47.1840583902053">
            <text:p>47.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65.015859">
            <text:p>65.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47.2310944234321">
            <text:p>47.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69.530522">
            <text:p>69.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46.6714259329007">
            <text:p>46.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71.037529">
            <text:p>71.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47.8426817587835">
            <text:p>47.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65.099147">
            <text:p>65.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48.1012522394745">
            <text:p>48.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73.95029">
            <text:p>73.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47.346312529391">
            <text:p>47.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71.289024">
            <text:p>71.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70.526855">
            <text:p>70.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63.644949">
            <text:p>63.6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35.9787139299594">
            <text:p>35.9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5.006178">
            <text:p>55.0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49.0563048145441">
            <text:p>49.0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69.947154">
            <text:p>69.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45.9328487211656">
            <text:p>45.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6.082598">
            <text:p>56.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48.9266799544419">
            <text:p>48.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69.891921">
            <text:p>69.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1.7877881276924">
            <text:p>51.7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60.615024">
            <text:p>60.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2.1735632044306">
            <text:p>52.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60.570125">
            <text:p>60.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4.3217311583207">
            <text:p>54.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68.473935">
            <text:p>68.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3.5275274131916">
            <text:p>53.5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8.195757">
            <text:p>58.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5.6292194730299">
            <text:p>55.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67.311444">
            <text:p>67.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3.2973014888337">
            <text:p>53.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66.259638">
            <text:p>66.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5.2779815215153">
            <text:p>55.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4.991532">
            <text:p>54.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3.6576822829925">
            <text:p>53.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71.1901">
            <text:p>71.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2.2785401927695">
            <text:p>52.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71.770204">
            <text:p>71.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3.2057646893682">
            <text:p>53.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68.393697">
            <text:p>68.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5.0738782051282">
            <text:p>55.0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67.328324">
            <text:p>67.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4.7835720965822">
            <text:p>54.7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71.476279">
            <text:p>71.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6.3827285534283">
            <text:p>56.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6.2822632066243">
            <text:p>56.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3.9271202965988">
            <text:p>53.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7.0375292107779">
            <text:p>57.0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1.154645374869">
            <text:p>51.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55.1002509748256">
            <text:p>55.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51.7827939663763">
            <text:p>51.7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44.4144179073615">
            <text:p>44.4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1.6996995250169">
            <text:p>51.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1.6681935178652">
            <text:p>51.6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6.4222247031628">
            <text:p>56.4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3.2567752413383">
            <text:p>53.2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3.3184701122034">
            <text:p>53.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129.369654473177">
            <text:p>129.3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29.3720655939466">
            <text:p>29.3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6.4558399628513">
            <text:p>56.4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2.6837471792524">
            <text:p>52.6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table:number-columns-repeated="4"/>
          <table:table-cell office:value-type="string">
            <text:p>fuse-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53.1057868233665">
            <text:p>53.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</table:table>
      <table:table table:name="Sheet1_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0"/>
        <table:table-column table:style-name="co2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number-columns-repeated="1009" table:default-cell-style-name="Default"/>
        <table:table-row table:style-name="ro1"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_size(KB)</text:p>
          </table:table-cell>
          <table:table-cell office:value-type="string">
            <text:p>test_size(KB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  <table:table-cell/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_size(KB)</text:p>
          </table:table-cell>
          <table:table-cell office:value-type="string">
            <text:p>TESTSIZE(KB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6.402075">
            <text:p>56.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2.4555824649951">
            <text:p>52.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3.382961">
            <text:p>53.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2.4095044246348">
            <text:p>52.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4.305433">
            <text:p>54.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31.8771334223805">
            <text:p>31.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6.083379">
            <text:p>56.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2.5411264677104">
            <text:p>52.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5.853924">
            <text:p>55.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3.1530978816775">
            <text:p>53.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5.072184">
            <text:p>55.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3.449382444673">
            <text:p>53.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6.119329">
            <text:p>56.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2.3396886574826">
            <text:p>52.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6.672727">
            <text:p>56.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1.9631927195897">
            <text:p>51.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4.566272">
            <text:p>54.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2.1465407710734">
            <text:p>52.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5.789703">
            <text:p>55.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1.9548131813197">
            <text:p>51.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6.46138">
            <text:p>56.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55.492778">
            <text:p>55.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7.345954">
            <text:p>57.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2.2446305215022">
            <text:p>52.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9.351006">
            <text:p>59.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3.3856151615576">
            <text:p>53.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9.731063">
            <text:p>59.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2.4504586819913">
            <text:p>52.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8.946405">
            <text:p>58.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2.3601032795944">
            <text:p>52.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9.616779">
            <text:p>59.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2.1364145737588">
            <text:p>52.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8.734493">
            <text:p>58.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3.4157085184694">
            <text:p>53.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9.436848">
            <text:p>59.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3.2268606476128">
            <text:p>53.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9.466029">
            <text:p>59.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3.0585599123876">
            <text:p>53.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60.007858">
            <text:p>60.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2.351595252023">
            <text:p>52.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9.140305">
            <text:p>59.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1.6996995250169">
            <text:p>51.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8.851651">
            <text:p>58.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57.810644">
            <text:p>57.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8.254052">
            <text:p>58.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2.0993188065977">
            <text:p>52.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8.099418">
            <text:p>58.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2.8548768784041">
            <text:p>52.8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7.21499">
            <text:p>57.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3.0672992983265">
            <text:p>53.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7.190818">
            <text:p>57.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2.7027068474776">
            <text:p>52.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9.539218">
            <text:p>59.5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2.4641243282853">
            <text:p>52.4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8.592216">
            <text:p>58.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2.5496962159517">
            <text:p>52.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8.097951">
            <text:p>58.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2.9156435798049">
            <text:p>52.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9.487989">
            <text:p>59.4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0.8253963558921">
            <text:p>50.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9.389516">
            <text:p>59.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1.8594771110324">
            <text:p>51.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5.39298">
            <text:p>55.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2.2192271224351">
            <text:p>52.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8.166339">
            <text:p>58.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47.4956787893976">
            <text:p>47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48.7622877315656">
            <text:p>48.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8.797949">
            <text:p>58.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1.0411880960679">
            <text:p>51.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9.660716">
            <text:p>59.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2.3023031655844">
            <text:p>52.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60.146096">
            <text:p>60.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2.7527569014638">
            <text:p>52.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9.824895">
            <text:p>59.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2.2158418689832">
            <text:p>52.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63.324958">
            <text:p>63.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2.2649710434106">
            <text:p>52.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9.465151">
            <text:p>59.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3.8874335150866">
            <text:p>53.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9.900975">
            <text:p>59.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39.1130708857379">
            <text:p>39.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60.503697">
            <text:p>60.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44.7363419561776">
            <text:p>44.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60.275725">
            <text:p>60.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1.7445373731209">
            <text:p>51.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62.146225">
            <text:p>62.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2.1972308178342">
            <text:p>52.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60.68604">
            <text:p>60.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62.713814">
            <text:p>62.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7.988572">
            <text:p>57.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3.6934516865542">
            <text:p>53.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7.729639">
            <text:p>57.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1.4733811828988">
            <text:p>51.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9.058132">
            <text:p>59.0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3.3449545499702">
            <text:p>53.3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9.661821">
            <text:p>59.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2.2853274099318">
            <text:p>52.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8.521122">
            <text:p>58.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4.2887789404509">
            <text:p>54.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7.914771">
            <text:p>57.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4.0320298349769">
            <text:p>54.0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8.74049">
            <text:p>58.7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4.2796326403396">
            <text:p>54.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60.140707">
            <text:p>60.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4.9030686581916">
            <text:p>54.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60.098302">
            <text:p>60.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3.8244157004912">
            <text:p>53.8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9.600897">
            <text:p>59.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4.0574140100671">
            <text:p>54.0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9.814899">
            <text:p>59.8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3.8370074694205">
            <text:p>53.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HDFS Java API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3.288486189216">
            <text:p>53.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4.5664567949326">
            <text:p>54.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54.6238153165372">
            <text:p>54.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4.9874022904151">
            <text:p>54.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53.9958080545686">
            <text:p>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3.6059012179295">
            <text:p>53.6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3.8658107904768">
            <text:p>53.8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3.9054657174408">
            <text:p>53.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3.9217050209205">
            <text:p>53.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4.1956310557126">
            <text:p>54.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3.3962324737313">
            <text:p>53.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53.4103954610258">
            <text:p>53.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16495728">
            <text:p>16495728</text:p>
          </table:table-cell>
          <table:table-cell office:value-type="float" office:value="53.3414217715232">
            <text:p>53.3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16495728">
            <text:p>16495728</text:p>
          </table:table-cell>
          <table:table-cell office:value-type="float" office:value="53.4848745808294">
            <text:p>53.4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16495728">
            <text:p>16495728</text:p>
          </table:table-cell>
          <table:table-cell office:value-type="float" office:value="53.1320603416999">
            <text:p>53.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16495728">
            <text:p>16495728</text:p>
          </table:table-cell>
          <table:table-cell office:value-type="float" office:value="54.1409873462392">
            <text:p>54.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16495728">
            <text:p>16495728</text:p>
          </table:table-cell>
          <table:table-cell office:value-type="float" office:value="53.5791571043704">
            <text:p>53.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16495728">
            <text:p>16495728</text:p>
          </table:table-cell>
          <table:table-cell office:value-type="float" office:value="53.8784219371885">
            <text:p>53.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16495728">
            <text:p>16495728</text:p>
          </table:table-cell>
          <table:table-cell office:value-type="float" office:value="49.8055570584962">
            <text:p>49.8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16495728">
            <text:p>16495728</text:p>
          </table:table-cell>
          <table:table-cell office:value-type="float" office:value="748.564562035316">
            <text:p>748.5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16495728">
            <text:p>16495728</text:p>
          </table:table-cell>
          <table:table-cell office:value-type="float" office:value="53.3149408406421">
            <text:p>53.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16495728">
            <text:p>16495728</text:p>
          </table:table-cell>
          <table:table-cell office:value-type="float" office:value="53.1671321660781">
            <text:p>53.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fuse-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16495728">
            <text:p>16495728</text:p>
          </table:table-cell>
          <table:table-cell office:value-type="float" office:value="53.5506594475101">
            <text:p>53.5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float" office:value="8192">
            <text:p>8192</text:p>
          </table:table-cell>
          <table:table-cell office:value-type="float" office:value="16495728">
            <text:p>16495728</text:p>
          </table:table-cell>
          <table:table-cell office:value-type="float" office:value="53.864009680008">
            <text:p>53.8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11/09/2010</text:date>, <text:time>18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3T12:30:40</meta:creation-date>
    <dc:date>2010-11-09T18:12:53</dc:date>
    <meta:editing-duration>PT08H31M01S</meta:editing-duration>
    <meta:editing-cycles>42</meta:editing-cycles>
    <meta:generator>OpenOffice.org/3.0$Linux OpenOffice.org_project/300m15$Build-9379</meta:generator>
    <meta:document-statistic meta:table-count="6" meta:cell-count="4051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.00132083892822pt" style:font-size-asian="8.00132083892822pt" style:font-size-complex="8.00132083892822pt"/>
    </style:style>
    <style:style style:name="ch3" style:family="chart">
      <style:chart-properties chart:connect-bars="false" chart:spline-order="3" chart:spline-resolution="9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.00148582458496pt" style:font-size-asian="9.00148582458496pt" style:font-size-complex="9.00148582458496pt"/>
    </style:style>
    <style:style style:name="ch6" style:family="chart">
      <style:chart-properties style:rotation-angle="90"/>
      <style:text-properties fo:font-size="9.00148582458496pt" style:font-size-asian="9.00148582458496pt" style:font-size-complex="9.00148582458496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76cm" svg:stroke-color="#0066cc" svg:stroke-opacity="50%" draw:fill-color="#0066cc" draw:opacity="50%"/>
      <style:text-properties fo:font-size="6pt" style:font-size-asian="6pt" style:font-size-complex="6pt"/>
    </style:style>
    <style:style style:name="ch9" style:family="chart" style:data-style-name="N0">
      <style:chart-properties chart:symbol-type="none">
        <chart:symbol-image xlink:href="Pictures/2000000F000000DD000000DDFDE21E31.svm" xlink:type="simple" xlink:actuate="onLoad"/>
      </style:chart-properties>
      <style:graphic-properties draw:stroke="dash" draw:stroke-dash="Ultrafine_20_Dashed" svg:stroke-width="0.076cm" svg:stroke-color="#0066cc" draw:fill-color="#0066c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_32__20_Dots_20_1_20_Dash" svg:stroke-width="0.076cm" svg:stroke-color="#0066cc" draw:fill-color="#0066c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76cm" svg:stroke-color="#579d1c" svg:stroke-opacity="50%" draw:fill-color="#579d1c" draw:opacity="50%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draw:stroke="dash" draw:stroke-dash="Ultrafine_20_2_20_Dots_20_3_20_Dashes" svg:stroke-width="0.076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Dashed" svg:stroke-width="0.076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53cm" svg:height="12.116cm" chart:class="chart:line" chart:column-mapping="0 4 2 1 3 5" chart:style-name="ch1">
        <chart:legend chart:legend-position="end" svg:x="14.652cm" svg:y="4.36cm" chart:style-name="ch2"/>
        <chart:plot-area chart:style-name="ch3" table:cell-range-address="'READ-4nodes'.A21:'READ-4nodes'.A32 'READ-4nodes'.C20:'READ-4nodes'.C32 'READ-4nodes'.K20:'READ-4nodes'.K32 'READ-4nodes'.G20:'READ-4nodes'.G32 'READ-4nodes'.E20:'READ-4nodes'.E32 'READ-4nodes'.I20:'READ-4nodes'.I32 'READ-4nodes'.M20:'READ-4nodes'.M32" chart:data-source-has-labels="both" svg:x="0.562cm" svg:y="1.68cm" svg:width="13.709cm" svg:height="9.909cm">
          <chart:axis chart:dimension="x" chart:name="primary-x" chart:style-name="ch4">
            <chart:title svg:x="6.578cm" svg:y="11.26cm" chart:style-name="ch5">
              <text:p>Block Size (KB)</text:p>
            </chart:title>
            <chart:categories table:cell-range-address="'READ-4nodes'.A21:'READ-4nodes'.A32"/>
          </chart:axis>
          <chart:axis chart:dimension="y" chart:name="primary-y" chart:style-name="ch4">
            <chart:title svg:x="0.383cm" svg:y="7.67cm" chart:style-name="ch6">
              <text:p>Throughput (MB/s)</text:p>
            </chart:title>
            <chart:grid chart:style-name="ch7" chart:class="major"/>
          </chart:axis>
          <chart:series chart:style-name="ch8" chart:values-cell-range-address="'READ-4nodes'.C21:'READ-4nodes'.C32" chart:label-cell-address="'READ-4nodes'.C20:'READ-4nodes'.C20" chart:class="chart:line">
            <chart:data-point chart:repeated="12"/>
          </chart:series>
          <chart:series chart:style-name="ch9" chart:values-cell-range-address="'READ-4nodes'.K21:'READ-4nodes'.K32" chart:label-cell-address="'READ-4nodes'.K20:'READ-4nodes'.K20" chart:class="chart:line">
            <chart:data-point chart:repeated="12"/>
          </chart:series>
          <chart:series chart:style-name="ch10" chart:values-cell-range-address="'READ-4nodes'.G21:'READ-4nodes'.G32" chart:label-cell-address="'READ-4nodes'.G20:'READ-4nodes'.G20" chart:class="chart:line">
            <chart:data-point chart:repeated="12"/>
          </chart:series>
          <chart:series chart:style-name="ch11" chart:values-cell-range-address="'READ-4nodes'.E21:'READ-4nodes'.E32" chart:label-cell-address="'READ-4nodes'.E20:'READ-4nodes'.E20" chart:class="chart:line">
            <chart:data-point chart:repeated="12"/>
          </chart:series>
          <chart:series chart:style-name="ch12" chart:values-cell-range-address="'READ-4nodes'.I21:'READ-4nodes'.I32" chart:label-cell-address="'READ-4nodes'.I20:'READ-4nodes'.I20" chart:class="chart:line">
            <chart:data-point chart:repeated="12"/>
          </chart:series>
          <chart:series chart:style-name="ch13" chart:values-cell-range-address="'READ-4nodes'.M21:'READ-4nodes'.M32" chart:label-cell-address="'READ-4nodes'.M20:'READ-4nodes'.M20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EAD-4nodes'.C20:'READ-4nodes'.C20">HDFS Java 1 </text:p>
              </table:table-cell>
              <table:table-cell office:value-type="string">
                <text:p text:id="'READ-4nodes'.K20:'READ-4nodes'.K20">HDFS Java 3</text:p>
              </table:table-cell>
              <table:table-cell office:value-type="string">
                <text:p text:id="'READ-4nodes'.G20:'READ-4nodes'.G20">HDFS Java 2</text:p>
              </table:table-cell>
              <table:table-cell office:value-type="string">
                <text:p text:id="'READ-4nodes'.E20:'READ-4nodes'.E20">FUSE-DFS
1</text:p>
              </table:table-cell>
              <table:table-cell office:value-type="string">
                <text:p text:id="'READ-4nodes'.I20:'READ-4nodes'.I20">FUSE-DFS
2</text:p>
              </table:table-cell>
              <table:table-cell office:value-type="string">
                <text:p text:id="'READ-4nodes'.M20:'READ-4nodes'.M20">FUSE-DFS
3</text:p>
              </table:table-cell>
            </table:table-row>
          </table:table-header-rows>
          <table:table-rows>
            <table:table-row>
              <table:table-cell office:value-type="string">
                <text:p text:id="'READ-4nodes'.A21:'READ-4nodes'.A32">4</text:p>
              </table:table-cell>
              <table:table-cell office:value-type="float" office:value="56.402075">
                <text:p text:id="'READ-4nodes'.C21:'READ-4nodes'.C32">56.402075</text:p>
              </table:table-cell>
              <table:table-cell office:value-type="float" office:value="58.254052">
                <text:p text:id="'READ-4nodes'.K21:'READ-4nodes'.K32">58.254052</text:p>
              </table:table-cell>
              <table:table-cell office:value-type="float" office:value="56.402075">
                <text:p text:id="'READ-4nodes'.G21:'READ-4nodes'.G32">56.402075</text:p>
              </table:table-cell>
              <table:table-cell office:value-type="float" office:value="52.4555824649951">
                <text:p text:id="'READ-4nodes'.E21:'READ-4nodes'.E32">52.4555824649951</text:p>
              </table:table-cell>
              <table:table-cell office:value-type="float" office:value="52.2446305215022">
                <text:p text:id="'READ-4nodes'.I21:'READ-4nodes'.I32">52.2446305215022</text:p>
              </table:table-cell>
              <table:table-cell office:value-type="float" office:value="52.0993188065977">
                <text:p text:id="'READ-4nodes'.M21:'READ-4nodes'.M32">52.0993188065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382961">
                <text:p>53.382961</text:p>
              </table:table-cell>
              <table:table-cell office:value-type="float" office:value="58.099418">
                <text:p>58.099418</text:p>
              </table:table-cell>
              <table:table-cell office:value-type="float" office:value="53.382961">
                <text:p>53.382961</text:p>
              </table:table-cell>
              <table:table-cell office:value-type="float" office:value="52.4095044246348">
                <text:p>52.4095044246348</text:p>
              </table:table-cell>
              <table:table-cell office:value-type="float" office:value="53.3856151615576">
                <text:p>53.3856151615576</text:p>
              </table:table-cell>
              <table:table-cell office:value-type="float" office:value="52.8548768784041">
                <text:p>52.8548768784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05433">
                <text:p>54.305433</text:p>
              </table:table-cell>
              <table:table-cell office:value-type="float" office:value="57.21499">
                <text:p>57.21499</text:p>
              </table:table-cell>
              <table:table-cell office:value-type="float" office:value="54.305433">
                <text:p>54.305433</text:p>
              </table:table-cell>
              <table:table-cell office:value-type="float" office:value="31.8771334223805">
                <text:p>31.8771334223805</text:p>
              </table:table-cell>
              <table:table-cell office:value-type="float" office:value="52.4504586819913">
                <text:p>52.4504586819913</text:p>
              </table:table-cell>
              <table:table-cell office:value-type="float" office:value="53.0672992983265">
                <text:p>53.067299298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083379">
                <text:p>56.083379</text:p>
              </table:table-cell>
              <table:table-cell office:value-type="float" office:value="57.190818">
                <text:p>57.190818</text:p>
              </table:table-cell>
              <table:table-cell office:value-type="float" office:value="56.083379">
                <text:p>56.083379</text:p>
              </table:table-cell>
              <table:table-cell office:value-type="float" office:value="52.5411264677104">
                <text:p>52.5411264677104</text:p>
              </table:table-cell>
              <table:table-cell office:value-type="float" office:value="52.3601032795944">
                <text:p>52.3601032795944</text:p>
              </table:table-cell>
              <table:table-cell office:value-type="float" office:value="52.7027068474776">
                <text:p>52.70270684747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853924">
                <text:p>55.853924</text:p>
              </table:table-cell>
              <table:table-cell office:value-type="float" office:value="59.539218">
                <text:p>59.539218</text:p>
              </table:table-cell>
              <table:table-cell office:value-type="float" office:value="55.853924">
                <text:p>55.853924</text:p>
              </table:table-cell>
              <table:table-cell office:value-type="float" office:value="53.1530978816775">
                <text:p>53.1530978816775</text:p>
              </table:table-cell>
              <table:table-cell office:value-type="float" office:value="52.1364145737588">
                <text:p>52.1364145737588</text:p>
              </table:table-cell>
              <table:table-cell office:value-type="float" office:value="52.4641243282853">
                <text:p>52.4641243282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072184">
                <text:p>55.072184</text:p>
              </table:table-cell>
              <table:table-cell office:value-type="float" office:value="58.592216">
                <text:p>58.592216</text:p>
              </table:table-cell>
              <table:table-cell office:value-type="float" office:value="55.072184">
                <text:p>55.072184</text:p>
              </table:table-cell>
              <table:table-cell office:value-type="float" office:value="53.449382444673">
                <text:p>53.449382444673</text:p>
              </table:table-cell>
              <table:table-cell office:value-type="float" office:value="53.4157085184694">
                <text:p>53.4157085184694</text:p>
              </table:table-cell>
              <table:table-cell office:value-type="float" office:value="52.5496962159517">
                <text:p>52.54969621595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6.119329">
                <text:p>56.119329</text:p>
              </table:table-cell>
              <table:table-cell office:value-type="float" office:value="58.097951">
                <text:p>58.097951</text:p>
              </table:table-cell>
              <table:table-cell office:value-type="float" office:value="56.119329">
                <text:p>56.119329</text:p>
              </table:table-cell>
              <table:table-cell office:value-type="float" office:value="52.3396886574826">
                <text:p>52.3396886574826</text:p>
              </table:table-cell>
              <table:table-cell office:value-type="float" office:value="53.2268606476128">
                <text:p>53.2268606476128</text:p>
              </table:table-cell>
              <table:table-cell office:value-type="float" office:value="52.9156435798049">
                <text:p>52.91564357980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.672727">
                <text:p>56.672727</text:p>
              </table:table-cell>
              <table:table-cell office:value-type="float" office:value="59.487989">
                <text:p>59.487989</text:p>
              </table:table-cell>
              <table:table-cell office:value-type="float" office:value="56.672727">
                <text:p>56.672727</text:p>
              </table:table-cell>
              <table:table-cell office:value-type="float" office:value="51.9631927195897">
                <text:p>51.9631927195897</text:p>
              </table:table-cell>
              <table:table-cell office:value-type="float" office:value="53.0585599123876">
                <text:p>53.0585599123876</text:p>
              </table:table-cell>
              <table:table-cell office:value-type="float" office:value="50.8253963558921">
                <text:p>50.825396355892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4.566272">
                <text:p>54.566272</text:p>
              </table:table-cell>
              <table:table-cell office:value-type="float" office:value="59.389516">
                <text:p>59.389516</text:p>
              </table:table-cell>
              <table:table-cell office:value-type="float" office:value="54.57">
                <text:p>54.57</text:p>
              </table:table-cell>
              <table:table-cell office:value-type="float" office:value="52.1465407710734">
                <text:p>52.1465407710734</text:p>
              </table:table-cell>
              <table:table-cell office:value-type="float" office:value="52.351595252023">
                <text:p>52.351595252023</text:p>
              </table:table-cell>
              <table:table-cell office:value-type="float" office:value="51.8594771110324">
                <text:p>51.85947711103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5.789703">
                <text:p>55.789703</text:p>
              </table:table-cell>
              <table:table-cell office:value-type="float" office:value="55.39298">
                <text:p>55.39298</text:p>
              </table:table-cell>
              <table:table-cell office:value-type="float" office:value="55.789703">
                <text:p>55.789703</text:p>
              </table:table-cell>
              <table:table-cell office:value-type="float" office:value="51.9548131813197">
                <text:p>51.9548131813197</text:p>
              </table:table-cell>
              <table:table-cell office:value-type="float" office:value="51.6996995250169">
                <text:p>51.6996995250169</text:p>
              </table:table-cell>
              <table:table-cell office:value-type="float" office:value="52.2192271224351">
                <text:p>52.219227122435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6.46138">
                <text:p>56.46138</text:p>
              </table:table-cell>
              <table:table-cell office:value-type="float" office:value="58.166339">
                <text:p>58.166339</text:p>
              </table:table-cell>
              <table:table-cell office:value-type="float" office:value="56.46138">
                <text:p>56.46138</text:p>
              </table:table-cell>
              <table:table-cell office:value-type="float" office:value="53.08">
                <text:p>53.08</text:p>
              </table:table-cell>
              <table:table-cell office:value-type="float" office:value="48.57">
                <text:p>48.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5.492778">
                <text:p>55.492778</text:p>
              </table:table-cell>
              <table:table-cell office:value-type="float" office:value="1.#NAN">
                <text:p>1.#NAN</text:p>
              </table:table-cell>
              <table:table-cell office:value-type="float" office:value="55.492778">
                <text:p>55.492778</text:p>
              </table:table-cell>
              <table:table-cell office:value-type="float" office:value="52.69">
                <text:p>52.69</text:p>
              </table:table-cell>
              <table:table-cell office:value-type="float" office:value="48.29">
                <text:p>48.2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46497249603271pt" style:font-size-asian="7.46497249603271pt" style:font-size-complex="7.46497249603271pt"/>
    </style:style>
    <style:style style:name="ch3" style:family="chart">
      <style:chart-properties chart:symbol-type="automatic" chart:connect-bars="false" chart:spline-order="3" chart:spline-resolution="9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8.39809417724609pt" style:font-size-asian="8.39809417724609pt" style:font-size-complex="8.3980941772460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39809417724609pt" style:font-size-asian="8.39809417724609pt" style:font-size-complex="8.3980941772460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1cm" chart:symbol-height="0.1cm"/>
      <style:graphic-properties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1cm" chart:symbol-height="0.1cm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1cm" chart:symbol-height="0.1cm"/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right" chart:symbol-width="0.1cm" chart:symbol-height="0.1cm"/>
      <style:graphic-properties draw:fill-color="#004586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1cm" chart:symbol-height="0.1cm"/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19cm" svg:height="11.455cm" chart:class="chart:bar" chart:style-name="ch1">
        <chart:legend chart:legend-position="end" svg:x="14.835cm" svg:y="4.144cm" chart:style-name="ch2"/>
        <chart:plot-area chart:style-name="ch3" table:cell-range-address="'READ-4nodes'.A21:'READ-4nodes'.A32 'READ-4nodes'.C20:'READ-4nodes'.C32 'READ-4nodes'.E20:'READ-4nodes'.E32 'READ-4nodes'.G20:'READ-4nodes'.G32 'READ-4nodes'.I20:'READ-4nodes'.I32 'READ-4nodes'.K20:'READ-4nodes'.K32 'READ-4nodes'.M20:'READ-4nodes'.M32" chart:data-source-has-labels="both" svg:x="0.584cm" svg:y="1.576cm" svg:width="13.853cm" svg:height="9.378cm">
          <chart:axis chart:dimension="x" chart:name="primary-x" chart:style-name="ch4">
            <chart:title svg:x="6.66cm" svg:y="10.651cm" chart:style-name="ch5">
              <text:p>Block Size (KB)</text:p>
            </chart:title>
            <chart:categories table:cell-range-address="'READ-4nodes'.A21:'READ-4nodes'.A32"/>
          </chart:axis>
          <chart:axis chart:dimension="y" chart:name="primary-y" chart:style-name="ch6">
            <chart:title svg:x="0.396cm" svg:y="7.233cm" chart:style-name="ch7">
              <text:p>Throughput (MB/s)</text:p>
            </chart:title>
            <chart:grid chart:style-name="ch8" chart:class="major"/>
          </chart:axis>
          <chart:series chart:style-name="ch9" chart:values-cell-range-address="'READ-4nodes'.C21:'READ-4nodes'.C32" chart:label-cell-address="'READ-4nodes'.C20:'READ-4nodes'.C20" chart:class="chart:bar">
            <chart:data-point chart:repeated="12"/>
          </chart:series>
          <chart:series chart:style-name="ch10" chart:values-cell-range-address="'READ-4nodes'.E21:'READ-4nodes'.E32" chart:label-cell-address="'READ-4nodes'.E20:'READ-4nodes'.E20" chart:class="chart:bar">
            <chart:data-point chart:repeated="12"/>
          </chart:series>
          <chart:series chart:style-name="ch11" chart:values-cell-range-address="'READ-4nodes'.G21:'READ-4nodes'.G32" chart:label-cell-address="'READ-4nodes'.G20:'READ-4nodes'.G20" chart:class="chart:bar">
            <chart:data-point chart:repeated="12"/>
          </chart:series>
          <chart:series chart:style-name="ch12" chart:values-cell-range-address="'READ-4nodes'.I21:'READ-4nodes'.I32" chart:label-cell-address="'READ-4nodes'.I20:'READ-4nodes'.I20" chart:class="chart:bar">
            <chart:data-point chart:repeated="12"/>
          </chart:series>
          <chart:series chart:style-name="ch13" chart:values-cell-range-address="'READ-4nodes'.K21:'READ-4nodes'.K32" chart:label-cell-address="'READ-4nodes'.K20:'READ-4nodes'.K20" chart:class="chart:bar">
            <chart:data-point chart:repeated="12"/>
          </chart:series>
          <chart:series chart:style-name="ch14" chart:values-cell-range-address="'READ-4nodes'.M21:'READ-4nodes'.M32" chart:label-cell-address="'READ-4nodes'.M20:'READ-4nodes'.M20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EAD-4nodes'.C20:'READ-4nodes'.C20">HDFS Java 1 </text:p>
              </table:table-cell>
              <table:table-cell office:value-type="string">
                <text:p text:id="'READ-4nodes'.E20:'READ-4nodes'.E20">FUSE-DFS
1</text:p>
              </table:table-cell>
              <table:table-cell office:value-type="string">
                <text:p text:id="'READ-4nodes'.G20:'READ-4nodes'.G20">HDFS Java 2</text:p>
              </table:table-cell>
              <table:table-cell office:value-type="string">
                <text:p text:id="'READ-4nodes'.I20:'READ-4nodes'.I20">FUSE-DFS
2</text:p>
              </table:table-cell>
              <table:table-cell office:value-type="string">
                <text:p text:id="'READ-4nodes'.K20:'READ-4nodes'.K20">HDFS Java 3</text:p>
              </table:table-cell>
              <table:table-cell office:value-type="string">
                <text:p text:id="'READ-4nodes'.M20:'READ-4nodes'.M20">FUSE-DFS
3</text:p>
              </table:table-cell>
            </table:table-row>
          </table:table-header-rows>
          <table:table-rows>
            <table:table-row>
              <table:table-cell office:value-type="string">
                <text:p text:id="'READ-4nodes'.A21:'READ-4nodes'.A32">4</text:p>
              </table:table-cell>
              <table:table-cell office:value-type="float" office:value="56.402075">
                <text:p text:id="'READ-4nodes'.C21:'READ-4nodes'.C32">56.402075</text:p>
              </table:table-cell>
              <table:table-cell office:value-type="float" office:value="52.4555824649951">
                <text:p text:id="'READ-4nodes'.E21:'READ-4nodes'.E32">52.4555824649951</text:p>
              </table:table-cell>
              <table:table-cell office:value-type="float" office:value="56.402075">
                <text:p text:id="'READ-4nodes'.G21:'READ-4nodes'.G32">56.402075</text:p>
              </table:table-cell>
              <table:table-cell office:value-type="float" office:value="52.2446305215022">
                <text:p text:id="'READ-4nodes'.I21:'READ-4nodes'.I32">52.2446305215022</text:p>
              </table:table-cell>
              <table:table-cell office:value-type="float" office:value="58.254052">
                <text:p text:id="'READ-4nodes'.K21:'READ-4nodes'.K32">58.254052</text:p>
              </table:table-cell>
              <table:table-cell office:value-type="float" office:value="52.0993188065977">
                <text:p text:id="'READ-4nodes'.M21:'READ-4nodes'.M32">52.0993188065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382961">
                <text:p>53.382961</text:p>
              </table:table-cell>
              <table:table-cell office:value-type="float" office:value="52.4095044246348">
                <text:p>52.4095044246348</text:p>
              </table:table-cell>
              <table:table-cell office:value-type="float" office:value="53.382961">
                <text:p>53.382961</text:p>
              </table:table-cell>
              <table:table-cell office:value-type="float" office:value="53.3856151615576">
                <text:p>53.3856151615576</text:p>
              </table:table-cell>
              <table:table-cell office:value-type="float" office:value="58.099418">
                <text:p>58.099418</text:p>
              </table:table-cell>
              <table:table-cell office:value-type="float" office:value="52.8548768784041">
                <text:p>52.8548768784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05433">
                <text:p>54.305433</text:p>
              </table:table-cell>
              <table:table-cell office:value-type="float" office:value="31.8771334223805">
                <text:p>31.8771334223805</text:p>
              </table:table-cell>
              <table:table-cell office:value-type="float" office:value="54.305433">
                <text:p>54.305433</text:p>
              </table:table-cell>
              <table:table-cell office:value-type="float" office:value="52.4504586819913">
                <text:p>52.4504586819913</text:p>
              </table:table-cell>
              <table:table-cell office:value-type="float" office:value="57.21499">
                <text:p>57.21499</text:p>
              </table:table-cell>
              <table:table-cell office:value-type="float" office:value="53.0672992983265">
                <text:p>53.067299298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083379">
                <text:p>56.083379</text:p>
              </table:table-cell>
              <table:table-cell office:value-type="float" office:value="52.5411264677104">
                <text:p>52.5411264677104</text:p>
              </table:table-cell>
              <table:table-cell office:value-type="float" office:value="56.083379">
                <text:p>56.083379</text:p>
              </table:table-cell>
              <table:table-cell office:value-type="float" office:value="52.3601032795944">
                <text:p>52.3601032795944</text:p>
              </table:table-cell>
              <table:table-cell office:value-type="float" office:value="57.190818">
                <text:p>57.190818</text:p>
              </table:table-cell>
              <table:table-cell office:value-type="float" office:value="52.7027068474776">
                <text:p>52.70270684747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853924">
                <text:p>55.853924</text:p>
              </table:table-cell>
              <table:table-cell office:value-type="float" office:value="53.1530978816775">
                <text:p>53.1530978816775</text:p>
              </table:table-cell>
              <table:table-cell office:value-type="float" office:value="55.853924">
                <text:p>55.853924</text:p>
              </table:table-cell>
              <table:table-cell office:value-type="float" office:value="52.1364145737588">
                <text:p>52.1364145737588</text:p>
              </table:table-cell>
              <table:table-cell office:value-type="float" office:value="59.539218">
                <text:p>59.539218</text:p>
              </table:table-cell>
              <table:table-cell office:value-type="float" office:value="52.4641243282853">
                <text:p>52.4641243282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072184">
                <text:p>55.072184</text:p>
              </table:table-cell>
              <table:table-cell office:value-type="float" office:value="53.449382444673">
                <text:p>53.449382444673</text:p>
              </table:table-cell>
              <table:table-cell office:value-type="float" office:value="55.072184">
                <text:p>55.072184</text:p>
              </table:table-cell>
              <table:table-cell office:value-type="float" office:value="53.4157085184694">
                <text:p>53.4157085184694</text:p>
              </table:table-cell>
              <table:table-cell office:value-type="float" office:value="58.592216">
                <text:p>58.592216</text:p>
              </table:table-cell>
              <table:table-cell office:value-type="float" office:value="52.5496962159517">
                <text:p>52.54969621595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6.119329">
                <text:p>56.119329</text:p>
              </table:table-cell>
              <table:table-cell office:value-type="float" office:value="52.3396886574826">
                <text:p>52.3396886574826</text:p>
              </table:table-cell>
              <table:table-cell office:value-type="float" office:value="56.119329">
                <text:p>56.119329</text:p>
              </table:table-cell>
              <table:table-cell office:value-type="float" office:value="53.2268606476128">
                <text:p>53.2268606476128</text:p>
              </table:table-cell>
              <table:table-cell office:value-type="float" office:value="58.097951">
                <text:p>58.097951</text:p>
              </table:table-cell>
              <table:table-cell office:value-type="float" office:value="52.9156435798049">
                <text:p>52.91564357980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.672727">
                <text:p>56.672727</text:p>
              </table:table-cell>
              <table:table-cell office:value-type="float" office:value="51.9631927195897">
                <text:p>51.9631927195897</text:p>
              </table:table-cell>
              <table:table-cell office:value-type="float" office:value="56.672727">
                <text:p>56.672727</text:p>
              </table:table-cell>
              <table:table-cell office:value-type="float" office:value="53.0585599123876">
                <text:p>53.0585599123876</text:p>
              </table:table-cell>
              <table:table-cell office:value-type="float" office:value="59.487989">
                <text:p>59.487989</text:p>
              </table:table-cell>
              <table:table-cell office:value-type="float" office:value="50.8253963558921">
                <text:p>50.825396355892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4.566272">
                <text:p>54.566272</text:p>
              </table:table-cell>
              <table:table-cell office:value-type="float" office:value="52.1465407710734">
                <text:p>52.1465407710734</text:p>
              </table:table-cell>
              <table:table-cell office:value-type="float" office:value="54.57">
                <text:p>54.57</text:p>
              </table:table-cell>
              <table:table-cell office:value-type="float" office:value="52.351595252023">
                <text:p>52.351595252023</text:p>
              </table:table-cell>
              <table:table-cell office:value-type="float" office:value="59.389516">
                <text:p>59.389516</text:p>
              </table:table-cell>
              <table:table-cell office:value-type="float" office:value="51.8594771110324">
                <text:p>51.85947711103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5.789703">
                <text:p>55.789703</text:p>
              </table:table-cell>
              <table:table-cell office:value-type="float" office:value="51.9548131813197">
                <text:p>51.9548131813197</text:p>
              </table:table-cell>
              <table:table-cell office:value-type="float" office:value="55.789703">
                <text:p>55.789703</text:p>
              </table:table-cell>
              <table:table-cell office:value-type="float" office:value="51.6996995250169">
                <text:p>51.6996995250169</text:p>
              </table:table-cell>
              <table:table-cell office:value-type="float" office:value="55.39298">
                <text:p>55.39298</text:p>
              </table:table-cell>
              <table:table-cell office:value-type="float" office:value="52.2192271224351">
                <text:p>52.219227122435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6.46138">
                <text:p>56.46138</text:p>
              </table:table-cell>
              <table:table-cell office:value-type="float" office:value="53.08">
                <text:p>53.08</text:p>
              </table:table-cell>
              <table:table-cell office:value-type="float" office:value="56.46138">
                <text:p>56.46138</text:p>
              </table:table-cell>
              <table:table-cell office:value-type="float" office:value="48.57">
                <text:p>48.57</text:p>
              </table:table-cell>
              <table:table-cell office:value-type="float" office:value="58.166339">
                <text:p>58.1663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5.492778">
                <text:p>55.492778</text:p>
              </table:table-cell>
              <table:table-cell office:value-type="float" office:value="52.69">
                <text:p>52.69</text:p>
              </table:table-cell>
              <table:table-cell office:value-type="float" office:value="55.492778">
                <text:p>55.492778</text:p>
              </table:table-cell>
              <table:table-cell office:value-type="float" office:value="48.29">
                <text:p>48.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16cm" svg:height="14.443cm" chart:class="chart:bar" chart:style-name="ch1">
        <chart:legend chart:legend-position="end" svg:x="16.403cm" svg:y="6.002cm" chart:style-name="ch2"/>
        <chart:plot-area chart:style-name="ch3" table:cell-range-address="'WRITE-4nodes'.A2:'WRITE-4nodes'.A2 'WRITE-4nodes'.C2:'WRITE-4nodes'.C2 'WRITE-4nodes'.E2:'WRITE-4nodes'.E2 'WRITE-4nodes'.G2:'WRITE-4nodes'.G2 'WRITE-4nodes'.I2:'WRITE-4nodes'.I2 'WRITE-4nodes'.K2:'WRITE-4nodes'.K2 'WRITE-4nodes'.M2:'WRITE-4nodes'.M2" chart:data-source-has-labels="both" svg:x="0.662cm" svg:y="1.818cm" svg:width="15.312cm" svg:height="11.961cm">
          <chart:axis chart:dimension="x" chart:name="primary-x" chart:style-name="ch4">
            <chart:title svg:x="7.48cm" svg:y="13.496cm" chart:style-name="ch5">
              <text:p>Block Size (KB)</text:p>
            </chart:title>
            <chart:categories table:cell-range-address="'WRITE-4nodes'.A2:'WRITE-4nodes'.A2"/>
          </chart:axis>
          <chart:axis chart:dimension="y" chart:name="primary-y" chart:style-name="ch6">
            <chart:title svg:x="0.433cm" svg:y="8.833cm" chart:style-name="ch7">
              <text:p>Throughput (MB/s)</text:p>
            </chart:title>
            <chart:grid chart:style-name="ch8" chart:class="major"/>
          </chart:axis>
          <chart:series chart:style-name="ch9" chart:values-cell-range-address="'WRITE-4nodes'.C2:'WRITE-4nodes'.C2" chart:label-cell-address="'WRITE-4nodes'.C2:'WRITE-4nodes'.C2" chart:class="chart:bar">
            <chart:data-point/>
          </chart:series>
          <chart:series chart:style-name="ch10" chart:values-cell-range-address="'WRITE-4nodes'.E2:'WRITE-4nodes'.E2" chart:label-cell-address="'WRITE-4nodes'.E2:'WRITE-4nodes'.E2" chart:class="chart:bar">
            <chart:data-point/>
          </chart:series>
          <chart:series chart:style-name="ch9" chart:values-cell-range-address="'WRITE-4nodes'.G2:'WRITE-4nodes'.G2" chart:label-cell-address="'WRITE-4nodes'.G2:'WRITE-4nodes'.G2" chart:class="chart:bar">
            <chart:data-point/>
          </chart:series>
          <chart:series chart:style-name="ch10" chart:values-cell-range-address="'WRITE-4nodes'.I2:'WRITE-4nodes'.I2" chart:label-cell-address="'WRITE-4nodes'.I2:'WRITE-4nodes'.I2" chart:class="chart:bar">
            <chart:data-point/>
          </chart:series>
          <chart:series chart:style-name="ch9" chart:values-cell-range-address="'WRITE-4nodes'.K2:'WRITE-4nodes'.K2" chart:label-cell-address="'WRITE-4nodes'.K2:'WRITE-4nodes'.K2" chart:class="chart:bar">
            <chart:data-point/>
          </chart:series>
          <chart:series chart:style-name="ch10" chart:values-cell-range-address="'WRITE-4nodes'.M2:'WRITE-4nodes'.M2" chart:label-cell-address="'WRITE-4nodes'.M2:'WRITE-4nodes'.M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WRITE-4nodes'.C2:'WRITE-4nodes'.C2">Throughput MB/s 
(4 slaves, 1 replication)</text:p>
              </table:table-cell>
              <table:table-cell office:value-type="string">
                <text:p text:id="'WRITE-4nodes'.E2:'WRITE-4nodes'.E2"/>
              </table:table-cell>
              <table:table-cell office:value-type="string">
                <text:p text:id="'WRITE-4nodes'.G2:'WRITE-4nodes'.G2"/>
              </table:table-cell>
              <table:table-cell office:value-type="string">
                <text:p text:id="'WRITE-4nodes'.I2:'WRITE-4nodes'.I2"/>
              </table:table-cell>
              <table:table-cell office:value-type="string">
                <text:p text:id="'WRITE-4nodes'.K2:'WRITE-4nodes'.K2">Throughput MB/s  
(4 slaves, 2 replication)</text:p>
              </table:table-cell>
              <table:table-cell office:value-type="string">
                <text:p text:id="'WRITE-4nodes'.M2:'WRITE-4nodes'.M2"/>
              </table:table-cell>
            </table:table-row>
          </table:table-header-rows>
          <table:table-rows>
            <table:table-row>
              <table:table-cell office:value-type="string">
                <text:p text:id="'WRITE-4nodes'.A2:'WRITE-4nodes'.A2"/>
              </table:table-cell>
              <table:table-cell office:value-type="float" office:value="1.#NAN">
                <text:p text:id="'WRITE-4nodes'.C2:'WRITE-4nodes'.C2">1.#NAN</text:p>
              </table:table-cell>
              <table:table-cell office:value-type="float" office:value="1.#NAN">
                <text:p text:id="'WRITE-4nodes'.E2:'WRITE-4nodes'.E2">1.#NAN</text:p>
              </table:table-cell>
              <table:table-cell office:value-type="float" office:value="1.#NAN">
                <text:p text:id="'WRITE-4nodes'.G2:'WRITE-4nodes'.G2">1.#NAN</text:p>
              </table:table-cell>
              <table:table-cell office:value-type="float" office:value="1.#NAN">
                <text:p text:id="'WRITE-4nodes'.I2:'WRITE-4nodes'.I2">1.#NAN</text:p>
              </table:table-cell>
              <table:table-cell office:value-type="float" office:value="1.#NAN">
                <text:p text:id="'WRITE-4nodes'.K2:'WRITE-4nodes'.K2">1.#NAN</text:p>
              </table:table-cell>
              <table:table-cell office:value-type="float" office:value="1.#NAN">
                <text:p text:id="'WRITE-4nodes'.M2:'WRITE-4nodes'.M2"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Ultrafine_20_Dashed"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draw:stroke="dash" draw:stroke-dash="Ultrafine_20_2_20_Dots_20_3_20_Dashes" svg:stroke-width="0.088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16cm" svg:height="14.443cm" chart:class="chart:line" chart:style-name="ch1">
        <chart:legend chart:legend-position="end" svg:x="16.402cm" svg:y="6.002cm" chart:style-name="ch2"/>
        <chart:plot-area chart:style-name="ch3" table:cell-range-address="'WRITE-4nodes'.A2:'WRITE-4nodes'.A2 'WRITE-4nodes'.C2:'WRITE-4nodes'.C2 'WRITE-4nodes'.E2:'WRITE-4nodes'.E2 'WRITE-4nodes'.G2:'WRITE-4nodes'.G2 'WRITE-4nodes'.I2:'WRITE-4nodes'.I2 'WRITE-4nodes'.K2:'WRITE-4nodes'.K2 'WRITE-4nodes'.M2:'WRITE-4nodes'.M2" chart:data-source-has-labels="both" svg:x="0.662cm" svg:y="1.818cm" svg:width="15.312cm" svg:height="11.961cm">
          <chart:axis chart:dimension="x" chart:name="primary-x" chart:style-name="ch4">
            <chart:title svg:x="7.48cm" svg:y="13.496cm" chart:style-name="ch5">
              <text:p>Block Size (KB)</text:p>
            </chart:title>
            <chart:categories table:cell-range-address="'WRITE-4nodes'.A2:'WRITE-4nodes'.A2"/>
          </chart:axis>
          <chart:axis chart:dimension="y" chart:name="primary-y" chart:style-name="ch4">
            <chart:title svg:x="0.433cm" svg:y="8.832cm" chart:style-name="ch6">
              <text:p>Throughput (MB/s)</text:p>
            </chart:title>
            <chart:grid chart:style-name="ch7" chart:class="major"/>
          </chart:axis>
          <chart:series chart:style-name="ch8" chart:values-cell-range-address="'WRITE-4nodes'.C2:'WRITE-4nodes'.C2" chart:label-cell-address="'WRITE-4nodes'.C2:'WRITE-4nodes'.C2" chart:class="chart:line">
            <chart:data-point/>
          </chart:series>
          <chart:series chart:style-name="ch9" chart:values-cell-range-address="'WRITE-4nodes'.E2:'WRITE-4nodes'.E2" chart:label-cell-address="'WRITE-4nodes'.E2:'WRITE-4nodes'.E2" chart:class="chart:line">
            <chart:data-point/>
          </chart:series>
          <chart:series chart:style-name="ch10" chart:values-cell-range-address="'WRITE-4nodes'.G2:'WRITE-4nodes'.G2" chart:label-cell-address="'WRITE-4nodes'.G2:'WRITE-4nodes'.G2" chart:class="chart:line">
            <chart:data-point/>
          </chart:series>
          <chart:series chart:style-name="ch11" chart:values-cell-range-address="'WRITE-4nodes'.I2:'WRITE-4nodes'.I2" chart:label-cell-address="'WRITE-4nodes'.I2:'WRITE-4nodes'.I2" chart:class="chart:line">
            <chart:data-point/>
          </chart:series>
          <chart:series chart:style-name="ch12" chart:values-cell-range-address="'WRITE-4nodes'.K2:'WRITE-4nodes'.K2" chart:label-cell-address="'WRITE-4nodes'.K2:'WRITE-4nodes'.K2" chart:class="chart:line">
            <chart:data-point/>
          </chart:series>
          <chart:series chart:style-name="ch13" chart:values-cell-range-address="'WRITE-4nodes'.M2:'WRITE-4nodes'.M2" chart:label-cell-address="'WRITE-4nodes'.M2:'WRITE-4nodes'.M2" chart:class="chart:line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WRITE-4nodes'.C2:'WRITE-4nodes'.C2">Throughput MB/s 
(4 slaves, 1 replication)</text:p>
              </table:table-cell>
              <table:table-cell office:value-type="string">
                <text:p text:id="'WRITE-4nodes'.E2:'WRITE-4nodes'.E2"/>
              </table:table-cell>
              <table:table-cell office:value-type="string">
                <text:p text:id="'WRITE-4nodes'.G2:'WRITE-4nodes'.G2"/>
              </table:table-cell>
              <table:table-cell office:value-type="string">
                <text:p text:id="'WRITE-4nodes'.I2:'WRITE-4nodes'.I2"/>
              </table:table-cell>
              <table:table-cell office:value-type="string">
                <text:p text:id="'WRITE-4nodes'.K2:'WRITE-4nodes'.K2">Throughput MB/s  
(4 slaves, 2 replication)</text:p>
              </table:table-cell>
              <table:table-cell office:value-type="string">
                <text:p text:id="'WRITE-4nodes'.M2:'WRITE-4nodes'.M2"/>
              </table:table-cell>
            </table:table-row>
          </table:table-header-rows>
          <table:table-rows>
            <table:table-row>
              <table:table-cell office:value-type="string">
                <text:p text:id="'WRITE-4nodes'.A2:'WRITE-4nodes'.A2"/>
              </table:table-cell>
              <table:table-cell office:value-type="float" office:value="1.#NAN">
                <text:p text:id="'WRITE-4nodes'.C2:'WRITE-4nodes'.C2">1.#NAN</text:p>
              </table:table-cell>
              <table:table-cell office:value-type="float" office:value="1.#NAN">
                <text:p text:id="'WRITE-4nodes'.E2:'WRITE-4nodes'.E2">1.#NAN</text:p>
              </table:table-cell>
              <table:table-cell office:value-type="float" office:value="1.#NAN">
                <text:p text:id="'WRITE-4nodes'.G2:'WRITE-4nodes'.G2">1.#NAN</text:p>
              </table:table-cell>
              <table:table-cell office:value-type="float" office:value="1.#NAN">
                <text:p text:id="'WRITE-4nodes'.I2:'WRITE-4nodes'.I2">1.#NAN</text:p>
              </table:table-cell>
              <table:table-cell office:value-type="float" office:value="1.#NAN">
                <text:p text:id="'WRITE-4nodes'.K2:'WRITE-4nodes'.K2">1.#NAN</text:p>
              </table:table-cell>
              <table:table-cell office:value-type="float" office:value="1.#NAN">
                <text:p text:id="'WRITE-4nodes'.M2:'WRITE-4nodes'.M2"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60214281082153pt" style:font-size-asian="6.60214281082153pt" style:font-size-complex="6.6021428108215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42741060256958pt" style:font-size-asian="7.42741060256958pt" style:font-size-complex="7.42741060256958pt"/>
    </style:style>
    <style:style style:name="ch6" style:family="chart">
      <style:chart-properties style:rotation-angle="90"/>
      <style:text-properties fo:font-size="7.42741060256958pt" style:font-size-asian="7.42741060256958pt" style:font-size-complex="7.4274106025695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svg:stroke-opacity="75%" draw:fill-color="#004586" draw:opacity="75%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420e" svg:stroke-opacity="75%" draw:fill-color="#ff420e" draw:opacity="75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d320" svg:stroke-opacity="75%" draw:fill-color="#ffd320" draw:opacity="75%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711cm" svg:height="9.843cm" chart:class="chart:line" chart:style-name="ch1">
        <chart:legend chart:legend-position="end" svg:x="11.371cm" svg:y="4.262cm" chart:style-name="ch2"/>
        <chart:plot-area chart:style-name="ch3" table:cell-range-address="'WRITE-4nodes'.A37:'WRITE-4nodes'.A49 'WRITE-4nodes'.C36:'WRITE-4nodes'.C49 'WRITE-4nodes'.E36:'WRITE-4nodes'.E49 'WRITE-4nodes'.G36:'WRITE-4nodes'.G49" chart:data-source-has-labels="both" svg:x="0.382cm" svg:y="0.194cm" svg:width="10.716cm" svg:height="9.259cm">
          <chart:axis chart:dimension="x" chart:name="primary-x" chart:style-name="ch4">
            <chart:title svg:x="5.048cm" svg:y="9.081cm" chart:style-name="ch5">
              <text:p>Block Size (KB)</text:p>
            </chart:title>
            <chart:categories table:cell-range-address="'WRITE-4nodes'.A37:'WRITE-4nodes'.A49"/>
          </chart:axis>
          <chart:axis chart:dimension="y" chart:name="primary-y" chart:style-name="ch4">
            <chart:title svg:x="0.275cm" svg:y="5.48cm" chart:style-name="ch6">
              <text:p>% Slowdown</text:p>
            </chart:title>
            <chart:grid chart:style-name="ch7" chart:class="major"/>
          </chart:axis>
          <chart:series chart:style-name="ch8" chart:values-cell-range-address="'WRITE-4nodes'.C37:'WRITE-4nodes'.C49" chart:label-cell-address="'WRITE-4nodes'.C36:'WRITE-4nodes'.C36" chart:class="chart:line">
            <chart:data-point chart:repeated="13"/>
          </chart:series>
          <chart:series chart:style-name="ch9" chart:values-cell-range-address="'WRITE-4nodes'.E37:'WRITE-4nodes'.E49" chart:label-cell-address="'WRITE-4nodes'.E36:'WRITE-4nodes'.E36" chart:class="chart:line">
            <chart:data-point chart:repeated="13"/>
          </chart:series>
          <chart:series chart:style-name="ch10" chart:values-cell-range-address="'WRITE-4nodes'.G37:'WRITE-4nodes'.G49" chart:label-cell-address="'WRITE-4nodes'.G36:'WRITE-4nodes'.G36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WRITE-4nodes'.C36:'WRITE-4nodes'.C36">1 replication</text:p>
              </table:table-cell>
              <table:table-cell office:value-type="string">
                <text:p text:id="'WRITE-4nodes'.E36:'WRITE-4nodes'.E36">2 replications</text:p>
              </table:table-cell>
              <table:table-cell office:value-type="string">
                <text:p text:id="'WRITE-4nodes'.G36:'WRITE-4nodes'.G36">3 replications</text:p>
              </table:table-cell>
            </table:table-row>
          </table:table-header-rows>
          <table:table-rows>
            <table:table-row>
              <table:table-cell office:value-type="string">
                <text:p text:id="'WRITE-4nodes'.A37:'WRITE-4nodes'.A49">4</text:p>
              </table:table-cell>
              <table:table-cell office:value-type="float" office:value="1.#NAN">
                <text:p text:id="'WRITE-4nodes'.C37:'WRITE-4nodes'.C49">1.#NAN</text:p>
              </table:table-cell>
              <table:table-cell office:value-type="float" office:value="1.#NAN">
                <text:p text:id="'WRITE-4nodes'.E37:'WRITE-4nodes'.E49">1.#NAN</text:p>
              </table:table-cell>
              <table:table-cell office:value-type="float" office:value="1.#NAN">
                <text:p text:id="'WRITE-4nodes'.G37:'WRITE-4nodes'.G49"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5.95884561538696pt" style:font-size-asian="5.95884561538696pt" style:font-size-complex="5.95884561538696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6.70370149612427pt" style:font-size-asian="6.70370149612427pt" style:font-size-complex="6.70370149612427pt"/>
    </style:style>
    <style:style style:name="ch6" style:family="chart">
      <style:chart-properties style:rotation-angle="90"/>
      <style:text-properties fo:font-size="6.70370149612427pt" style:font-size-asian="6.70370149612427pt" style:font-size-complex="6.70370149612427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svg:stroke-opacity="75%" draw:fill-color="#004586" draw:opacity="75%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420e" svg:stroke-opacity="75%" draw:fill-color="#ff420e" draw:opacity="75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d320" svg:stroke-opacity="75%" draw:fill-color="#ffd320" draw:opacity="75%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778cm" svg:height="12.079cm" chart:class="chart:line" chart:style-name="ch1">
        <chart:legend chart:legend-position="end" svg:x="10.658cm" svg:y="5.381cm" chart:style-name="ch2"/>
        <chart:plot-area chart:style-name="ch3" table:cell-range-address="'READ-4nodes'.A37:'READ-4nodes'.A48 'READ-4nodes'.C36:'READ-4nodes'.C48 'READ-4nodes'.E36:'READ-4nodes'.E48 'READ-4nodes'.G36:'READ-4nodes'.G48" chart:data-source-has-labels="both" svg:x="0.361cm" svg:y="0.241cm" svg:width="10.042cm" svg:height="11.316cm">
          <chart:axis chart:dimension="x" chart:name="primary-x" chart:style-name="ch4">
            <chart:title svg:x="4.758cm" svg:y="11.227cm" chart:style-name="ch5">
              <text:p>Block Size (KB)</text:p>
            </chart:title>
            <chart:categories table:cell-range-address="'READ-4nodes'.A37:'READ-4nodes'.A48"/>
          </chart:axis>
          <chart:axis chart:dimension="y" chart:name="primary-y" chart:style-name="ch4">
            <chart:title svg:x="0.257cm" svg:y="6.552cm" chart:style-name="ch6">
              <text:p>% Slowdown</text:p>
            </chart:title>
            <chart:grid chart:style-name="ch7" chart:class="major"/>
          </chart:axis>
          <chart:series chart:style-name="ch8" chart:values-cell-range-address="'READ-4nodes'.C37:'READ-4nodes'.C48" chart:label-cell-address="'READ-4nodes'.C36:'READ-4nodes'.C36" chart:class="chart:line">
            <chart:data-point chart:repeated="12"/>
          </chart:series>
          <chart:series chart:style-name="ch9" chart:values-cell-range-address="'READ-4nodes'.E37:'READ-4nodes'.E48" chart:label-cell-address="'READ-4nodes'.E36:'READ-4nodes'.E36" chart:class="chart:line">
            <chart:data-point chart:repeated="12"/>
          </chart:series>
          <chart:series chart:style-name="ch10" chart:values-cell-range-address="'READ-4nodes'.G37:'READ-4nodes'.G48" chart:label-cell-address="'READ-4nodes'.G36:'READ-4nodes'.G36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EAD-4nodes'.C36:'READ-4nodes'.C36">1 replication</text:p>
              </table:table-cell>
              <table:table-cell office:value-type="string">
                <text:p text:id="'READ-4nodes'.E36:'READ-4nodes'.E36">2 replications</text:p>
              </table:table-cell>
              <table:table-cell office:value-type="string">
                <text:p text:id="'READ-4nodes'.G36:'READ-4nodes'.G36">3 replications</text:p>
              </table:table-cell>
            </table:table-row>
          </table:table-header-rows>
          <table:table-rows>
            <table:table-row>
              <table:table-cell office:value-type="string">
                <text:p text:id="'READ-4nodes'.A37:'READ-4nodes'.A48">4</text:p>
              </table:table-cell>
              <table:table-cell office:value-type="float" office:value="6.99706976206974">
                <text:p text:id="'READ-4nodes'.C37:'READ-4nodes'.C48">6.99706976206974</text:p>
              </table:table-cell>
              <table:table-cell office:value-type="float" office:value="7.37108427038864">
                <text:p text:id="'READ-4nodes'.E37:'READ-4nodes'.E48">7.37108427038864</text:p>
              </table:table-cell>
              <table:table-cell office:value-type="float" office:value="10.5653306200954">
                <text:p text:id="'READ-4nodes'.G37:'READ-4nodes'.G48">10.5653306200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2353424600259">
                <text:p>1.82353424600259</text:p>
              </table:table-cell>
              <table:table-cell office:value-type="float" office:value="-0.0049719264497261">
                <text:p>-0.0049719264497261</text:p>
              </table:table-cell>
              <table:table-cell office:value-type="float" office:value="9.02683934217018">
                <text:p>9.02683934217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3002868011742">
                <text:p>41.3002868011742</text:p>
              </table:table-cell>
              <table:table-cell office:value-type="float" office:value="3.41581719458659">
                <text:p>3.41581719458659</text:p>
              </table:table-cell>
              <table:table-cell office:value-type="float" office:value="7.24930774552874">
                <text:p>7.24930774552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31604692058516">
                <text:p>6.31604692058516</text:p>
              </table:table-cell>
              <table:table-cell office:value-type="float" office:value="6.63882203033024">
                <text:p>6.63882203033024</text:p>
              </table:table-cell>
              <table:table-cell office:value-type="float" office:value="7.84760790188803">
                <text:p>7.84760790188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83551722941167">
                <text:p>4.83551722941167</text:p>
              </table:table-cell>
              <table:table-cell office:value-type="float" office:value="6.65577126907181">
                <text:p>6.65577126907181</text:p>
              </table:table-cell>
              <table:table-cell office:value-type="float" office:value="11.8830812855397">
                <text:p>11.8830812855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4668095118037">
                <text:p>2.94668095118037</text:p>
              </table:table-cell>
              <table:table-cell office:value-type="float" office:value="3.00782602253544">
                <text:p>3.00782602253544</text:p>
              </table:table-cell>
              <table:table-cell office:value-type="float" office:value="10.3128370909342">
                <text:p>10.31283709093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73500629795022">
                <text:p>6.73500629795022</text:p>
              </table:table-cell>
              <table:table-cell office:value-type="float" office:value="5.15413923139957">
                <text:p>5.15413923139957</text:p>
              </table:table-cell>
              <table:table-cell office:value-type="float" office:value="8.91994869181376">
                <text:p>8.919948691813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31005411193695">
                <text:p>8.31005411193695</text:p>
              </table:table-cell>
              <table:table-cell office:value-type="float" office:value="6.3772598901274">
                <text:p>6.3772598901274</text:p>
              </table:table-cell>
              <table:table-cell office:value-type="float" office:value="14.561918783484">
                <text:p>14.56191878348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4344814850584">
                <text:p>4.4344814850584</text:p>
              </table:table-cell>
              <table:table-cell office:value-type="float" office:value="4.0652460105864">
                <text:p>4.0652460105864</text:p>
              </table:table-cell>
              <table:table-cell office:value-type="float" office:value="12.679070981093">
                <text:p>12.67907098109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.87383085491655">
                <text:p>6.87383085491655</text:p>
              </table:table-cell>
              <table:table-cell office:value-type="float" office:value="7.33110817059397">
                <text:p>7.33110817059397</text:p>
              </table:table-cell>
              <table:table-cell office:value-type="float" office:value="5.72952182309907">
                <text:p>5.7295218230990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.98883697139532">
                <text:p>5.98883697139532</text:p>
              </table:table-cell>
              <table:table-cell office:value-type="float" office:value="13.9765978089802">
                <text:p>13.97659780898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.05070767947499">
                <text:p>5.05070767947499</text:p>
              </table:table-cell>
              <table:table-cell office:value-type="float" office:value="12.9796673722119">
                <text:p>12.979667372211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